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D7000004CB93367C629D0E0D17.png" manifest:media-type="image/png"/>
  <manifest:file-entry manifest:full-path="Pictures/100000000000006B000000A828189604F953883C.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B Karim" svg:font-family="'B Karim'" style:font-family-generic="system" style:font-pitch="variable"/>
    <style:font-face style:name="B Nazanin" svg:font-family="'B Nazanin'" style:font-family-generic="system" style:font-pitch="variable"/>
    <style:font-face style:name="B Zar" svg:font-family="'B Zar'"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face style:name="DejaVu Sans1" svg:font-family="'DejaVu San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bdings" svg:font-family="Webdings" style:font-charset="x-symbol"/>
    <style:font-face style:name="Wingdings" svg:font-family="Wingdings" style:font-charset="x-symbol"/>
    <style:font-face style:name="Wingdings 2" svg:font-family="'Wingdings 2'" style:font-family-generic="roman" style:font-pitch="variable" style:font-charset="x-symbol"/>
    <style:font-face style:name="Wingdings 21" svg:font-family="'Wingdings 2'" style:font-family-generic="system" style:font-pitch="variable"/>
  </office:font-face-decls>
  <office:automatic-styles>
    <style:style style:name="Table1" style:family="table">
      <style:table-properties style:width="4.2326in" fo:margin-left="0.2313in" fo:margin-top="0in" fo:margin-bottom="0in" table:align="left" style:writing-mode="rl-tb"/>
    </style:style>
    <style:style style:name="Table1.A" style:family="table-column">
      <style:table-column-properties style:column-width="3.4271in"/>
    </style:style>
    <style:style style:name="Table1.B" style:family="table-column">
      <style:table-column-properties style:column-width="0.8049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rl-tb"/>
    </style:style>
    <style:style style:name="Table2" style:family="table">
      <style:table-properties style:width="5.9569in" fo:margin-left="0.0819in" fo:margin-top="0in" fo:margin-bottom="0in" table:align="left" style:writing-mode="rl-tb"/>
    </style:style>
    <style:style style:name="Table2.A" style:family="table-column">
      <style:table-column-properties style:column-width="0.5819in"/>
    </style:style>
    <style:style style:name="Table2.B" style:family="table-column">
      <style:table-column-properties style:column-width="1.8938in"/>
    </style:style>
    <style:style style:name="Table2.C" style:family="table-column">
      <style:table-column-properties style:column-width="1.9194in"/>
    </style:style>
    <style:style style:name="Table2.D" style:family="table-column">
      <style:table-column-properties style:column-width="1.5611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rl-tb"/>
    </style:style>
    <style:style style:name="Table3" style:family="table">
      <style:table-properties style:width="5.9569in" fo:margin-left="0.0819in" fo:margin-top="0in" fo:margin-bottom="0in" table:align="left" style:writing-mode="rl-tb"/>
    </style:style>
    <style:style style:name="Table3.A" style:family="table-column">
      <style:table-column-properties style:column-width="0.5819in"/>
    </style:style>
    <style:style style:name="Table3.B" style:family="table-column">
      <style:table-column-properties style:column-width="1.8938in"/>
    </style:style>
    <style:style style:name="Table3.C" style:family="table-column">
      <style:table-column-properties style:column-width="1.2382in"/>
    </style:style>
    <style:style style:name="Table3.D" style:family="table-column">
      <style:table-column-properties style:column-width="2.2424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rl-tb"/>
    </style:style>
    <style:style style:name="Table3.D3" style:family="table-cell">
      <style:table-cell-properties style:vertical-align="middle" fo:padding-left="0.075in" fo:padding-right="0.075in" fo:padding-top="0in" fo:padding-bottom="0in" fo:border="0.5pt solid #000000" style:writing-mode="rl-tb"/>
    </style:style>
    <style:style style:name="Table4" style:family="table">
      <style:table-properties style:width="5.9375in" fo:margin-left="0.1042in" fo:margin-top="0in" fo:margin-bottom="0in" table:align="left" style:writing-mode="rl-tb"/>
    </style:style>
    <style:style style:name="Table4.A" style:family="table-column">
      <style:table-column-properties style:column-width="0.5688in"/>
    </style:style>
    <style:style style:name="Table4.B" style:family="table-column">
      <style:table-column-properties style:column-width="1.9743in"/>
    </style:style>
    <style:style style:name="Table4.C" style:family="table-column">
      <style:table-column-properties style:column-width="1.2049in"/>
    </style:style>
    <style:style style:name="Table4.D" style:family="table-column">
      <style:table-column-properties style:column-width="2.1889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rl-tb"/>
    </style:style>
    <style:style style:name="Table5" style:family="table">
      <style:table-properties style:width="5.9403in" fo:margin-left="0in" fo:margin-top="0in" fo:margin-bottom="0in" table:align="left" style:writing-mode="rl-tb"/>
    </style:style>
    <style:style style:name="Table5.A" style:family="table-column">
      <style:table-column-properties style:column-width="1.0847in"/>
    </style:style>
    <style:style style:name="Table5.B" style:family="table-column">
      <style:table-column-properties style:column-width="2.0889in"/>
    </style:style>
    <style:style style:name="Table5.C" style:family="table-column">
      <style:table-column-properties style:column-width="1.1201in"/>
    </style:style>
    <style:style style:name="Table5.D" style:family="table-column">
      <style:table-column-properties style:column-width="1.6458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rl-tb"/>
    </style:style>
    <style:style style:name="Table5.2" style:family="table-row">
      <style:table-row-properties style:min-row-height="0.2493in" fo:keep-together="auto"/>
    </style:style>
    <style:style style:name="Table7" style:family="table">
      <style:table-properties style:width="5.8076in" fo:margin-left="0.6056in" fo:margin-top="0in" fo:margin-bottom="0in" table:align="left" style:writing-mode="rl-tb"/>
    </style:style>
    <style:style style:name="Table7.A" style:family="table-column">
      <style:table-column-properties style:column-width="0.5035in"/>
    </style:style>
    <style:style style:name="Table7.B" style:family="table-column">
      <style:table-column-properties style:column-width="2.3514in"/>
    </style:style>
    <style:style style:name="Table7.C" style:family="table-column">
      <style:table-column-properties style:column-width="1.4764in"/>
    </style:style>
    <style:style style:name="Table7.D" style:family="table-column">
      <style:table-column-properties style:column-width="1.4757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rl-tb"/>
    </style:style>
    <style:style style:name="Table7.A2" style:family="table-cell">
      <style:table-cell-properties style:vertical-align="middle" fo:padding-left="0.075in" fo:padding-right="0.075in" fo:padding-top="0in" fo:padding-bottom="0in" fo:border="0.5pt solid #000000" style:writing-mode="rl-tb"/>
    </style:style>
    <style:style style:name="Table8" style:family="table">
      <style:table-properties style:width="5.7097in" fo:margin-left="0.1639in" fo:margin-top="0in" fo:margin-bottom="0in" table:align="left" style:writing-mode="rl-tb"/>
    </style:style>
    <style:style style:name="Table8.A" style:family="table-column">
      <style:table-column-properties style:column-width="0.3604in"/>
    </style:style>
    <style:style style:name="Table8.B" style:family="table-column">
      <style:table-column-properties style:column-width="1.8507in"/>
    </style:style>
    <style:style style:name="Table8.C" style:family="table-column">
      <style:table-column-properties style:column-width="2.0889in"/>
    </style:style>
    <style:style style:name="Table8.D" style:family="table-column">
      <style:table-column-properties style:column-width="1.409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rl-tb"/>
    </style:style>
    <style:style style:name="Table9" style:family="table">
      <style:table-properties style:width="5.7097in" fo:margin-left="0.1639in" fo:margin-top="0in" fo:margin-bottom="0in" table:align="left" style:writing-mode="rl-tb"/>
    </style:style>
    <style:style style:name="Table9.A" style:family="table-column">
      <style:table-column-properties style:column-width="0.3604in"/>
    </style:style>
    <style:style style:name="Table9.B" style:family="table-column">
      <style:table-column-properties style:column-width="1.8507in"/>
    </style:style>
    <style:style style:name="Table9.C" style:family="table-column">
      <style:table-column-properties style:column-width="2.0889in"/>
    </style:style>
    <style:style style:name="Table9.D" style:family="table-column">
      <style:table-column-properties style:column-width="1.409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writing-mode="rl-tb"/>
    </style:style>
    <style:style style:name="Table10" style:family="table">
      <style:table-properties style:width="5.7097in" fo:margin-left="0.1639in" fo:margin-top="0in" fo:margin-bottom="0in" table:align="left" style:writing-mode="rl-tb"/>
    </style:style>
    <style:style style:name="Table10.A" style:family="table-column">
      <style:table-column-properties style:column-width="0.3604in"/>
    </style:style>
    <style:style style:name="Table10.B" style:family="table-column">
      <style:table-column-properties style:column-width="1.8507in"/>
    </style:style>
    <style:style style:name="Table10.C" style:family="table-column">
      <style:table-column-properties style:column-width="2.0889in"/>
    </style:style>
    <style:style style:name="Table10.D" style:family="table-column">
      <style:table-column-properties style:column-width="1.409in"/>
    </style:style>
    <style:style style:name="Table10.1" style:family="table-row">
      <style:table-row-properties fo:keep-together="auto"/>
    </style:style>
    <style:style style:name="Table10.A1" style:family="table-cell">
      <style:table-cell-properties style:vertical-align="middle" fo:padding-left="0.075in" fo:padding-right="0.075in" fo:padding-top="0in" fo:padding-bottom="0in" fo:border="0.5pt solid #000000" style:writing-mode="rl-tb"/>
    </style:style>
    <style:style style:name="Table10.C1" style:family="table-cell">
      <style:table-cell-properties fo:padding-left="0.075in" fo:padding-right="0.075in" fo:padding-top="0in" fo:padding-bottom="0in" fo:border="0.5pt solid #000000" style:writing-mode="rl-tb"/>
    </style:style>
    <style:style style:name="Table10.A2" style:family="table-cell">
      <style:table-cell-properties fo:padding-left="0.075in" fo:padding-right="0.075in" fo:padding-top="0in" fo:padding-bottom="0in" fo:border="0.5pt solid #000000" style:writing-mode="rl-tb"/>
    </style:style>
    <style:style style:name="Table10.B2" style:family="table-cell">
      <style:table-cell-properties fo:padding-left="0.075in" fo:padding-right="0.075in" fo:padding-top="0in" fo:padding-bottom="0in" fo:border="0.5pt solid #000000" style:writing-mode="rl-tb"/>
    </style:style>
    <style:style style:name="Table10.C2" style:family="table-cell">
      <style:table-cell-properties fo:padding-left="0.075in" fo:padding-right="0.075in" fo:padding-top="0in" fo:padding-bottom="0in" fo:border="0.5pt solid #000000" style:writing-mode="rl-tb"/>
    </style:style>
    <style:style style:name="Table10.A3" style:family="table-cell">
      <style:table-cell-properties fo:padding-left="0.075in" fo:padding-right="0.075in" fo:padding-top="0in" fo:padding-bottom="0in" fo:border="0.5pt solid #000000" style:writing-mode="rl-tb"/>
    </style:style>
    <style:style style:name="Table10.B3" style:family="table-cell">
      <style:table-cell-properties fo:padding-left="0.075in" fo:padding-right="0.075in" fo:padding-top="0in" fo:padding-bottom="0in" fo:border="0.5pt solid #000000" style:writing-mode="rl-tb"/>
    </style:style>
    <style:style style:name="Table10.C3" style:family="table-cell">
      <style:table-cell-properties fo:padding-left="0.075in" fo:padding-right="0.075in" fo:padding-top="0in" fo:padding-bottom="0in" fo:border="0.5pt solid #000000" style:writing-mode="rl-tb"/>
    </style:style>
    <style:style style:name="Table10.A4" style:family="table-cell">
      <style:table-cell-properties fo:padding-left="0.075in" fo:padding-right="0.075in" fo:padding-top="0in" fo:padding-bottom="0in" fo:border="0.5pt solid #000000" style:writing-mode="rl-tb"/>
    </style:style>
    <style:style style:name="Table10.B4" style:family="table-cell">
      <style:table-cell-properties fo:padding-left="0.075in" fo:padding-right="0.075in" fo:padding-top="0in" fo:padding-bottom="0in" fo:border="0.5pt solid #000000" style:writing-mode="rl-tb"/>
    </style:style>
    <style:style style:name="Table10.C4" style:family="table-cell">
      <style:table-cell-properties fo:padding-left="0.075in" fo:padding-right="0.075in" fo:padding-top="0in" fo:padding-bottom="0in" fo:border="0.5pt solid #000000" style:writing-mode="rl-tb"/>
    </style:style>
    <style:style style:name="Table10.D4" style:family="table-cell">
      <style:table-cell-properties fo:padding-left="0.075in" fo:padding-right="0.075in" fo:padding-top="0in" fo:padding-bottom="0in" fo:border="0.5pt solid #000000" style:writing-mode="rl-tb"/>
    </style:style>
    <style:style style:name="Table11" style:family="table">
      <style:table-properties style:width="6.1826in" fo:margin-left="0.0819in" fo:margin-top="0in" fo:margin-bottom="0in" table:align="left" style:writing-mode="rl-tb"/>
    </style:style>
    <style:style style:name="Table11.A" style:family="table-column">
      <style:table-column-properties style:column-width="1.9507in"/>
    </style:style>
    <style:style style:name="Table11.B" style:family="table-column">
      <style:table-column-properties style:column-width="2.5465in"/>
    </style:style>
    <style:style style:name="Table11.C" style:family="table-column">
      <style:table-column-properties style:column-width="1.6854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writing-mode="rl-tb"/>
    </style:style>
    <style:style style:name="Table12" style:family="table">
      <style:table-properties style:width="6.2472in" fo:margin-left="0.0819in" fo:margin-top="0in" fo:margin-bottom="0in" table:align="left" style:writing-mode="rl-tb"/>
    </style:style>
    <style:style style:name="Table12.A" style:family="table-column">
      <style:table-column-properties style:column-width="0.4625in"/>
    </style:style>
    <style:style style:name="Table12.B" style:family="table-column">
      <style:table-column-properties style:column-width="0.8854in"/>
    </style:style>
    <style:style style:name="Table12.C" style:family="table-column">
      <style:table-column-properties style:column-width="1.2167in"/>
    </style:style>
    <style:style style:name="Table12.D" style:family="table-column">
      <style:table-column-properties style:column-width="0.534in"/>
    </style:style>
    <style:style style:name="Table12.E" style:family="table-column">
      <style:table-column-properties style:column-width="0.5549in"/>
    </style:style>
    <style:style style:name="Table12.F" style:family="table-column">
      <style:table-column-properties style:column-width="0.6563in"/>
    </style:style>
    <style:style style:name="Table12.G" style:family="table-column">
      <style:table-column-properties style:column-width="0.4243in"/>
    </style:style>
    <style:style style:name="Table12.H" style:family="table-column">
      <style:table-column-properties style:column-width="0.5243in"/>
    </style:style>
    <style:style style:name="Table12.I" style:family="table-column">
      <style:table-column-properties style:column-width="0.9882in"/>
    </style:style>
    <style:style style:name="Table12.1" style:family="table-row">
      <style:table-row-properties style:min-row-height="0.2083in" fo:keep-together="auto"/>
    </style:style>
    <style:style style:name="Table12.A1" style:family="table-cell">
      <style:table-cell-properties fo:padding-left="0.075in" fo:padding-right="0.075in" fo:padding-top="0in" fo:padding-bottom="0in" fo:border="0.5pt solid #000000" style:writing-mode="rl-tb"/>
    </style:style>
    <style:style style:name="Table12.2" style:family="table-row">
      <style:table-row-properties style:min-row-height="0.1563in"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6" style:family="table">
      <style:table-properties style:width="6.1194in" fo:margin-left="0in" fo:margin-top="0in" fo:margin-bottom="0in" table:align="left" style:writing-mode="rl-tb"/>
    </style:style>
    <style:style style:name="Table6.A" style:family="table-column">
      <style:table-column-properties style:column-width="0.3868in"/>
    </style:style>
    <style:style style:name="Table6.B" style:family="table-column">
      <style:table-column-properties style:column-width="3.2076in"/>
    </style:style>
    <style:style style:name="Table6.C" style:family="table-column">
      <style:table-column-properties style:column-width="2.525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rl-tb"/>
    </style:style>
    <style:style style:name="P1" style:family="paragraph" style:parent-style-name="Frame_20_contents">
      <style:paragraph-properties fo:margin-left="0in" fo:margin-right="0.0783in" fo:line-height="115%" fo:text-align="end" style:justify-single-word="false" fo:text-indent="0in" style:auto-text-indent="false"/>
    </style:style>
    <style:style style:name="P2" style:family="paragraph" style:parent-style-name="Header">
      <style:paragraph-properties fo:margin-left="0in" fo:margin-right="0.0783in" fo:text-align="justify" style:justify-single-word="false" fo:text-indent="0in" style:auto-text-indent="false"/>
    </style:style>
    <style:style style:name="P3" style:family="paragraph" style:parent-style-name="List_20_Paragraph" style:list-style-name="WWNum20">
      <style:paragraph-properties fo:margin-left="0.5783in" fo:margin-right="0.0783in" fo:text-align="end" style:justify-single-word="false" fo:text-indent="-0.25in" style:auto-text-indent="false"/>
    </style:style>
    <style:style style:name="P4" style:family="paragraph" style:parent-style-name="List_20_Paragraph" style:list-style-name="WWNum20">
      <style:paragraph-properties fo:margin-left="1.0783in" fo:margin-right="0.0783in" fo:text-align="end" style:justify-single-word="false" fo:text-indent="-0.25in" style:auto-text-indent="false"/>
    </style:style>
    <style:style style:name="P5" style:family="paragraph" style:parent-style-name="List_20_Paragraph" style:list-style-name="WWNum23">
      <style:paragraph-properties fo:margin-left="0.5783in" fo:margin-right="0.0783in" fo:text-align="end" style:justify-single-word="false" fo:text-indent="-0.25in" style:auto-text-indent="false"/>
    </style:style>
    <style:style style:name="P6" style:family="paragraph" style:parent-style-name="List_20_Paragraph" style:list-style-name="WWNum23">
      <style:paragraph-properties fo:margin-left="1.0783in" fo:margin-right="0.0783in" fo:text-align="end" style:justify-single-word="false" fo:text-indent="-0.25in" style:auto-text-indent="false"/>
    </style:style>
    <style:style style:name="P7" style:family="paragraph" style:parent-style-name="List_20_Paragraph" style:list-style-name="WWNum24">
      <style:paragraph-properties fo:margin-left="0.5783in" fo:margin-right="0.0783in" fo:text-align="end" style:justify-single-word="false" fo:text-indent="-0.25in" style:auto-text-indent="false"/>
    </style:style>
    <style:style style:name="P8" style:family="paragraph" style:parent-style-name="List_20_Paragraph" style:list-style-name="WWNum24">
      <style:paragraph-properties fo:margin-left="1.0783in" fo:margin-right="0.0783in" fo:text-align="end" style:justify-single-word="false" fo:text-indent="-0.25in" style:auto-text-indent="false"/>
    </style:style>
    <style:style style:name="P9" style:family="paragraph" style:parent-style-name="List_20_Paragraph" style:list-style-name="WWNum25">
      <style:paragraph-properties fo:margin-left="0.5783in" fo:margin-right="0.0783in" fo:text-align="end" style:justify-single-word="false" fo:text-indent="-0.25in" style:auto-text-indent="false"/>
    </style:style>
    <style:style style:name="P10" style:family="paragraph" style:parent-style-name="List_20_Paragraph" style:list-style-name="WWNum25">
      <style:paragraph-properties fo:margin-left="1.0783in" fo:margin-right="0.0783in" fo:text-align="end" style:justify-single-word="false" fo:text-indent="-0.25in" style:auto-text-indent="false"/>
    </style:style>
    <style:style style:name="P11" style:family="paragraph" style:parent-style-name="List_20_Paragraph" style:list-style-name="WWNum27">
      <style:paragraph-properties fo:margin-left="0.5783in" fo:margin-right="0.0783in" fo:text-align="end" style:justify-single-word="false" fo:text-indent="-0.25in" style:auto-text-indent="false"/>
    </style:style>
    <style:style style:name="P12" style:family="paragraph" style:parent-style-name="List_20_Paragraph" style:list-style-name="WWNum27">
      <style:paragraph-properties fo:margin-left="1.0783in" fo:margin-right="0.0783in" fo:text-align="end" style:justify-single-word="false" fo:text-indent="-0.25in" style:auto-text-indent="false"/>
    </style:style>
    <style:style style:name="P13" style:family="paragraph" style:parent-style-name="List_20_Paragraph" style:list-style-name="WWNum26">
      <style:paragraph-properties fo:margin-left="0.5783in" fo:margin-right="0.0783in" fo:text-align="end" style:justify-single-word="false" fo:text-indent="-0.25in" style:auto-text-indent="false"/>
    </style:style>
    <style:style style:name="P14" style:family="paragraph" style:parent-style-name="List_20_Paragraph" style:list-style-name="WWNum26">
      <style:paragraph-properties fo:margin-left="1.0783in" fo:margin-right="0.0783in" fo:text-align="end" style:justify-single-word="false" fo:text-indent="-0.25in" style:auto-text-indent="false"/>
    </style:style>
    <style:style style:name="P15" style:family="paragraph" style:parent-style-name="List_20_Paragraph" style:list-style-name="WWNum36">
      <style:paragraph-properties fo:margin-left="0.9071in" fo:margin-right="0.0783in" fo:text-align="end" style:justify-single-word="false" fo:text-indent="-0.25in" style:auto-text-indent="false"/>
    </style:style>
    <style:style style:name="P16" style:family="paragraph" style:parent-style-name="List_20_Paragraph" style:list-style-name="WWNum35">
      <style:paragraph-properties fo:margin-left="0.5783in" fo:margin-right="0.0783in" fo:text-align="justify" style:justify-single-word="false" fo:text-indent="-0.25in" style:auto-text-indent="false"/>
    </style:style>
    <style:style style:name="P17" style:family="paragraph" style:parent-style-name="List_20_Paragraph" style:list-style-name="WWNum35">
      <style:paragraph-properties fo:margin-left="1.0783in" fo:margin-right="0.0783in" fo:text-align="justify" style:justify-single-word="false" fo:text-indent="-0.25in" style:auto-text-indent="false"/>
    </style:style>
    <style:style style:name="P18" style:family="paragraph" style:parent-style-name="Standard" style:master-page-name="Standard">
      <style:paragraph-properties fo:margin-left="0in" fo:margin-right="0.0783in" fo:text-align="end" style:justify-single-word="false" fo:text-indent="0in" style:auto-text-indent="false" style:page-number="0"/>
      <style:text-properties fo:font-size="26pt" style:font-size-asian="26pt" style:font-name-complex="B Nazanin" style:font-size-complex="26pt"/>
    </style:style>
    <style:style style:name="P19" style:family="paragraph" style:parent-style-name="Standard">
      <style:paragraph-properties fo:margin-left="0in" fo:margin-right="0.0783in" fo:text-align="end" style:justify-single-word="false" fo:text-indent="0in" style:auto-text-indent="false"/>
    </style:style>
    <style:style style:name="P20" style:family="paragraph" style:parent-style-name="Standard">
      <style:paragraph-properties fo:text-align="end" style:justify-single-word="false"/>
    </style:style>
    <style:style style:name="P21" style:family="paragraph" style:parent-style-name="Standard">
      <style:paragraph-properties fo:margin-top="0in" fo:margin-bottom="0.1665in" style:contextual-spacing="false" fo:text-align="end" style:justify-single-word="false"/>
    </style:style>
    <style:style style:name="P22" style:family="paragraph" style:parent-style-name="Standard">
      <style:paragraph-properties fo:margin-left="0.0181in" fo:margin-right="0.0783in" fo:text-align="end" style:justify-single-word="false" fo:text-indent="0in" style:auto-text-indent="false"/>
    </style:style>
    <style:style style:name="P23" style:family="paragraph" style:parent-style-name="Standard">
      <style:paragraph-properties fo:margin-top="0.1665in" fo:margin-bottom="0in" style:contextual-spacing="false" fo:text-align="end" style:justify-single-word="false"/>
    </style:style>
    <style:style style:name="P24" style:family="paragraph" style:parent-style-name="Standard">
      <style:text-properties fo:font-size="12pt" fo:font-weight="bold" style:font-size-asian="12pt" style:font-weight-asian="bold" style:font-name-complex="B Nazanin" style:font-size-complex="12pt" style:font-weight-complex="bold"/>
    </style:style>
    <style:style style:name="P25" style:family="paragraph" style:parent-style-name="Standard">
      <style:paragraph-properties fo:margin-top="0in" fo:margin-bottom="0.1665in" style:contextual-spacing="false" fo:text-align="end" style:justify-single-word="false"/>
      <style:text-properties fo:font-size="12pt" fo:font-weight="bold" style:font-size-asian="12pt" style:font-weight-asian="bold" style:font-name-complex="B Nazanin" style:font-size-complex="12pt" style:font-weight-complex="bold"/>
    </style:style>
    <style:style style:name="P26" style:family="paragraph" style:parent-style-name="Standard">
      <style:paragraph-properties fo:text-align="end" style:justify-single-word="false"/>
      <style:text-properties fo:font-size="12pt" fo:font-weight="bold" style:font-size-asian="12pt" style:font-weight-asian="bold" style:font-name-complex="B Nazanin" style:font-size-complex="12pt" style:font-weight-complex="bold"/>
    </style:style>
    <style:style style:name="P27" style:family="paragraph" style:parent-style-name="Standard">
      <style:paragraph-properties fo:margin-left="0in" fo:margin-right="0.0783in" fo:text-align="end" style:justify-single-word="false" fo:text-indent="0in" style:auto-text-indent="false"/>
      <style:text-properties fo:font-size="12pt" fo:font-weight="bold" style:font-size-asian="12pt" style:font-weight-asian="bold" style:font-name-complex="B Nazanin" style:font-size-complex="12pt" style:font-weight-complex="bold"/>
    </style:style>
    <style:style style:name="P28" style:family="paragraph" style:parent-style-name="Standard">
      <style:paragraph-properties fo:text-align="justify" style:justify-single-word="false"/>
      <style:text-properties fo:font-size="12pt" style:font-size-asian="12pt" style:font-name-complex="B Nazanin" style:font-size-complex="12pt"/>
    </style:style>
    <style:style style:name="P29" style:family="paragraph" style:parent-style-name="Standard">
      <style:paragraph-properties fo:margin-left="0in" fo:margin-right="0.0783in" fo:text-align="justify" style:justify-single-word="false" fo:text-indent="0in" style:auto-text-indent="false"/>
      <style:text-properties fo:font-size="12pt" style:font-size-asian="12pt" style:font-name-complex="B Nazanin" style:font-size-complex="12pt"/>
    </style:style>
    <style:style style:name="P30" style:family="paragraph" style:parent-style-name="Standard">
      <style:paragraph-properties fo:text-align="end" style:justify-single-word="false"/>
      <style:text-properties fo:font-size="12pt" style:font-size-asian="12pt" style:font-name-complex="B Nazanin" style:font-size-complex="12pt"/>
    </style:style>
    <style:style style:name="P31" style:family="paragraph" style:parent-style-name="Standard">
      <style:text-properties fo:font-size="12pt" style:font-size-asian="12pt" style:font-name-complex="B Nazanin" style:font-size-complex="12pt"/>
    </style:style>
    <style:style style:name="P32" style:family="paragraph" style:parent-style-name="Standard">
      <style:text-properties fo:color="#000000" loext:opacity="100%" fo:font-size="7pt" style:font-size-asian="7pt" style:font-name-complex="B Nazanin" style:font-size-complex="7pt"/>
    </style:style>
    <style:style style:name="P33" style:family="paragraph" style:parent-style-name="Standard">
      <style:text-properties fo:font-size="36pt" style:font-size-asian="36pt" style:font-name-complex="B Nazanin" style:font-size-complex="36pt"/>
    </style:style>
    <style:style style:name="P34" style:family="paragraph" style:parent-style-name="Standard">
      <style:text-properties fo:font-size="5pt" fo:font-weight="bold" style:font-size-asian="5pt" style:font-weight-asian="bold" style:font-name-complex="B Nazanin" style:font-size-complex="5pt" style:font-weight-complex="bold"/>
    </style:style>
    <style:style style:name="P35" style:family="paragraph" style:parent-style-name="Standard">
      <style:paragraph-properties fo:line-height="150%"/>
    </style:style>
    <style:style style:name="P36" style:family="paragraph" style:parent-style-name="Standard">
      <style:paragraph-properties style:writing-mode="lr-tb"/>
    </style:style>
    <style:style style:name="P37" style:family="paragraph" style:parent-style-name="Standard">
      <style:paragraph-properties style:writing-mode="lr-tb"/>
      <style:text-properties fo:font-size="14pt" fo:font-weight="bold" style:font-size-asian="14pt" style:font-weight-asian="bold" style:font-name-complex="B Nazanin" style:font-size-complex="14pt" style:font-weight-complex="bold"/>
    </style:style>
    <style:style style:name="P38" style:family="paragraph" style:parent-style-name="Standard">
      <style:paragraph-properties fo:break-before="page"/>
    </style:style>
    <style:style style:name="P39" style:family="paragraph" style:parent-style-name="Standard">
      <style:paragraph-properties fo:text-align="justify" style:justify-single-word="false"/>
    </style:style>
    <style:style style:name="P40" style:family="paragraph" style:parent-style-name="Standard">
      <style:paragraph-properties fo:margin-left="0in" fo:margin-right="0.0783in" fo:text-align="justify" style:justify-single-word="false" fo:text-indent="0in" style:auto-text-indent="false"/>
    </style:style>
    <style:style style:name="P41" style:family="paragraph" style:parent-style-name="Standard" style:list-style-name="WWNum35">
      <style:paragraph-properties fo:margin-left="1.0783in" fo:margin-right="0.0783in" fo:text-align="justify" style:justify-single-word="false" fo:text-indent="-0.25in" style:auto-text-indent="false"/>
    </style:style>
    <style:style style:name="P42" style:family="paragraph" style:parent-style-name="Standard" style:list-style-name="WWNum30">
      <style:paragraph-properties fo:margin-left="0.5in" fo:margin-right="0.0783in" fo:text-align="justify" style:justify-single-word="false" fo:text-indent="-0.25in" style:auto-text-indent="false"/>
    </style:style>
    <style:style style:name="P43" style:family="paragraph" style:parent-style-name="Standard" style:list-style-name="WWNum31">
      <style:paragraph-properties fo:margin-left="0.5in" fo:margin-right="0.0783in" fo:text-align="justify" style:justify-single-word="false" fo:text-indent="-0.25in" style:auto-text-indent="false"/>
    </style:style>
    <style:style style:name="P44" style:family="paragraph" style:parent-style-name="Standard" style:list-style-name="WWNum32">
      <style:paragraph-properties fo:margin-left="0.5in" fo:margin-right="0.0783in" fo:text-align="justify" style:justify-single-word="false" fo:text-indent="-0.25in" style:auto-text-indent="false"/>
    </style:style>
    <style:style style:name="P45" style:family="paragraph" style:parent-style-name="Standard" style:list-style-name="WWNum33">
      <style:paragraph-properties fo:margin-left="0.5in" fo:margin-right="0.0783in" fo:text-align="justify" style:justify-single-word="false" fo:text-indent="-0.25in" style:auto-text-indent="false"/>
    </style:style>
    <style:style style:name="P46" style:family="paragraph" style:parent-style-name="Standard" style:list-style-name="WWNum34">
      <style:paragraph-properties fo:margin-left="0.5in" fo:margin-right="0.0783in" fo:text-align="justify" style:justify-single-word="false" fo:text-indent="-0.25in" style:auto-text-indent="false"/>
    </style:style>
    <style:style style:name="P47" style:family="paragraph" style:parent-style-name="Standard">
      <style:paragraph-properties fo:margin-left="0in" fo:margin-right="0in" fo:margin-top="0in" fo:margin-bottom="0in" style:contextual-spacing="false" fo:orphans="2" fo:widows="2" fo:text-indent="0in" style:auto-text-indent="false"/>
      <style:text-properties fo:language="en" fo:country="US" style:letter-kerning="false" style:language-asian="en" style:country-asian="US" style:language-complex="ar" style:country-complex="SA"/>
    </style:style>
    <style:style style:name="P48" style:family="paragraph" style:parent-style-name="Standard">
      <style:paragraph-properties fo:margin-left="0in" fo:margin-right="0in" fo:margin-top="0in" fo:margin-bottom="0in" style:contextual-spacing="false" fo:orphans="2" fo:widows="2" fo:text-indent="0in" style:auto-text-indent="false" style:writing-mode="lr-tb"/>
      <style:text-properties fo:language="en" fo:country="US" style:letter-kerning="false" style:language-asian="en" style:country-asian="US" style:language-complex="ar" style:country-complex="SA"/>
    </style:style>
    <style:style style:name="P49" style:family="paragraph" style:parent-style-name="Standard">
      <style:paragraph-properties fo:margin-left="0in" fo:margin-right="0.0783in" fo:margin-top="0in" fo:margin-bottom="0in" style:contextual-spacing="false" fo:orphans="2" fo:widows="2" fo:text-indent="0in" style:auto-text-indent="false"/>
      <style:text-properties fo:language="en" fo:country="US" style:letter-kerning="false" style:language-asian="en" style:country-asian="US" style:language-complex="ar" style:country-complex="SA"/>
    </style:style>
    <style:style style:name="P50" style:family="paragraph" style:parent-style-name="Standard">
      <style:paragraph-properties fo:margin-left="0in" fo:margin-right="0in" fo:margin-top="0in" fo:margin-bottom="0in" style:contextual-spacing="false" fo:text-align="end" style:justify-single-word="false" fo:orphans="2" fo:widows="2" fo:text-indent="0in" style:auto-text-indent="false"/>
      <style:text-properties fo:language="en" fo:country="US" style:letter-kerning="false" style:language-asian="en" style:country-asian="US" style:language-complex="ar" style:country-complex="SA"/>
    </style:style>
    <style:style style:name="P51" style:family="paragraph" style:parent-style-name="Standard">
      <style:paragraph-properties fo:margin-left="0.0783in" fo:margin-right="0in" fo:margin-top="0in" fo:margin-bottom="0in" style:contextual-spacing="false" fo:text-align="end" style:justify-single-word="false" fo:orphans="2" fo:widows="2" fo:text-indent="0in" style:auto-text-indent="false"/>
      <style:text-properties fo:language="en" fo:country="US" style:letter-kerning="false" style:language-asian="en" style:country-asian="US" style:language-complex="ar" style:country-complex="SA"/>
    </style:style>
    <style:style style:name="P52" style:family="paragraph" style:parent-style-name="Standard">
      <style:paragraph-properties fo:margin-left="0.2402in" fo:margin-right="0in" fo:margin-top="0in" fo:margin-bottom="0in" style:contextual-spacing="false" fo:text-align="start" style:justify-single-word="false" fo:orphans="2" fo:widows="2" fo:text-indent="0in" style:auto-text-indent="false" style:writing-mode="lr-tb"/>
      <style:text-properties fo:language="en" fo:country="US" style:letter-kerning="false" style:language-asian="en" style:country-asian="US" style:language-complex="ar" style:country-complex="SA"/>
    </style:style>
    <style:style style:name="P53" style:family="paragraph" style:parent-style-name="Standard">
      <style:paragraph-properties fo:margin-left="0in" fo:margin-right="0in" fo:margin-top="0in" fo:margin-bottom="0in" style:contextual-spacing="false" fo:orphans="2" fo:widows="2" fo:text-indent="0in" style:auto-text-indent="false"/>
      <style:text-properties fo:language="en" fo:country="US" style:letter-kerning="false" style:language-asian="en" style:country-asian="US"/>
    </style:style>
    <style:style style:name="P54" style:family="paragraph" style:parent-style-name="Standard">
      <style:paragraph-properties fo:margin-left="0in" fo:margin-right="0in" fo:margin-top="0in" fo:margin-bottom="0in" style:contextual-spacing="false" fo:orphans="2" fo:widows="2" fo:text-indent="0in" style:auto-text-indent="false" style:writing-mode="lr-tb"/>
      <style:text-properties fo:language="en" fo:country="US" style:letter-kerning="false" style:language-asian="en" style:country-asian="US"/>
    </style:style>
    <style:style style:name="P55" style:family="paragraph" style:parent-style-name="Standard">
      <style:paragraph-properties fo:margin-left="0in" fo:margin-right="0.0783in" fo:text-align="justify" style:justify-single-word="false" fo:text-indent="0in" style:auto-text-indent="false"/>
      <style:text-properties fo:font-size="9pt" fo:font-weight="bold" style:font-size-asian="9pt" style:font-weight-asian="bold" style:font-name-complex="B Nazanin" style:font-size-complex="9pt" style:font-weight-complex="bold"/>
    </style:style>
    <style:style style:name="P56" style:family="paragraph" style:parent-style-name="Standard">
      <style:paragraph-properties fo:text-align="end" style:justify-single-word="false"/>
      <style:text-properties fo:font-size="9pt" fo:font-weight="bold" style:font-size-asian="9pt" style:font-weight-asian="bold" style:font-name-complex="B Nazanin" style:font-size-complex="9pt" style:font-weight-complex="bold"/>
    </style:style>
    <style:style style:name="P57" style:family="paragraph" style:parent-style-name="Standard">
      <style:paragraph-properties fo:margin-left="0in" fo:margin-right="0in" fo:margin-top="0in" fo:margin-bottom="0in" style:contextual-spacing="false" fo:orphans="2" fo:widows="2" fo:text-indent="0in" style:auto-text-indent="false"/>
      <style:text-properties style:font-name="Times New Roman" fo:font-size="11pt" fo:language="en" fo:country="US" fo:font-weight="bold" style:letter-kerning="false" style:font-name-asian="F" style:font-size-asian="11pt" style:language-asian="en" style:country-asian="US" style:font-weight-asian="bold" style:font-name-complex="B Nazanin" style:font-size-complex="11pt" style:language-complex="ar" style:country-complex="SA" style:font-weight-complex="bold" fo:background-color="#ffff00"/>
    </style:style>
    <style:style style:name="P58" style:family="paragraph" style:parent-style-name="Standard">
      <style:paragraph-properties fo:margin-left="0in" fo:margin-right="0.0783in" fo:margin-top="0in" fo:margin-bottom="0in" style:contextual-spacing="false" fo:orphans="2" fo:widows="2" fo:text-indent="0in" style:auto-text-indent="false"/>
      <style:text-properties style:font-name="Times New Roman" fo:font-size="11pt" fo:language="en" fo:country="US" fo:font-weight="bold" style:letter-kerning="false" style:font-name-asian="F" style:font-size-asian="11pt" style:language-asian="en" style:country-asian="US" style:font-weight-asian="bold" style:font-name-complex="B Nazanin" style:font-size-complex="11pt" style:language-complex="ar" style:country-complex="SA" style:font-weight-complex="bold" fo:background-color="#ffff00"/>
    </style:style>
    <style:style style:name="P59" style:family="paragraph" style:parent-style-name="Standard">
      <style:paragraph-properties fo:margin-left="0in" fo:margin-right="0in" fo:margin-top="0in" fo:margin-bottom="0in" style:contextual-spacing="false" fo:text-align="end" style:justify-single-word="false" fo:orphans="2" fo:widows="2" fo:text-indent="0in" style:auto-text-indent="false"/>
      <style:text-properties style:font-name="Times New Roman" fo:font-size="11pt" fo:language="en" fo:country="US" fo:font-weight="bold" style:letter-kerning="false" style:font-name-asian="F" style:font-size-asian="11pt" style:language-asian="en" style:country-asian="US" style:font-weight-asian="bold" style:font-name-complex="B Nazanin" style:font-size-complex="11pt" style:language-complex="ar" style:country-complex="SA" style:font-weight-complex="bold" fo:background-color="#ffff00"/>
    </style:style>
    <style:style style:name="P60" style:family="paragraph" style:parent-style-name="Standard">
      <style:paragraph-properties fo:margin-left="0in" fo:margin-right="0in" fo:margin-top="0in" fo:margin-bottom="0in" style:contextual-spacing="false" fo:orphans="2" fo:widows="2" fo:text-indent="0in" style:auto-text-indent="false"/>
      <style:text-properties style:font-name="Times New Roman" fo:font-size="11pt" fo:language="en" fo:country="US" fo:font-weight="bold" style:letter-kerning="false" style:font-name-asian="F" style:font-size-asian="11pt" style:language-asian="en" style:country-asian="US" style:font-weight-asian="bold" style:font-name-complex="B Nazanin" style:font-size-complex="11pt" style:language-complex="ar" style:country-complex="SA" style:font-weight-complex="bold"/>
    </style:style>
    <style:style style:name="P61" style:family="paragraph" style:parent-style-name="Standard">
      <style:paragraph-properties fo:margin-left="0in" fo:margin-right="0.0783in" fo:margin-top="0in" fo:margin-bottom="0in" style:contextual-spacing="false" fo:orphans="2" fo:widows="2" fo:text-indent="0in" style:auto-text-indent="false"/>
      <style:text-properties style:font-name="Times New Roman" fo:font-size="11pt" fo:language="en" fo:country="US" fo:font-weight="bold" style:letter-kerning="false" style:font-name-asian="F" style:font-size-asian="11pt" style:language-asian="en" style:country-asian="US" style:font-weight-asian="bold" style:font-name-complex="B Nazanin" style:font-size-complex="11pt" style:language-complex="ar" style:country-complex="SA" style:font-weight-complex="bold"/>
    </style:style>
    <style:style style:name="P62" style:family="paragraph" style:parent-style-name="Standard">
      <style:paragraph-properties fo:margin-left="0in" fo:margin-right="0in" fo:margin-top="0in" fo:margin-bottom="0in" style:contextual-spacing="false" fo:text-align="end" style:justify-single-word="false" fo:orphans="2" fo:widows="2" fo:text-indent="0in" style:auto-text-indent="false"/>
      <style:text-properties style:font-name="Times New Roman" fo:font-size="11pt" fo:language="en" fo:country="US" fo:font-weight="bold" style:letter-kerning="false" style:font-name-asian="F" style:font-size-asian="11pt" style:language-asian="en" style:country-asian="US" style:font-weight-asian="bold" style:font-name-complex="B Nazanin" style:font-size-complex="11pt" style:language-complex="ar" style:country-complex="SA" style:font-weight-complex="bold"/>
    </style:style>
    <style:style style:name="P63" style:family="paragraph" style:parent-style-name="Standard">
      <style:paragraph-properties fo:margin-left="0in" fo:margin-right="0.0783in" fo:text-indent="0in" style:auto-text-indent="false"/>
    </style:style>
    <style:style style:name="P64" style:family="paragraph" style:parent-style-name="Standard">
      <style:paragraph-properties fo:text-align="end" style:justify-single-word="false"/>
      <style:text-properties fo:font-size="8pt" style:font-size-asian="8pt" style:font-name-complex="B Nazanin" style:font-size-complex="8pt"/>
    </style:style>
    <style:style style:name="P65" style:family="paragraph" style:parent-style-name="Standard">
      <style:paragraph-properties fo:margin-left="0in" fo:margin-right="0.0783in" fo:margin-top="0in" fo:margin-bottom="0in" style:contextual-spacing="false" fo:orphans="2" fo:widows="2" fo:text-indent="0in" style:auto-text-indent="false"/>
      <style:text-properties style:font-name="Calibri" fo:language="en" fo:country="US" style:letter-kerning="false" style:font-name-asian="Calibri1" style:language-asian="en" style:country-asian="US" style:language-complex="ar" style:country-complex="SA"/>
    </style:style>
    <style:style style:name="P66" style:family="paragraph" style:parent-style-name="Standard">
      <style:paragraph-properties fo:margin-left="0in" fo:margin-right="0.0783in" fo:margin-top="0in" fo:margin-bottom="0in" style:contextual-spacing="false" fo:orphans="2" fo:widows="2" fo:text-indent="0in" style:auto-text-indent="false" style:writing-mode="lr-tb"/>
      <style:text-properties style:font-name="Calibri" fo:language="en" fo:country="US" style:letter-kerning="false" style:font-name-asian="Calibri1" style:language-asian="en" style:country-asian="US"/>
    </style:style>
    <style:style style:name="P67" style:family="paragraph" style:parent-style-name="Standard">
      <style:paragraph-properties fo:margin-left="0in" fo:margin-right="0.0783in" fo:margin-top="0in" fo:margin-bottom="0in" style:contextual-spacing="false" fo:orphans="2" fo:widows="2" fo:text-indent="0in" style:auto-text-indent="false"/>
      <style:text-properties style:font-name="Calibri" fo:language="en" fo:country="US" style:letter-kerning="false" style:font-name-asian="Calibri1" style:language-asian="en" style:country-asian="US"/>
    </style:style>
    <style:style style:name="P68" style:family="paragraph" style:parent-style-name="Standard">
      <style:paragraph-properties fo:margin-left="0in" fo:margin-right="0.0783in" fo:margin-top="0in" fo:margin-bottom="0in" style:contextual-spacing="false" fo:orphans="2" fo:widows="2" fo:text-indent="0in" style:auto-text-indent="false"/>
      <style:text-properties style:font-name="Calibri" fo:font-size="11pt" fo:language="en" fo:country="US" fo:font-weight="bold" style:letter-kerning="false" style:font-name-asian="Calibri1" style:font-size-asian="11pt" style:language-asian="en" style:country-asian="US" style:font-weight-asian="bold" style:font-name-complex="B Nazanin" style:font-size-complex="11pt" style:language-complex="ar" style:country-complex="SA" style:font-weight-complex="bold"/>
    </style:style>
    <style:style style:name="P69" style:family="paragraph" style:parent-style-name="Standard">
      <style:paragraph-properties fo:margin-left="0in" fo:margin-right="0.0783in" fo:margin-top="0in" fo:margin-bottom="0in" style:contextual-spacing="false" fo:orphans="2" fo:widows="2" fo:text-indent="0in" style:auto-text-indent="false"/>
      <style:text-properties style:font-name="Calibri" fo:font-size="11pt" fo:language="en" fo:country="US" style:letter-kerning="false" style:font-name-asian="Calibri1" style:font-size-asian="11pt" style:language-asian="en" style:country-asian="US" style:font-name-complex="B Nazanin" style:font-size-complex="11pt" style:language-complex="ar" style:country-complex="SA"/>
    </style:style>
    <style:style style:name="P70" style:family="paragraph">
      <loext:graphic-properties draw:fill="solid" draw:fill-color="#000000"/>
      <style:paragraph-properties fo:text-align="start"/>
      <style:text-properties fo:font-size="18pt"/>
    </style:style>
    <style:style style:name="P71" style:family="paragraph">
      <loext:graphic-properties draw:fill="solid" draw:fill-color="#bfbfbf"/>
      <style:paragraph-properties fo:text-align="start"/>
      <style:text-properties fo:font-size="18pt"/>
    </style:style>
    <style:style style:name="P72" style:family="paragraph">
      <loext:graphic-properties draw:fill="none"/>
      <style:paragraph-properties fo:text-align="start"/>
      <style:text-properties fo:font-size="18pt"/>
    </style:style>
    <style:style style:name="P73" style:family="paragraph">
      <loext:graphic-properties draw:fill="solid" draw:fill-color="#f79646"/>
      <style:paragraph-properties fo:text-align="start"/>
      <style:text-properties fo:font-size="18pt"/>
    </style:style>
    <style:style style:name="T1" style:family="text">
      <style:text-properties fo:font-size="26pt" style:font-size-asian="26pt" style:font-name-complex="B Nazanin" style:font-size-complex="26pt"/>
    </style:style>
    <style:style style:name="T2" style:family="text">
      <style:text-properties fo:font-size="20pt" fo:font-weight="bold" style:font-size-asian="20pt" style:font-weight-asian="bold" style:font-name-complex="B Nazanin" style:font-size-complex="20pt" style:font-weight-complex="bold"/>
    </style:style>
    <style:style style:name="T3" style:family="text">
      <style:text-properties fo:font-size="20pt" style:font-size-asian="20pt" style:font-name-complex="B Nazanin" style:font-size-complex="20pt"/>
    </style:style>
    <style:style style:name="T4" style:family="text">
      <style:text-properties fo:font-size="12pt" fo:font-weight="bold" style:font-size-asian="12pt" style:font-weight-asian="bold" style:font-name-complex="B Nazanin" style:font-size-complex="12pt" style:font-weight-complex="bold"/>
    </style:style>
    <style:style style:name="T5" style:family="text">
      <style:text-properties fo:font-size="12pt" fo:font-weight="bold" style:font-size-asian="12pt" style:font-weight-asian="bold" style:font-name-complex="B Nazanin" style:font-size-complex="12pt" style:font-weight-complex="bold" fo:background-color="#ffff00"/>
    </style:style>
    <style:style style:name="T6" style:family="text">
      <style:text-properties fo:font-size="12pt" fo:font-weight="bold" style:font-size-asian="12pt" style:font-weight-asian="bold" style:font-name-complex="B Nazanin" style:font-size-complex="12pt" style:language-complex="ar" style:country-complex="SA" style:font-weight-complex="bold"/>
    </style:style>
    <style:style style:name="T7" style:family="text">
      <style:text-properties fo:font-size="12pt" style:font-size-asian="12pt" style:font-name-complex="B Nazanin" style:font-size-complex="12pt"/>
    </style:style>
    <style:style style:name="T8" style:family="text">
      <style:text-properties fo:font-size="12pt" style:font-size-asian="12pt" style:font-name-complex="B Nazanin" style:font-size-complex="12pt" fo:background-color="#ffff00"/>
    </style:style>
    <style:style style:name="T9" style:family="text">
      <style:text-properties fo:font-size="12pt" style:font-size-asian="12pt" style:font-name-complex="B Nazanin" style:font-size-complex="12pt" style:language-complex="ar" style:country-complex="SA"/>
    </style:style>
    <style:style style:name="T10" style:family="text">
      <style:text-properties fo:font-size="12pt" fo:font-style="italic" style:font-size-asian="12pt" style:font-style-asian="italic" style:font-name-complex="B Nazanin" style:font-size-complex="12pt" style:font-style-complex="italic"/>
    </style:style>
    <style:style style:name="T11" style:family="text">
      <style:text-properties fo:font-size="12pt" style:text-underline-style="solid" style:text-underline-width="auto" style:text-underline-color="font-color" style:font-size-asian="12pt" style:font-name-complex="B Nazanin" style:font-size-complex="12pt"/>
    </style:style>
    <style:style style:name="T12" style:family="text">
      <style:text-properties fo:color="#000000" loext:opacity="100%" fo:font-size="22pt" style:font-size-asian="22pt" style:font-name-complex="B Nazanin" style:font-size-complex="22pt"/>
    </style:style>
    <style:style style:name="T13" style:family="text">
      <style:text-properties fo:font-size="16pt" fo:font-weight="bold" style:font-size-asian="16pt" style:font-weight-asian="bold" style:font-name-complex="B Nazanin" style:font-size-complex="16pt" style:font-weight-complex="bold"/>
    </style:style>
    <style:style style:name="T14" style:family="text">
      <style:text-properties fo:font-size="16pt" style:font-size-asian="16pt" style:font-name-complex="B Nazanin" style:font-size-complex="16pt"/>
    </style:style>
    <style:style style:name="T15" style:family="text">
      <style:text-properties fo:font-size="14pt" style:font-size-asian="14pt" style:font-name-complex="B Nazanin" style:font-size-complex="14pt"/>
    </style:style>
    <style:style style:name="T16" style:family="text">
      <style:text-properties fo:font-size="14pt" fo:font-weight="bold" style:font-size-asian="14pt" style:font-weight-asian="bold" style:font-name-complex="B Nazanin" style:font-size-complex="14pt" style:font-weight-complex="bold"/>
    </style:style>
    <style:style style:name="T17" style:family="text">
      <style:text-properties fo:font-size="14pt" fo:font-weight="bold" style:font-size-asian="14pt" style:font-weight-asian="bold" style:font-name-complex="B Nazanin" style:font-size-complex="14pt" style:font-weight-complex="bold" fo:background-color="#ffff00"/>
    </style:style>
    <style:style style:name="T18" style:family="text">
      <style:text-properties fo:font-weight="bold" style:font-weight-asian="bold" style:font-name-complex="B Zar" style:font-weight-complex="bold"/>
    </style:style>
    <style:style style:name="T19" style:family="text">
      <style:text-properties fo:font-weight="bold" style:font-weight-asian="bold" style:font-name-complex="B Nazanin" style:font-weight-complex="bold"/>
    </style:style>
    <style:style style:name="T20" style:family="text">
      <style:text-properties fo:font-weight="bold" style:font-weight-asian="bold" style:font-weight-complex="bold"/>
    </style:style>
    <style:style style:name="T21" style:family="text">
      <style:text-properties fo:font-size="9pt" style:font-size-asian="9pt" style:font-name-complex="B Nazanin" style:font-size-complex="9pt"/>
    </style:style>
    <style:style style:name="T22" style:family="text">
      <style:text-properties fo:font-size="9pt" style:font-size-asian="9pt" style:font-name-complex="B Nazanin" style:font-size-complex="9pt" fo:background-color="#ffff00"/>
    </style:style>
    <style:style style:name="T23" style:family="text">
      <style:text-properties fo:font-size="9pt" style:font-size-asian="9pt" style:font-name-complex="B Nazanin" style:font-size-complex="9pt" style:language-complex="ar" style:country-complex="SA"/>
    </style:style>
    <style:style style:name="T24" style:family="text">
      <style:text-properties fo:font-size="9pt" style:font-size-asian="9pt" style:font-name-complex="B Nazanin" style:font-size-complex="9pt" style:language-complex="fa" style:country-complex="IR"/>
    </style:style>
    <style:style style:name="T25" style:family="text">
      <style:text-properties fo:font-size="9pt" style:font-size-asian="9pt" style:font-name-complex="Calibri1" style:font-size-complex="9pt"/>
    </style:style>
    <style:style style:name="T26" style:family="text">
      <style:text-properties fo:font-size="9pt" fo:font-weight="bold" style:font-size-asian="9pt" style:font-weight-asian="bold" style:font-name-complex="B Nazanin" style:font-size-complex="9pt" style:font-weight-complex="bold"/>
    </style:style>
    <style:style style:name="T27" style:family="text">
      <style:text-properties fo:font-size="9pt" fo:font-weight="bold" style:font-size-asian="9pt" style:font-weight-asian="bold" style:font-name-complex="B Nazanin" style:font-size-complex="9pt" style:font-weight-complex="bold" fo:background-color="#ffff00"/>
    </style:style>
    <style:style style:name="T28" style:family="text">
      <style:text-properties fo:font-size="9pt" fo:font-weight="bold" style:font-size-asian="9pt" style:font-weight-asian="bold" style:font-name-complex="B Nazanin" style:font-size-complex="9pt" style:language-complex="ar" style:country-complex="SA" style:font-weight-complex="bold"/>
    </style:style>
    <style:style style:name="T29" style:family="text">
      <style:text-properties fo:font-size="9pt" fo:font-weight="bold" style:font-size-asian="9pt" style:font-weight-asian="bold" style:font-name-complex="B Nazanin" style:font-size-complex="9pt" style:language-complex="fa" style:country-complex="IR" style:font-weight-complex="bold"/>
    </style:style>
    <style:style style:name="T30" style:family="text">
      <style:text-properties fo:font-size="9pt" fo:font-weight="bold" style:font-size-asian="9pt" style:font-weight-asian="bold" style:font-name-complex="B Karim" style:font-size-complex="9pt" style:font-weight-complex="bold"/>
    </style:style>
    <style:style style:name="T31" style:family="text">
      <style:text-properties style:font-name="Times New Roman" fo:font-size="9pt" fo:font-weight="bold" style:font-name-asian="F" style:font-size-asian="9pt" style:font-weight-asian="bold" style:font-name-complex="B Nazanin" style:font-size-complex="9pt" style:font-weight-complex="bold" fo:background-color="#ffff00"/>
    </style:style>
    <style:style style:name="T32" style:family="text">
      <style:text-properties style:font-name="Times New Roman" fo:font-size="9pt" fo:font-weight="bold" style:font-name-asian="F" style:font-size-asian="9pt" style:font-weight-asian="bold" style:font-name-complex="B Nazanin" style:font-size-complex="9pt" style:font-weight-complex="bold"/>
    </style:style>
    <style:style style:name="T33" style:family="text">
      <style:text-properties style:font-name="Times New Roman" fo:font-size="9pt" fo:font-weight="bold" style:font-name-asian="F" style:font-size-asian="9pt" style:font-weight-asian="bold" style:font-name-complex="B Nazanin" style:font-size-complex="9pt" style:language-complex="fa" style:country-complex="IR" style:font-weight-complex="bold"/>
    </style:style>
    <style:style style:name="T34" style:family="text">
      <style:text-properties style:font-name="Times New Roman" fo:font-size="9pt" fo:font-weight="bold" style:font-name-asian="F" style:font-size-asian="9pt" style:font-weight-asian="bold" style:font-name-complex="Calibri1" style:font-size-complex="9pt" style:font-weight-complex="bold"/>
    </style:style>
    <style:style style:name="T35" style:family="text">
      <style:text-properties style:font-name="Times New Roman" fo:font-size="9pt" fo:font-weight="bold" style:font-name-asian="F" style:font-size-asian="9pt" style:font-weight-asian="bold" style:font-name-complex="Times New Roman1" style:font-size-complex="9pt" style:font-weight-complex="bold"/>
    </style:style>
    <style:style style:name="T36" style:family="text">
      <style:text-properties style:font-name="Times New Roman" fo:font-size="9pt" style:font-name-asian="F" style:font-size-asian="9pt" style:font-name-complex="B Nazanin" style:font-size-complex="9pt"/>
    </style:style>
    <style:style style:name="T37" style:family="text">
      <style:text-properties style:font-name="Times New Roman" fo:font-size="12pt" style:font-size-asian="12pt" style:font-name-complex="Times New Roman1" style:font-size-complex="12pt"/>
    </style:style>
    <style:style style:name="T38"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39" style:family="text">
      <style:text-properties style:font-name="Times New Roman" fo:font-size="12pt" fo:font-weight="bold" style:font-size-asian="12pt" style:font-weight-asian="bold" style:font-name-complex="Times New Roman1" style:font-size-complex="12pt" style:font-weight-complex="bold"/>
    </style:style>
    <style:style style:name="T40" style:family="text">
      <style:text-properties style:font-name="Times New Roman" style:text-underline-style="solid" style:text-underline-width="auto" style:text-underline-color="font-color" fo:font-weight="bold" style:font-weight-asian="bold" style:font-name-complex="Times New Roman1" style:font-weight-complex="bold"/>
    </style:style>
    <style:style style:name="T41" style:family="text">
      <style:text-properties style:font-name="Times New Roman" fo:font-weight="bold" style:font-weight-asian="bold" style:font-name-complex="Times New Roman1" style:font-weight-complex="bold"/>
    </style:style>
    <style:style style:name="T42" style:family="text">
      <style:text-properties style:font-name="Times New Roman" fo:font-size="8pt" fo:font-weight="bold" style:font-name-asian="F" style:font-size-asian="8pt" style:font-weight-asian="bold" style:font-name-complex="B Nazanin" style:font-size-complex="8pt" style:font-weight-complex="bold" fo:background-color="#ffff00"/>
    </style:style>
    <style:style style:name="T43" style:family="text">
      <style:text-properties style:font-name="Times New Roman" fo:font-size="8pt" fo:font-weight="bold" style:font-name-asian="F" style:font-size-asian="8pt" style:font-weight-asian="bold" style:font-name-complex="B Nazanin" style:font-size-complex="8pt" style:font-weight-complex="bold"/>
    </style:style>
    <style:style style:name="T44" style:family="text">
      <style:text-properties style:font-name="Times New Roman" fo:font-size="8pt" fo:font-weight="bold" style:font-name-asian="F" style:font-size-asian="8pt" style:font-weight-asian="bold" style:font-name-complex="B Nazanin" style:font-size-complex="8pt" style:language-complex="fa" style:country-complex="IR" style:font-weight-complex="bold"/>
    </style:style>
    <style:style style:name="T45" style:family="text">
      <style:text-properties style:font-name="Times New Roman" fo:font-size="8pt" fo:font-weight="bold" style:font-name-asian="F" style:font-size-asian="8pt" style:font-weight-asian="bold" style:font-name-complex="Calibri1" style:font-size-complex="8pt" style:font-weight-complex="bold"/>
    </style:style>
    <style:style style:name="T46" style:family="text">
      <style:text-properties style:font-name="Times New Roman" fo:font-size="4pt" fo:font-weight="bold" style:font-name-asian="F" style:font-size-asian="4pt" style:font-weight-asian="bold" style:font-name-complex="B Nazanin" style:font-size-complex="4pt" style:font-weight-complex="bold"/>
    </style:style>
    <style:style style:name="T47" style:family="text">
      <style:text-properties style:font-name="Times New Roman" fo:font-size="4pt" fo:font-weight="bold" style:font-name-asian="F" style:font-size-asian="4pt" style:font-weight-asian="bold" style:font-name-complex="B Nazanin" style:font-size-complex="4pt" style:font-weight-complex="bold" fo:background-color="#ffff00"/>
    </style:style>
    <style:style style:name="T48" style:family="text">
      <style:text-properties style:font-name-complex="B Nazanin"/>
    </style:style>
    <style:style style:name="T49" style:family="text">
      <style:text-properties style:font-name-complex="B Nazanin" fo:background-color="#ffff00"/>
    </style:style>
    <style:style style:name="T50" style:family="text">
      <style:text-properties style:font-name="Wingdings 2" fo:font-size="12pt" style:font-name-asian="Wingdings 21" style:font-size-asian="12pt" style:font-name-complex="Wingdings 21" style:font-size-complex="12pt" fo:background-color="#ffff00"/>
    </style:style>
    <style:style style:name="T51" style:family="text">
      <style:text-properties style:font-name="Wingdings 2" fo:font-size="9pt" fo:font-weight="bold" style:font-name-asian="Wingdings 21" style:font-size-asian="9pt" style:font-weight-asian="bold" style:font-name-complex="Wingdings 21" style:font-size-complex="9pt" style:font-weight-complex="bold"/>
    </style:style>
    <style:style style:name="T52" style:family="text">
      <style:text-properties style:font-name="Wingdings 2" fo:font-size="8pt" fo:font-weight="bold" style:font-name-asian="Wingdings 21" style:font-size-asian="8pt" style:font-weight-asian="bold" style:font-name-complex="Wingdings 21" style:font-size-complex="8pt" style:font-weight-complex="bold"/>
    </style:style>
    <style:style style:name="T53" style:family="text">
      <style:text-properties fo:font-size="13pt" fo:font-weight="bold" style:font-size-asian="13pt" style:font-weight-asian="bold" style:font-name-complex="B Nazanin" style:font-size-complex="13pt" style:font-weight-complex="bold"/>
    </style:style>
    <style:style style:name="T54" style:family="text">
      <style:text-properties fo:font-size="10pt" fo:font-weight="bold" style:font-size-asian="10pt" style:font-weight-asian="bold" style:font-name-complex="B Nazanin" style:font-size-complex="10pt" style:language-complex="ar" style:country-complex="SA" style:font-weight-complex="bold"/>
    </style:style>
    <style:style style:name="T55" style:family="text">
      <style:text-properties fo:font-size="10pt" fo:font-weight="bold" style:font-size-asian="10pt" style:font-weight-asian="bold" style:font-name-complex="B Nazanin" style:font-size-complex="10pt" style:font-weight-complex="bold"/>
    </style:style>
    <style:style style:name="T56" style:family="text">
      <style:text-properties fo:font-size="10pt" style:font-size-asian="10pt" style:font-name-complex="B Nazanin" style:font-size-complex="10pt"/>
    </style:style>
    <style:style style:name="T57" style:family="text">
      <style:text-properties fo:font-size="10pt" style:font-size-asian="10pt" style:font-name-complex="B Nazanin" style:font-size-complex="10pt" style:language-complex="ar" style:country-complex="SA"/>
    </style:style>
    <style:style style:name="T58" style:family="text">
      <style:text-properties fo:font-size="10pt" style:font-size-asian="10pt" style:font-name-complex="B Nazanin" style:font-size-complex="10pt" style:language-complex="fa" style:country-complex="IR"/>
    </style:style>
    <style:style style:name="T59" style:family="text">
      <style:text-properties fo:font-size="8pt" style:font-size-asian="8pt" style:font-name-complex="B Nazanin" style:font-size-complex="8pt"/>
    </style:style>
    <style:style style:name="T60" style:family="text">
      <style:text-properties fo:font-size="8pt" style:font-size-asian="8pt" style:font-name-complex="B Nazanin" style:font-size-complex="8pt" fo:background-color="#ffff00"/>
    </style:style>
    <style:style style:name="T61" style:family="text">
      <style:text-properties fo:font-size="8pt" style:font-name-asian="F" style:font-size-asian="8pt" style:font-name-complex="B Nazanin" style:font-size-complex="8pt"/>
    </style:style>
    <style:style style:name="T62" style:family="text">
      <style:text-properties fo:font-size="8pt" style:font-name-asian="F" style:font-size-asian="8pt" style:font-name-complex="B Zar" style:font-size-complex="8pt"/>
    </style:style>
    <style:style style:name="T63" style:family="text">
      <style:text-properties style:text-position="sub 58%" style:font-name="Times New Roman" fo:font-weight="bold" style:font-weight-asian="bold" style:font-name-complex="Times New Roman1" style:font-weight-complex="bold"/>
    </style:style>
    <style:style style:name="T64" style:family="text">
      <style:text-properties style:font-name="Arial" fo:font-size="8pt" fo:font-weight="bold" style:font-name-asian="F" style:font-size-asian="8pt" style:font-weight-asian="bold" style:font-name-complex="Arial1" style:font-size-complex="8pt" style:font-weight-complex="bold"/>
    </style:style>
    <style:style style:name="fr1" style:family="graphic" style:parent-style-name="Frame">
      <style:graphic-properties fo:margin-left="0.1252in" fo:margin-right="0.1252in" fo:margin-top="0in" fo:margin-bottom="0in" style:vertical-pos="from-top" style:vertical-rel="paragraph" style:horizontal-pos="from-left" style:horizontal-rel="page-content" draw:opacity="0%" fo:padding="0in" fo:border="none"/>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28in" svg:stroke-color="#223852" svg:stroke-linecap="butt" draw:fill="solid" draw:fill-color="#000000" draw:textarea-vertical-align="top" draw:auto-grow-height="false" fo:min-height="0.0555in" fo:min-width="0in" fo:padding-top="0.0492in" fo:padding-bottom="0.0492in" fo:padding-left="0.0984in" fo:padding-right="0.0984in" fo:wrap-option="wrap" fo:margin-left="0in" fo:margin-right="0.0126in" fo:margin-top="0in" fo:margin-bottom="0.013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626in" svg:stroke-color="#000000" draw:stroke-linejoin="miter" draw:fill="solid" draw:fill-color="#bfbfbf" draw:textarea-vertical-align="top" draw:auto-grow-height="false" fo:min-height="1.0799in" fo:min-width="3.5929in" fo:padding-top="0.05in" fo:padding-bottom="0.05in" fo:padding-left="0.1in" fo:padding-right="0.1in" fo:wrap-option="wrap" fo:margin-left="0.0327in" fo:margin-right="0.0398in" fo:margin-top="0.0327in" fo:margin-bottom="0.03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in" draw:fill="none" draw:textarea-vertical-align="top" draw:auto-grow-height="false" fo:min-height="0.1882in" fo:min-width="1.0335in" fo:padding-top="0.05in" fo:padding-bottom="0.05in" fo:padding-left="0.1in" fo:padding-right="0.1in" fo:wrap-option="wrap" fo:margin-left="0in" fo:margin-right="0in" fo:margin-top="0in" fo:margin-bottom="0.0043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in" draw:fill="none" draw:textarea-vertical-align="top" draw:auto-grow-height="false" fo:min-height="0.1882in" fo:min-width="1.0335in" fo:padding-top="0.05in" fo:padding-bottom="0.05in" fo:padding-left="0.1in" fo:padding-right="0.1in" fo:wrap-option="wrap" fo:margin-left="0in" fo:margin-right="0in" fo:margin-top="0in" fo:margin-bottom="0.0043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417in" svg:stroke-color="#f2f2f2" draw:stroke-linejoin="miter" draw:fill="solid" draw:fill-color="#f79646" draw:textarea-vertical-align="top" draw:auto-grow-height="false" fo:min-height="1.011in" fo:min-width="5.7307in" fo:padding-top="0.0492in" fo:padding-bottom="0.0492in" fo:padding-left="0.0984in" fo:padding-right="0.0984in" fo:wrap-option="wrap" draw:shadow="visible" draw:shadow-offset-x="0.0138in" draw:shadow-offset-y="0.028in" draw:shadow-color="#984807" draw:shadow-opacity="50%" loext:shadow-blur="0in" fo:margin-left="0.0209in" fo:margin-right="0.0362in" fo:margin-top="0.0209in" fo:margin-bottom="0.0626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19"><text:span text:style-name="T1"><text:s/></text:span></text:p>
      <text:p text:style-name="Standard"><text:span text:style-name="T2">دانشگاه آزاداسلامي</text:span></text:p>
      <text:p text:style-name="Standard"><text:span text:style-name="T2">باشگاه پژوهشگران جوان و نخبگان<text:line-break/></text:span></text:p>
      <text:p text:style-name="P24"/>
      <text:p text:style-name="P24"><draw:custom-shape text:anchor-type="char" draw:z-index="0" draw:name="AutoShape 12" draw:style-name="gr5" draw:text-style-name="P73" svg:width="6.0476in" svg:height="1.2295in" svg:x="0.1043in" svg:y="0.1957in"><text:p/><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draw:equation draw:name="f0" draw:formula="min(logwidth,logheight)/6"/><draw:equation draw:name="f1" draw:formula="logwidth+0-?f0 "/><draw:equation draw:name="f2" draw:formula="logheight+0-?f0 "/><draw:equation draw:name="f3" draw:formula="?f0 *29289/100000"/><draw:equation draw:name="f4" draw:formula="logwidth+0-?f3 "/><draw:equation draw:name="f5" draw:formula="logheight+0-?f3 "/><draw:equation draw:name="f6" draw:formula="logwidth/2"/><draw:equation draw:name="f7" draw:formula="logheight/2"/><draw:equation draw:name="f8" draw:formula="logheight"/><draw:equation draw:name="f9" draw:formula="logwidth"/><draw:equation draw:name="f10" draw:formula="(10800000)/60000.0"/><draw:equation draw:name="f11" draw:formula="(5400000)/60000.0"/><draw:equation draw:name="f12" draw:formula="(16200000)/60000.0"/><draw:equation draw:name="f13" draw:formula="(5400000)/60000.0"/><draw:equation draw:name="f14" draw:formula="(0)/60000.0"/><draw:equation draw:name="f15" draw:formula="(5400000)/60000.0"/><draw:equation draw:name="f16" draw:formula="(5400000)/60000.0"/><draw:equation draw:name="f17" draw:formula="(5400000)/60000.0"/></draw:enhanced-geometry></draw:custom-shape></text:p>
      <text:p text:style-name="P32"/>
      <text:p text:style-name="Standard"><text:span text:style-name="T12">طرح نامه برگزاری <text:line-break/> مسابقات فناورانه</text:span></text:p>
      <text:p text:style-name="P33"/>
      <text:p text:style-name="Standard"><text:span text:style-name="T13">عنوان کامل مسابقه</text:span></text:p>
      <text:p text:style-name="P34"/>
      <text:p text:style-name="P35"><text:span text:style-name="T14">مسابقه فناورانه آب </text:span></text:p>
      <text:p text:style-name="P36"><text:span text:style-name="T15">(با تاکید بر همبست آب، غذا و سلامت)</text:span></text:p>
      <text:p text:style-name="P37"><draw:custom-shape text:anchor-type="char" draw:z-index="34" draw:name="Text Box 5" draw:style-name="gr2" draw:text-style-name="P71" svg:width="3.7925in" svg:height="1.1795in" svg:x="1.1783in" svg:y="0.498in"><text:p text:style-name="P1"><text:span text:style-name="T18">نام استان : علوم و تحقیقات</text:span></text:p><text:p text:style-name="P1"><text:span text:style-name="T18">نام واحد دانشگاهی: علوم و تحقیقات</text:span></text:p><text:p text:style-name="P1"><text:span text:style-name="T18">تاریخ ارسال طرح نامه: 30/07/140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8"><text:span text:style-name="T15">بسمه‌تعالي</text:span></text:p>
      <text:p text:style-name="P39"><text:span text:style-name="T15"><text:s/></text:span></text:p>
      <text:p text:style-name="P39"><text:span text:style-name="T4">1</text:span><text:span text:style-name="T5">-چکیده</text:span><text:span text:style-name="T4">: </text:span><text:span text:style-name="T21">(در اين قسمت علاوه بر ارائه تاريخچه اي از روند برگزاري دوره‌هاي گذشته و دلائل و ضرورت برگزاري يا نحوه مشاركت( مالي يا معنوي</text:span><text:span text:style-name="T26">) </text:span><text:span text:style-name="T21">، نتايج حاصله براي دانشجویان و دانشگاه به صورت اختصار ذكر شود)</text:span></text:p>
      <text:p text:style-name="P28"/>
      <text:p text:style-name="P39"><text:span text:style-name="T4">1-1</text:span><text:span text:style-name="T5">- تاریخچه مسابقات برگزار شده در همین زمینه در واحد دانشگاهی</text:span><text:span text:style-name="T4">: </text:span></text:p>
      <text:p text:style-name="P40"><text:span text:style-name="T7">مسابقه فناورانه آب (با تاکید بر همبست آب، غذا و سلامت) به‌عنوان یک رویداد فناورانه، برای اولین بار در دانشگاه آزاد اسلامی برگزار می‌شود. این مسابقه در راستای ایجاد همگرایی میان رشته‌های مختلف مرتبط با آب، غذا و سلامت طراحی شده و تمرکز اصلی آن بر ادغام دانش و تجربیات مختلف فناورانه و صنعتی است. برخلاف اکثر مسابقات، مسابقه فناورانه آب تنها به یک رشته خاص محدود نمی‌شود، بلکه تلاش می‌کند تا با نگاه میان رشته ای، فضایی را برای به اشتراک‌گذاری و هم افزایی دانش و تجربیات متنوع ایجاد کند.</text:span></text:p>
      <text:p text:style-name="P40"><text:span text:style-name="T7">این رویداد نه تنها فرصت‌هایی برای ایده‌پردازی و ارائه پژوهش‌های جدید در جهت رفع چالشهای معرفی شده بهره برداران فراهم می‌کند، بلکه بخش‌هایی همچون عرضه و دفاع از ایده‌ها و همچنین پنل‌های تخصصی و رقابتی را نیز شامل می‌شود. به‌علاوه، مسابقه فناورانه آب با رویکرد جدیدی به مسائلی مانند ارزیابی دستاوردها، برگزاری مسابقات مناظره علمی، و بازیوارسازی چالشهای تخصصی، سطحی فراتر از رقابت‌های معمول ایجاد می کند.</text:span></text:p>
      <text:p text:style-name="P40"><text:span text:style-name="T7">با توجه به نوآوری و ابعاد گسترده این برنامه، می‌توان ادعا کرد که مسابقه فناورانه آب نه تنها اولین نمونه در این واحد دانشگاهی، بلکه یکی از برجسته‌ترین و جامع‌ترین رویدادهای علمی است که در سطح ملی و فراملی برگزار خواهد شد. این مسابقه با هدف ترویج همکاری و همگرایی فناورانه، به نوعی چارچوب جدیدی از تعامل فناورانه را میان دانشگاهیان و بهره برداران رشته‌های مرتبط پایه‌ریزی می‌کند و در شرکت کنندگان، باعث رشد مهارت‌های منجر به دستاورد فناورانه می‌شود.</text:span></text:p>
      <text:p text:style-name="P29"/>
      <text:p text:style-name="P39"><text:span text:style-name="T4">2</text:span><text:span text:style-name="T5">-1- نتایج حاصله برای دانشجویان و دانشگاه به اختصار(دستاوردهای مورد انتظار</text:span><text:span text:style-name="T4">):</text:span></text:p>
      <text:p text:style-name="P39"><text:span text:style-name="T7">1</text:span><text:span text:style-name="T4">. فرصت هم افزایی میان‌رشته‌ای:</text:span><text:span text:style-name="T7"> این برنامه به دانشجویان کمک می‌کند تا اهمیت همگرایی بین حوزه‌های آب، غذا و سلامت را درک کنند. دانشجویان با تجربه مفاهیمی که این حوزه‌ها را به هم مرتبط می‌کند، قادر خواهند بود چالش های پیچیده‌تری را در این حوزه‌ها بررسی کنند. برای مثال، درک اینکه کیفیت آب می‌تواند بر تولید مواد غذایی و سلامت عمومی تأثیر بگذارد، به دانشجویان دید وسیع‌تری از تأثیرات متقابل این حوزه‌ها می‌دهد. این هم‌افزایی میان‌رشته‌ای به آنها کمک می‌کند تا به محققان و نوآورانی تبدیل شوند که راه‌حل‌های جامع‌تری برای چالش‌های ملی و جهانی ارائه می‌دهند.</text:span></text:p>
      <text:p text:style-name="P39"><text:span text:style-name="T7">2</text:span><text:span text:style-name="T4">. تقویت مهارت‌های ارائه راه‌حل و تفکر انتقادی:</text:span><text:span text:style-name="T7"> شرکت در این رویداد به دانشجویان این امکان را می‌دهد تا مهارت‌های حل‌مساله خود را در چالشهای جامعه در حوزه‌های آب، غذا و سلامت توسعه دهند. با ارائه راه حل و تجربه پیاده سازی آن، دانشجویان مهارت‌های نگاه جامع، رعایت محدودیتهای بهره برداران و نقد و ارزیابی راه‌حلهای دیگران را تقویت می‌کنند و تفکر انتقادی و تفکر سیستمی خود را توسعه می‌دهند که برای هر فرد فعال در حوزه فناوری ضروری است. این تجربه به آنها اعتمادبه‌نفس بیشتری می‌دهد و توانایی آنها را برای حضور در عرصه نیازهای فناورانه جامعه تقویت می‌کند.</text:span></text:p>
      <text:p text:style-name="P39"><text:span text:style-name="T4">3. ایجاد شبکه ارتباطی و همکاری‌های فناورانه میان ذینفعان:</text:span><text:span text:style-name="T7"> این برنامه فرصتی را برای دانشجویان فراهم می‌کند تا با بهره برداران خارج دانشگاه علاوه بر اساتید، متخصصان دانشگاهی و دانشجویان دیگر از حوزه‌های مختلف آشنا شوند. شبکه‌سازی از طریق مشارکت در کارگاه‌ها، مسابقات و پنل‌های علمی، می‌تواند فرصت‌های بیشتری را برای همکاری‌های فناورانه در آینده ایجاد کند و جامعه فناوری کشور را در حوزه آب، غذا و سلامت گسترش دهد. </text:span></text:p>
      <text:p text:style-name="P39"><text:span text:style-name="T4">4. توسعه مهارت‌های عملی و کاربردی:</text:span><text:span text:style-name="T7"> بخش رقابت‌ها و پروژه‌های گروهی در این برنامه، فرصتی را برای دانشجویان فراهم می‌کند تا مهارت‌های عملی خود را به‌کار گیرند. دانشجویان با کار در تیم‌ها و شرکت در مسابقات مختلف، یاد می‌گیرند چگونه ایده‌های خود را به پروژه‌های عملی تبدیل کنند و آنها را اجرا کنند. این تجربه به آنها مهارت‌هایی مانند مدیریت زمان، کار گروهی و حل مسئله را یاد می‌دهد که در دنیای واقعی بسیار ارزشمند است.</text:span></text:p>
      <text:p text:style-name="P39"><text:span text:style-name="T4">5. شناسایی و معرفی تیمهای فناور به بهره برداران:</text:span><text:span text:style-name="T7"> یکی از اهداف اصلی این رویداد، تیم‌سازی و تطبیق فعالیت تیم‌ها با نیارهای واقعی و عرضه تیم ها به جامعه بهره برداران مرتبط است. رشد و استقرار این تیم‌های فناور، به بالندگی فناورانه دانشگاه در مرکز رشد و سرای نوآوری واحد علوم و تحقیقات و در درازمدت به پایداری و تاب آوری واقعی این مراکز منجر می شود.</text:span></text:p>
      <text:p text:style-name="P28"/>
      <text:p text:style-name="P39"><text:span text:style-name="T4">3-1-بهره برداران، حامیان و مشارکت مالی و معنوی: </text:span></text:p>
      <text:p text:style-name="P39"><text:span text:style-name="T7">در راستای برگزاری موفق و تأثیرگذار برنامه IRC، ما تلاش کرده‌ایم تا طیف وسیعی از حامیان و مشارکت‌کنندگان مالی و معنوی را شناسایی و برای همکاری جذب کنیم. این برنامه به دلیل نوآوری، همگرایی علمی و پوشش رشته‌های متنوع، نیاز به حمایت گسترده‌ای از سوی نهادهای علمی و صنعتی دارد. </text:span></text:p>
      <text:p text:style-name="P39"><text:span text:style-name="T7">هرچند مذاکرات رسمی و نهایی برای تأمین این حمایت‌ها هنوز به سرانجام نرسیده است و در مراحل اولیه قرار دارد، ما لیستی از دانشگاه‌ها، انجمن‌های علمی و سازمان‌های مرتبط تهیه کرده‌ایم که می‌توانند نقش مهمی در پشتیبانی مالی و معنوی از این رویداد ایفا کنند. این لیست به ما امکان می‌دهد تا با پیشرفت مذاکرات و دریافت تأییدیه‌های لازم، به‌صورت مؤثر با این نهادها وارد همکاری شویم.</text:span></text:p>
      <text:p text:style-name="P19"><text:span text:style-name="T4">حامیان اصلی و بهره برداران بالفعل:</text:span></text:p>
      <text:p text:style-name="P19"><text:soft-page-break/><text:span text:style-name="T7">شرکت سهامی آب منطقه ای البرز</text:span></text:p>
      <text:p text:style-name="P19"><text:span text:style-name="T7">شرکت مهندسی مپنا</text:span></text:p>
      <text:p text:style-name="P19"><text:span text:style-name="T7">شرکت فرآب</text:span></text:p>
      <text:p text:style-name="P19"><text:span text:style-name="T7">شرکت پاک آب ایمن گستر</text:span></text:p>
      <text:p text:style-name="P19"><text:span text:style-name="T7">شرکت آریا صاف سپاهان</text:span></text:p>
      <text:p text:style-name="P19"><text:span text:style-name="T7">شرکت دانش بنیان ویرا پژوهان پویا</text:span></text:p>
      <text:p text:style-name="P19"><text:span text:style-name="T7">شرکت آبتین پارسیان پیشرو آپادانا</text:span></text:p>
      <text:p text:style-name="P19"><text:span text:style-name="T7">شرکت مهندسین مشاور جاماب</text:span></text:p>
      <text:p text:style-name="P19"><text:span text:style-name="T7">مرکز تحقیقات آب و انرژی دانشگاه تهران</text:span></text:p>
      <text:p text:style-name="P19"><text:span text:style-name="T4">حامیان بالقوه:</text:span></text:p>
      <text:p text:style-name="P19"><text:span text:style-name="T7">وزارت نیرو</text:span></text:p>
      <text:p text:style-name="P19"><text:span text:style-name="T7">وزارت بهداشت، درمان و آموزش</text:span></text:p>
      <text:p text:style-name="P19"><text:span text:style-name="T7">شرکت آب و فاضلاب تهران</text:span></text:p>
      <text:p text:style-name="P19"><text:span text:style-name="T7">شرکت مهندسین آشناب</text:span></text:p>
      <text:p text:style-name="P19"><text:span text:style-name="T7">شرکت مدیریت منابع آب ایران</text:span></text:p>
      <text:p text:style-name="P19"><text:span text:style-name="T7">انجمن آب و فاضلاب ایران</text:span></text:p>
      <text:p text:style-name="P19"><text:span text:style-name="T7">انجمن علوم و مهندسی منابع آب ایران</text:span></text:p>
      <text:p text:style-name="P19"><text:span text:style-name="T7">انجمن آب های معدنی و آشامیدنی ایران</text:span></text:p>
      <text:p text:style-name="P19"><text:span text:style-name="T7">ستاد احیای دریاچه ارومیه</text:span></text:p>
      <text:p text:style-name="P19"><text:span text:style-name="T7">انجمن تغذیه ایران</text:span></text:p>
      <text:p text:style-name="P19"><text:span text:style-name="T7">انجمن علمی تغذیه ایران</text:span></text:p>
      <text:p text:style-name="P19"><text:span text:style-name="T10">انستیتو</text:span><text:span text:style-name="T7"> تحقیقات تغذیه‌ای و صنایع غذایی کشور</text:span></text:p>
      <text:p text:style-name="P20"><text:span text:style-name="T4">2</text:span><text:span text:style-name="T5">- وضعیت باشگاه واحد و استان:</text:span></text:p>
      <table:table table:name="Table1" table:style-name="Table1">
        <table:table-column table:style-name="Table1.A"/>
        <table:table-column table:style-name="Table1.B"/>
        <table:table-row table:style-name="Table1.1">
          <table:table-cell table:style-name="Table1.A1" office:value-type="string">
            <text:p text:style-name="P47"><text:span text:style-name="T31">عنوان</text:span></text:p>
          </table:table-cell>
          <table:table-cell table:style-name="Table1.A1" office:value-type="string">
            <text:p text:style-name="P47"><text:span text:style-name="T32">تعداد</text:span></text:p>
          </table:table-cell>
        </table:table-row>
        <table:table-row table:style-name="Table1.1">
          <table:table-cell table:style-name="Table1.A1" office:value-type="string">
            <text:p text:style-name="P47"><text:span text:style-name="T31">تعداد تیم‌های فناور موجود در این زمینه در واحد دانشگاهی</text:span></text:p>
          </table:table-cell>
          <table:table-cell table:style-name="Table1.A1" office:value-type="string">
            <text:p text:style-name="P47"><text:span text:style-name="T32">19</text:span></text:p>
          </table:table-cell>
        </table:table-row>
        <table:table-row table:style-name="Table1.1">
          <table:table-cell table:style-name="Table1.A1" office:value-type="string">
            <text:p text:style-name="P47"><text:span text:style-name="T31">برآورد تعداد تیم‌های فناور موجود در این زمینه در دانشگاه آزاد اسلامی</text:span></text:p>
          </table:table-cell>
          <table:table-cell table:style-name="Table1.A1" office:value-type="string">
            <text:p text:style-name="P47"><text:span text:style-name="T32">47</text:span></text:p>
          </table:table-cell>
        </table:table-row>
        <table:table-row table:style-name="Table1.1">
          <table:table-cell table:style-name="Table1.A1" office:value-type="string">
            <text:p text:style-name="P47"><text:span text:style-name="T31">پیش بینی تعداد تیمهای شرکت کننده در مسابقه</text:span></text:p>
          </table:table-cell>
          <table:table-cell table:style-name="Table1.A1" office:value-type="string">
            <text:p text:style-name="P47"><text:span text:style-name="T32">70</text:span></text:p>
          </table:table-cell>
        </table:table-row>
        <table:table-row table:style-name="Table1.1">
          <table:table-cell table:style-name="Table1.A1" office:value-type="string">
            <text:p text:style-name="P47"><text:span text:style-name="T31">پیش بینی تعداد تیمهای فناور در دانشگاه آزاد اسلامی پس از مسابقه</text:span></text:p>
          </table:table-cell>
          <table:table-cell table:style-name="Table1.A1" office:value-type="string">
            <text:p text:style-name="P53"><text:span text:style-name="T33">70</text:span></text:p>
          </table:table-cell>
        </table:table-row>
        <table:table-row table:style-name="Table1.1">
          <table:table-cell table:style-name="Table1.A1" office:value-type="string">
            <text:p text:style-name="P47"><text:span text:style-name="T31">تعداد انجمن‌های فعال مرتبط با مسابقه در واحد</text:span></text:p>
          </table:table-cell>
          <table:table-cell table:style-name="Table1.A1" office:value-type="string">
            <text:p text:style-name="P47"><text:span text:style-name="T32">5</text:span></text:p>
          </table:table-cell>
        </table:table-row>
        <table:table-row table:style-name="Table1.1">
          <table:table-cell table:style-name="Table1.A1" office:value-type="string">
            <text:p text:style-name="P47"><text:span text:style-name="T31">تعداد دانشجویان در رشته(های) مرتبط در واحد</text:span></text:p>
          </table:table-cell>
          <table:table-cell table:style-name="Table1.A1" office:value-type="string">
            <text:p text:style-name="P47"><text:span text:style-name="T34">1</text:span><text:span text:style-name="T35">،</text:span><text:span text:style-name="T34">000</text:span></text:p>
          </table:table-cell>
        </table:table-row>
        <table:table-row table:style-name="Table1.1">
          <table:table-cell table:style-name="Table1.A1" office:value-type="string">
            <text:p text:style-name="P47"><text:span text:style-name="T31">تعداد کل مسابقات/رویدادهای برگزار شده در واحد در 1 سال گذشته </text:span></text:p>
          </table:table-cell>
          <table:table-cell table:style-name="Table1.A1" office:value-type="string">
            <text:p text:style-name="P47"><text:span text:style-name="T32">24</text:span></text:p>
          </table:table-cell>
        </table:table-row>
      </table:table>
      <text:p text:style-name="P25"/>
      <text:p text:style-name="P21"><text:span text:style-name="T5">3- دامنه برگزاری: </text:span><text:span text:style-name="T49">(در مورد مسابقات فناورانه فقط گزینه های ملی و بین المللی قابل انتخاب هستند)</text:span></text:p>
      <text:p text:style-name="P21"><text:span text:style-name="T5"><text:s/></text:span><text:span text:style-name="T8">درون واحدی </text:span><text:span text:style-name="T50">£</text:span><text:span text:style-name="T8"> <text:s text:c="5"/>استانی </text:span><text:span text:style-name="T50">£</text:span><text:span text:style-name="T8"> <text:s text:c="6"/>منطقه­ای </text:span><text:span text:style-name="T50">£</text:span><text:span text:style-name="T8"> <text:s text:c="6"/>ملی </text:span><text:span text:style-name="T50">£</text:span><text:span text:style-name="T8"> <text:s text:c="5"/>بین المللی</text:span><text:span text:style-name="T5"> </text:span><text:span text:style-name="T50"></text:span></text:p>
      <text:p text:style-name="P20"><text:span text:style-name="T5">4- محورهای مسابقه / رویداد: </text:span><text:span text:style-name="T22">( به صورت شماره گذاری شده به همراه طرح چالشهای مد نظر در هر یک از محورها)</text:span><text:span text:style-name="T53"> </text:span></text:p>
      <text:p text:style-name="P39"><text:span text:style-name="T48">محورهای اصلی این مسابقه به‌طور مستقل توسط تیم برگزارکننده طراحی و تعیین خواهد شد. این محورها با توجه به نیازها و اولویت‌های روز جامعه و صنعت در حوزه‌های آب، سلامت و غذا شکل می‌گیرند. برای هر یک از این محورهای اصلی، چالش‌های مرتبط با نیازسنجی و نظرسنجی از صنعت و ذینفعان تعیین خواهد شد. این رویکرد به ما این امکان را می‌دهد که اطمینان حاصل کنیم چالش‌ها و مسائل مطرح شده در مسابقه واقعاً منعکس‌کننده نیازها و چالش‌های واقعی موجود در صنعت و جامعه هستند. با این شیوه، ما تلاش می‌کنیم تا به برگزاری مسابقه‌ای کارآمد و مفید دست یابیم که بتواند نوآوری و ایده‌های عملی را در راستای حل مشکلات واقعی پیش روی جامعه و صنعت به نمایش بگذارد.</text:span></text:p>
      <text:p text:style-name="P20"><text:span text:style-name="T4">۱. آب</text:span></text:p>
      <text:list xml:id="list1437584457" text:style-name="WWNum20">
        <text:list-item>
          <text:p text:style-name="P3"><text:span text:style-name="T19">مدیریت منابع آب</text:span></text:p>
          <text:list>
            <text:list-item>
              <text:p text:style-name="P4"><text:span text:style-name="T48">کاهش مصرف آب در کشاورزی و صنعت (آبیاری هوشمند و کشاورزی دقیق)</text:span></text:p>
            </text:list-item>
            <text:list-item>
              <text:p text:style-name="P4"><text:span text:style-name="T48">بازیافت و تصفیه آب (فناوری‌های نوین تصفیه و بازچرخانی آب)</text:span></text:p>
            </text:list-item>
            <text:list-item>
              <text:p text:style-name="P4"><text:span text:style-name="T48">حفاظت از منابع آب زیرزمینی و جلوگیری از آلودگی</text:span></text:p>
            </text:list-item>
            <text:list-item>
              <text:p text:style-name="P4"><text:span text:style-name="T48">مدیریت و بهره‌وری آب شهری و صنعتی</text:span></text:p>
            </text:list-item>
          </text:list>
        </text:list-item>
        <text:list-item>
          <text:p text:style-name="P3"><text:span text:style-name="T19">تغییرات اقلیمی و تاثیرات بر منابع آب</text:span></text:p>
          <text:list>
            <text:list-item>
              <text:p text:style-name="P4"><text:span text:style-name="T48">پیش‌بینی و مدیریت خشکسالی‌ها</text:span></text:p>
            </text:list-item>
            <text:list-item>
              <text:p text:style-name="P4"><text:span text:style-name="T48">تاثیر گرمایش جهانی بر کاهش منابع آب شیرین</text:span></text:p>
            </text:list-item>
            <text:list-item>
              <text:p text:style-name="P4"><text:span text:style-name="T48">تغییر الگوهای بارندگی و مدیریت سیلاب‌ها</text:span></text:p>
            </text:list-item>
          </text:list>
        </text:list-item>
        <text:list-item>
          <text:p text:style-name="P3"><text:span text:style-name="T19">فناوری‌های نوین در تصفیه و تامین آب</text:span></text:p>
          <text:list>
            <text:list-item>
              <text:p text:style-name="P4"><text:soft-page-break/><text:span text:style-name="T48">نمک‌زدایی از آب دریا (روش‌های کم‌هزینه و پایدار)</text:span></text:p>
            </text:list-item>
            <text:list-item>
              <text:p text:style-name="P4"><text:span text:style-name="T48">استفاده از نانو فناوری در تصفیه آب</text:span></text:p>
            </text:list-item>
            <text:list-item>
              <text:p text:style-name="P4"><text:span text:style-name="T48">تصفیه فاضلاب و پساب‌ها برای استفاده مجدد</text:span></text:p>
            </text:list-item>
          </text:list>
        </text:list-item>
        <text:list-item>
          <text:p text:style-name="P3"><text:span text:style-name="T19">عدالت آبی</text:span></text:p>
          <text:list>
            <text:list-item>
              <text:p text:style-name="P4"><text:span text:style-name="T48">توزیع عادلانه منابع آب بین کشورها و مناطق</text:span></text:p>
            </text:list-item>
            <text:list-item>
              <text:p text:style-name="P4"><text:span text:style-name="T48">چالش‌های بین‌المللی آب و منازعات آبی</text:span></text:p>
            </text:list-item>
          </text:list>
        </text:list-item>
        <text:list-item>
          <text:p text:style-name="P3"><text:span text:style-name="T19">کیفیت آب و سلامت</text:span></text:p>
          <text:list>
            <text:list-item>
              <text:p text:style-name="P4"><text:span text:style-name="T48">کنترل و کاهش آلودگی‌های شیمیایی و بیولوژیکی در منابع آب</text:span></text:p>
            </text:list-item>
            <text:list-item>
              <text:p text:style-name="P4"><text:span text:style-name="T48">بررسی میکروپلاستیک‌ها و اثرات آن‌ها بر کیفیت آب و سلامت انسان‌ها</text:span></text:p>
            </text:list-item>
          </text:list>
        </text:list-item>
      </text:list>
      <text:p text:style-name="P20"><text:span text:style-name="T4">2.</text:span><text:span text:style-name="T20"> </text:span><text:span text:style-name="T4">همگرایی میان آب، غذا، و سلامت</text:span></text:p>
      <text:p text:style-name="P20"><text:span text:style-name="T4">2.۱. امنیت غذایی، آب و سلامت</text:span></text:p>
      <text:list xml:id="list1077493429" text:style-name="WWNum23">
        <text:list-item>
          <text:p text:style-name="P5"><text:span text:style-name="T19">اثر کمبود آب بر تولید مواد غذایی و سلامت</text:span></text:p>
          <text:list>
            <text:list-item>
              <text:p text:style-name="P6"><text:span text:style-name="T48">تاثیر محدودیت منابع آبی بر کشاورزی و تولید مواد غذایی</text:span></text:p>
            </text:list-item>
            <text:list-item>
              <text:p text:style-name="P6"><text:span text:style-name="T48">پیامدهای کمبود و آلودگی آب بر تغذیه و سلامت جوامع، به ویژه در مناطق کم‌برخوردار</text:span></text:p>
            </text:list-item>
            <text:list-item>
              <text:p text:style-name="P6"><text:span text:style-name="T48">کیفیت آب آشامیدنی و ارتباط آن با بیماری‌های گوارشی و عمومی</text:span></text:p>
            </text:list-item>
          </text:list>
        </text:list-item>
        <text:list-item>
          <text:p text:style-name="P5"><text:span text:style-name="T19">راهکارهای پایدار برای تامین غذا و آب و بهبود سلامت</text:span></text:p>
          <text:list>
            <text:list-item>
              <text:p text:style-name="P6"><text:span text:style-name="T48">توسعه کشاورزی با مصرف کم آب و تولید محصولات مقاوم به خشکی</text:span></text:p>
            </text:list-item>
            <text:list-item>
              <text:p text:style-name="P6"><text:span text:style-name="T48">بهینه‌سازی منابع آب و غذا برای کاهش سوء تغذیه و بهبود سلامت</text:span></text:p>
            </text:list-item>
            <text:list-item>
              <text:p text:style-name="P6"><text:span text:style-name="T48">به کارگیری فناوری‌های تصفیه آب برای استفاده در تولید مواد غذایی سالم و بهداشتی</text:span></text:p>
            </text:list-item>
          </text:list>
        </text:list-item>
        <text:list-item>
          <text:p text:style-name="P5"><text:span text:style-name="T19">تاثیر کمبود یا آلودگی آب و غذا بر بیماری‌های غیر واگیردار (NCDs)</text:span></text:p>
          <text:list>
            <text:list-item>
              <text:p text:style-name="P6"><text:span text:style-name="T48">ارتباط بین تغذیه نامناسب (ناشی از کمبود یا آلودگی منابع غذایی) با بیماری‌های مزمن مانند دیابت، بیماری‌های قلبی و سرطان</text:span></text:p>
            </text:list-item>
            <text:list-item>
              <text:p text:style-name="P6"><text:span text:style-name="T48">اثرات آلودگی آب و خاک بر سلامت و شیوع بیماری‌های مرتبط با محیط زیست</text:span></text:p>
            </text:list-item>
            <text:list-item>
              <text:p text:style-name="P6"><text:span text:style-name="T48">تاثیر مصرف محصولات غذایی سالم و آب تصفیه‌شده بر کاهش ابتلا به بیماری‌های مزمن</text:span></text:p>
            </text:list-item>
          </text:list>
        </text:list-item>
      </text:list>
      <text:p text:style-name="P20"><text:span text:style-name="T4">2.2. تغییرات اقلیمی و اثرات متقابل آن بر آب، غذا، و سلامت</text:span></text:p>
      <text:list xml:id="list1531698458" text:style-name="WWNum24">
        <text:list-item>
          <text:p text:style-name="P7"><text:span text:style-name="T19">تغییرات اقلیمی و کمبود منابع آب و غذا</text:span></text:p>
          <text:list>
            <text:list-item>
              <text:p text:style-name="P8"><text:span text:style-name="T48">اثرات گرمایش جهانی بر کاهش منابع آب و تغییر در الگوهای تولید مواد غذایی</text:span></text:p>
            </text:list-item>
            <text:list-item>
              <text:p text:style-name="P8"><text:span text:style-name="T48">افزایش خطرات ناشی از بیماری‌های وابسته به محیط زیست، از جمله بیماری‌های عفونی، در اثر تغییرات آب و هوایی</text:span></text:p>
            </text:list-item>
          </text:list>
        </text:list-item>
        <text:list-item>
          <text:p text:style-name="P7"><text:span text:style-name="T19">پایداری اکوسیستم‌ها برای بهبود سلامت جوامع</text:span></text:p>
          <text:list>
            <text:list-item>
              <text:p text:style-name="P8"><text:span text:style-name="T48">طراحی و اجرای راهکارهای مبتنی بر طبیعت برای حفظ منابع آب و تولید پایدار غذا</text:span></text:p>
            </text:list-item>
            <text:list-item>
              <text:p text:style-name="P8"><text:span text:style-name="T48">مدیریت بهینه منابع طبیعی برای جلوگیری از گسترش بیماری‌ها و بهبود سلامت عمومی</text:span></text:p>
            </text:list-item>
          </text:list>
        </text:list-item>
      </text:list>
      <text:p text:style-name="P20"><text:span text:style-name="T4">2.3. فناوری‌های نوین برای حل چالش‌های مشترک آب، غذا، و سلامت</text:span></text:p>
      <text:list xml:id="list3436034667" text:style-name="WWNum25">
        <text:list-item>
          <text:p text:style-name="P9"><text:span text:style-name="T19">کاربرد هوش مصنوعی و داده‌های بزرگ (Big Data)</text:span></text:p>
          <text:list>
            <text:list-item>
              <text:p text:style-name="P10"><text:span text:style-name="T48">استفاده از تحلیل داده‌های بزرگ برای پیش‌بینی تغییرات منابع آب و تاثیر آن‌ها بر تولید غذا و سلامت</text:span></text:p>
            </text:list-item>
            <text:list-item>
              <text:p text:style-name="P10"><text:span text:style-name="T48">به کارگیری الگوریتم‌های هوش مصنوعی برای بهینه‌سازی مدیریت منابع آبی و غذایی و پیش‌بینی شیوع بیماری‌های وابسته به محیط زیست</text:span></text:p>
            </text:list-item>
          </text:list>
        </text:list-item>
        <text:list-item>
          <text:p text:style-name="P9"><text:span text:style-name="T19">نانو فناوری و زیست‌فناوری (Biotechnology) در مدیریت آب و تولید غذا</text:span></text:p>
          <text:list>
            <text:list-item>
              <text:p text:style-name="P10"><text:span text:style-name="T48">توسعه نانو فیلترها برای تصفیه آب مورد استفاده در کشاورزی و صنعت غذایی</text:span></text:p>
            </text:list-item>
            <text:list-item>
              <text:p text:style-name="P10"><text:span text:style-name="T48">استفاده از زیست‌فناوری برای افزایش بازده محصولات غذایی و بهبود کیفیت منابع آب و غذا</text:span></text:p>
            </text:list-item>
          </text:list>
        </text:list-item>
      </text:list>
      <text:p text:style-name="P20"><text:span text:style-name="T4">2.۴. عدالت اجتماعی و توزیع منابع آب و غذا برای بهبود سلامت جهانی</text:span></text:p>
      <text:list xml:id="list3702058589" text:style-name="WWNum27">
        <text:list-item>
          <text:p text:style-name="P11"><text:span text:style-name="T19">عدالت در دسترسی به منابع آب و غذا</text:span></text:p>
          <text:list>
            <text:list-item>
              <text:p text:style-name="P12"><text:span text:style-name="T48">توزیع عادلانه منابع آب و غذا در مناطق کم‌برخوردار و تاثیر آن بر بهبود سلامت جمعیت‌ها</text:span></text:p>
            </text:list-item>
            <text:list-item>
              <text:p text:style-name="P12"><text:span text:style-name="T48">بررسی سیاست‌های ملی و بین‌المللی برای تضمین دسترسی به آب و غذای سالم برای همه</text:span></text:p>
            </text:list-item>
          </text:list>
        </text:list-item>
        <text:list-item>
          <text:p text:style-name="P11"><text:span text:style-name="T19">پیشگیری و مدیریت بحران‌های انسانی ناشی از کمبود آب و غذا</text:span></text:p>
          <text:list>
            <text:list-item>
              <text:p text:style-name="P12"><text:span text:style-name="T48">مدیریت بحران‌ها و پیشگیری از تاثیرات سوء ناشی از کمبود آب و غذا بر سلامت جوامع، به خصوص در مناطق درگیر جنگ یا خشکسالی</text:span></text:p>
            </text:list-item>
          </text:list>
        </text:list-item>
      </text:list>
      <text:p text:style-name="P20"><text:span text:style-name="T4">2.5. آموزش و ارتقاء آگاهی عمومی در همگرایی آب، غذا و سلامت</text:span></text:p>
      <text:list xml:id="list229213573" text:style-name="WWNum26">
        <text:list-item>
          <text:p text:style-name="P13"><text:span text:style-name="T19">آموزش سبک زندگی سالم و مصرف پایدار</text:span></text:p>
          <text:list>
            <text:list-item>
              <text:p text:style-name="P14"><text:span text:style-name="T48">ترویج آموزش در مورد مصرف صحیح و پایدار آب و غذا به منظور بهبود سلامت عمومی</text:span></text:p>
            </text:list-item>
            <text:list-item>
              <text:p text:style-name="P14"><text:span text:style-name="T48">افزایش آگاهی درباره تاثیرات منفی مصرف منابع ناسالم بر سلامت انسان‌ها و محیط زیست</text:span></text:p>
            </text:list-item>
          </text:list>
        </text:list-item>
        <text:list-item>
          <text:p text:style-name="P13"><text:soft-page-break/><text:span text:style-name="T19">نقش آموزش در توسعه راهکارهای بهداشتی و تغذیه‌ای پایدار</text:span></text:p>
          <text:list>
            <text:list-item>
              <text:p text:style-name="P14"><text:span text:style-name="T48">ایجاد برنامه‌های آموزشی جامع که به اهمیت استفاده درست از منابع آب و غذا برای سلامت پایدار بپردازند.</text:span></text:p>
            </text:list-item>
          </text:list>
        </text:list-item>
      </text:list>
      <text:p text:style-name="P30"/>
      <text:p text:style-name="P20"><text:span text:style-name="T4"><text:s/></text:span><text:span text:style-name="T5">5-روش (های) برگزاری <text:s/>(در صورت لزوم، چند گزینه انتخاب شود)</text:span></text:p>
      <text:list xml:id="list4046620961" text:style-name="WWNum36">
        <text:list-item>
          <text:p text:style-name="P15"><draw:custom-shape text:anchor-type="char" draw:z-index="35" draw:name="Rectangle 4" draw:style-name="gr1" draw:text-style-name="P70" svg:width="0.1343in" svg:height="0.1539in" svg:x="5.4547in" svg:y="0.0429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ایده آرا </text:span><text:span text:style-name="T8">(در این روش، شرکت کنندگان راه حلهایی برای چالشهای مطرح شده توسط برگزار کننده پیشنهاد می‌کنند و رقابت بین راه حل‌های آزموده نشده برگزار می‌شود. برنده جایزه، مجری طرح خواهد بود.)</text:span></text:p>
        </text:list-item>
        <text:list-item>
          <text:p text:style-name="P15"><text:span text:style-name="T5">مهارتی </text:span><text:span text:style-name="T8">(در این روش، یک مساله یکسان که حل آن در موضوع فناوری مورد نظر، نیازمند مهارت تمرین شده است، بین شرکت کنندگان به رقابت گذاشته می شود. برنده مسابقه بر اساس معیارهای از پیش تعیین شده در خروجی فعالیت مهارتی تعیین می شود.)</text:span></text:p>
        </text:list-item>
        <text:list-item>
          <text:p text:style-name="P15"><draw:custom-shape text:anchor-type="char" draw:z-index="36" draw:name="Rectangle 4" draw:style-name="gr1" draw:text-style-name="P70" svg:width="0.1343in" svg:height="0.1539in" svg:x="5.4535in" svg:y="0.044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سناریو محور </text:span><text:span text:style-name="T8">(در این روش، فناوران یک موضوع فناورانه مشترک را (مثلاً ساخت محصولی با مشخصات خاص) در یک سناریوی ارزیابی مشترک به رقابت می گذارند و برنده مسابقه باید به نقطه مطلوب در سناریوی مسابقه برسد)</text:span></text:p>
        </text:list-item>
        <text:list-item>
          <text:p text:style-name="P15"><draw:custom-shape text:anchor-type="char" draw:z-index="37" draw:name="Rectangle 4" draw:style-name="gr1" draw:text-style-name="P70" svg:width="0.1343in" svg:height="0.1539in" svg:x="5.4571in" svg:y="0.036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دستاورد محور </text:span><text:span text:style-name="T8">(در این روش، اگرچه محور مسابقه معلوم است، <text:s/>اما دستاوردهای متنوع با اهداف و مشخصات متنوع به صورت جشنواره ای و نمایشگاهی عرضه می شود. معیار برنده شدن در این مسابقه، معیارهای ارزشیابی نوآوری باز <text:s/>(Open Innovation)و تطبیق با محورهای مسابقه است.)</text:span></text:p>
        </text:list-item>
      </text:list>
      <text:p text:style-name="P30"/>
      <text:p text:style-name="P39"><text:span text:style-name="T5">6- در صورتی که روش مسابقه ایده آرا است، لیست چالشهای مد نظر و محل احصای چالش</text:span></text:p>
      <text:p text:style-name="P40"><text:span text:style-name="T7">در حال حاضر، فرآیند مذاکرات و تعاملات ما با شرکت‌ها، سازمان‌ها، و صنایع مختلف به منظور دریافت چالش‌های مطرح شده از سوی آن‌ها در مراحل اولیه قرار دارد. با توجه به هدف مسابقه، که تمرکز بر همگرایی حوزه‌های آب، غذا، و سلامت و شناسایی مشکلات موجود در این زمینه‌ها است، برنامه‌ریزی‌های لازم جهت برگزاری جلسات و هماهنگی‌های مربوطه با این نهادها در حال انجام است. در چارچوب این مذاکرات، قصد داریم از دیدگاه‌های کارشناسی و نیازهای واقعی صنایع و سازمان‌ها بهره‌مند شویم تا چالش‌های مبتنی بر مشکلات واقعی و اولویت‌دار، به بهترین نحو ممکن در مسابقه ایده‌پردازی تعریف شوند. اما در حال حاضر محور های زیر برای پیشنهاد به صنعت آماده سازی شده است:</text:span></text:p>
      <text:p text:style-name="P40"><text:span text:style-name="T4">1. طراحی سیستم‌های مدیریت سیلاب شهری با رویکرد بهره‌وری آب</text:span></text:p>
      <text:p text:style-name="P40"><text:span text:style-name="T7">طراحی و اجرای سیستم‌های جمع‌آوری و کنترل سیلاب در مناطق شهری، با استفاده از مخازن ذخیره‌سازی و کانال‌های دفع، به منظور استفاده بهینه از آب باران برای تأمین منابع آبی. این سیستم‌ها شامل ساخت مخازن زیرزمینی، ایجاد زهکش‌ها و استفاده از تکنولوژی‌های نوین مثل سیستم‌های نفوذپذیری آب به خاک می‌باشد.</text:span></text:p>
      <text:p text:style-name="P40"><text:span text:style-name="T4">2. طراحی و نصب سیستم‌های هوشمند آبیاری در کشاورزی به منظور کاهش مصرف آب</text:span></text:p>
      <text:p text:style-name="P40"><text:span text:style-name="T7">توسعه سیستم‌های هوشمند آبیاری قطره‌ای یا بارانی که با استفاده از حسگرهای رطوبت خاک و تجزیه و تحلیل داده‌های آب و هوا، آبیاری را بهینه‌سازی کنند. این سیستم‌ها با ترکیب داده‌های هواشناسی و رطوبت خاک، میزان و زمان آبیاری را بهینه می‌کنند.</text:span></text:p>
      <text:p text:style-name="P40"><text:span text:style-name="T4">3. مدیریت پایدار منابع آب زیرزمینی با استفاده از مدل‌سازی هیدرولوژیکی</text:span></text:p>
      <text:p text:style-name="P40"><text:span text:style-name="T7">استفاده از مدل‌های هیدرولوژیکی پیشرفته برای مدیریت بهره‌برداری پایدار از آب‌های زیرزمینی و پیشگیری از افت سطح سفره‌های آب زیرزمینی. این مدل‌ها بر پایه داده‌های آب‌شناسی، جغرافیایی و هواشناسی طراحی شده و می‌توانند استراتژی‌های بهینه بهره‌برداری و تغذیه مصنوعی را تعیین کنند.</text:span></text:p>
      <text:p text:style-name="P40"><text:span text:style-name="T4">4. ساخت سیستم آبیاری هوشمند کشاورزی</text:span></text:p>
      <text:p text:style-name="P40"><text:span text:style-name="T7">دانشجویان می‌توانند یک سیستم آبیاری هوشمند مبتنی بر حسگرهای رطوبت خاک و کنترل‌کننده‌های دیجیتال را به‌صورت ماکت طراحی کنند. این سیستم می‌تواند شامل مخزن آب، لوله‌های آبیاری قطره‌ای، و حسگرهای کوچک باشد که رطوبت خاک را اندازه‌گیری کرده و بر اساس آن، آبیاری را انجام دهد.</text:span></text:p>
      <text:p text:style-name="P40"><text:span text:style-name="T4">5. سیستم بازیافت آب در ساختمان‌ها</text:span></text:p>
      <text:p text:style-name="P40"><text:span text:style-name="T7">دانشجویان می‌توانند یک سیستم بازیافت آب خاکستری (</text:span><text:span text:style-name="T37">Greywate</text:span><text:span text:style-name="T7">r) را طراحی کنند که آب حاصل از دوش‌ها و سینک‌ها را تصفیه کرده و برای مصارف غیرآشامیدنی مانند فلاش تانک‌ها و آبیاری فضای سبز استفاده کند. این سیستم شامل مخازن ذخیره‌سازی، فیلترها و لوله‌کشی‌های مناسب است.</text:span></text:p>
      <text:p text:style-name="P40"><text:span text:style-name="T4">6. تصفیه آب با روش‌های طبیعی (</text:span><text:span text:style-name="T37">Constructed Wetlands</text:span><text:span text:style-name="T4">)</text:span></text:p>
      <text:p text:style-name="P40"><text:span text:style-name="T7">این سناریو شامل طراحی و ساخت یک مدل کوچک از یک سیستم تصفیه طبیعی آب (</text:span><text:span text:style-name="T37">Constructed Wetlands</text:span><text:span text:style-name="T7">) است که در آن آب آلوده از میان لایه‌های مختلف خاک و گیاهان عبور می‌کند و تصفیه می‌شود. این روش برای تصفیه فاضلاب یا آب‌های کشاورزی استفاده می‌شود.</text:span></text:p>
      <text:p text:style-name="P40"><text:span text:style-name="T4">7. مدل سیستم جمع‌آوری آب باران در مناطق شهری</text:span></text:p>
      <text:p text:style-name="P40"><text:span text:style-name="T7">دانشجویان می‌توانند یک سیستم کوچک جمع‌آوری آب باران از پشت بام‌های شهری را طراحی کنند. این سیستم شامل ناودان‌ها، فیلترهای اولیه و مخازن ذخیره‌سازی است که آب باران را برای استفاده در شستشو یا آبیاری فضای سبز ذخیره می‌کند.</text:span></text:p>
      <text:p text:style-name="P39"><text:soft-page-break/><text:span text:style-name="T17">معیارهای داوری و تعیین برنده:</text:span></text:p>
      <text:p text:style-name="P39"><text:span text:style-name="T7">برای ارزیابی دقیق‌تر و تخصصی‌تر در هر سناریو، می‌توان از شاخص‌ها و معیارهای علمی و مهندسی استفاده کرد. در زیر معیارهای تخصصی برای هر بخش ارائه می‌شود:</text:span></text:p>
      <text:p text:style-name="P39"><text:span text:style-name="T4">1. اثرگذاری بر مصرف و کیفیت آب</text:span></text:p>
      <text:p text:style-name="P39"><text:span text:style-name="T11">شاخص مصرف آب (</text:span><text:span text:style-name="T38">Water Use Index</text:span><text:span text:style-name="T11">):</text:span><text:span text:style-name="T7"> نسبت حجم آب مصرفی به واحد تولید (مانند کیلوگرم محصول غذایی). کاهش این شاخص نشان‌دهنده بهبود بهره‌وری آب است.</text:span></text:p>
      <text:p text:style-name="P39"><text:span text:style-name="T11">شاخص کیفیت آب (</text:span><text:span text:style-name="T38">Water Quality Index - WQI</text:span><text:span text:style-name="T11">):</text:span><text:span text:style-name="T7"> بر اساس پارامترهایی مانند </text:span><text:span text:style-name="T37">pH</text:span><text:span text:style-name="T7">، غلظت اکسیژن محلول، دمای آب، سختی، و محتوای مواد مغذی (مانند نیتروژن و فسفر). کاهش آلودگی‌های شیمیایی و زیستی معیار اصلی است.</text:span></text:p>
      <text:p text:style-name="P39"><text:span text:style-name="T11">شاخص کارایی مصرف آب (</text:span><text:span text:style-name="T38">Water Use Efficiency - WUE</text:span><text:span text:style-name="T11">):</text:span><text:span text:style-name="T7"> نسبت محصول تولید شده (در واحد وزن یا ارزش غذایی) به آب مصرفی.</text:span></text:p>
      <text:p text:style-name="P39"><text:span text:style-name="T4">2. نوآوری و خلاقیت</text:span></text:p>
      <text:p text:style-name="P39"><text:span text:style-name="T11">شاخص نوآوری تکنولوژیکی (</text:span><text:span text:style-name="T38">Technology Innovation Index</text:span><text:span text:style-name="T11">):</text:span><text:span text:style-name="T7"> ارزیابی راه‌حل‌های نوآورانه بر اساس پتنت‌ها، استفاده از تکنولوژی‌های جدید مثل نانو فیلترها، غشاهای اسمزی، یا بیوتکنولوژی.</text:span></text:p>
      <text:p text:style-name="P39"><text:span text:style-name="T11">شاخص </text:span><text:span text:style-name="T38">TRL</text:span><text:span text:style-name="T11"> (</text:span><text:span text:style-name="T38">Technology Readiness Level</text:span><text:span text:style-name="T11">):</text:span><text:span text:style-name="T7"> سطح آمادگی فناوری، که نشان می‌دهد چقدر راه‌حل ارائه شده از مراحل آزمایشگاهی به مراحل صنعتی نزدیک است (سطوح 1 تا 9).</text:span></text:p>
      <text:p text:style-name="P39"><text:span text:style-name="T4">3. اثربخشی بر سلامت و تغذیه</text:span></text:p>
      <text:p text:style-name="P39"><text:span text:style-name="T11">شاخص بیماری‌های منتقله از آب (</text:span><text:span text:style-name="T38">Waterborne Disease Reduction Index</text:span><text:span text:style-name="T11">):</text:span><text:span text:style-name="T7"> درصد کاهش میزان وقوع بیماری‌های منتقله از آب با استفاده از راه‌حل.</text:span></text:p>
      <text:p text:style-name="P39"><text:span text:style-name="T11">شاخص ایمنی غذایی (</text:span><text:span text:style-name="T38">Food Safety Index</text:span><text:span text:style-name="T11">):</text:span><text:span text:style-name="T7"> ارزیابی میزان بهبود ایمنی غذایی از طریق کاهش آلاینده‌های آب که در فرآیند تولید مواد غذایی مورد استفاده قرار می‌گیرد، با معیارهایی نظیر کاهش سموم و میکروب‌ها.</text:span></text:p>
      <text:p text:style-name="P39"><text:span text:style-name="T11">شاخص کیفیت تغذیه‌ای (</text:span><text:span text:style-name="T38">Nutritional Quality Index - NQI</text:span><text:span text:style-name="T11">):</text:span><text:span text:style-name="T7"> بررسی میزان حفظ یا بهبود محتوای تغذیه‌ای محصولات غذایی تولید شده در سیستم‌های پیشنهادی.</text:span></text:p>
      <text:p text:style-name="P39"><text:span text:style-name="T4">4. پایداری محیط‌زیستی</text:span></text:p>
      <text:p text:style-name="P39"><text:span text:style-name="T11">شاخص ردپای آب (</text:span><text:span text:style-name="T38">Water Footprint</text:span><text:span text:style-name="T11">):</text:span><text:span text:style-name="T7"> ارزیابی حجم آب مصرفی مستقیم و غیرمستقیم یک راه‌حل بر اساس سه نوع آب (آب آبی، سبز و خاکستری) و تأثیر آن بر منابع آبی.</text:span></text:p>
      <text:p text:style-name="P39"><text:span text:style-name="T11">شاخص ارزیابی چرخه عمر (</text:span><text:span text:style-name="T38">Life Cycle Assessment - LCA</text:span><text:span text:style-name="T11">):</text:span><text:span text:style-name="T7"> تجزیه و تحلیل محیط‌زیستی راه‌حل از ابتدای فرآیند تا انتها (استخراج منابع تا پایان مصرف).</text:span></text:p>
      <text:p text:style-name="P39"><text:span text:style-name="T11">شاخص انرژی مصرفی برای تصفیه آب (</text:span><text:span text:style-name="T38">Energy Intensity of Water Treatment</text:span><text:span text:style-name="T11">):</text:span><text:span text:style-name="T7"> محاسبه انرژی مورد نیاز برای تصفیه یا بهبود کیفیت آب و مقایسه آن با سیستم‌های موجود.</text:span></text:p>
      <text:p text:style-name="P39"><text:span text:style-name="T4">5. قابلیت اجرا و پیاده‌سازی</text:span></text:p>
      <text:p text:style-name="P39"><text:span text:style-name="T11">شاخص عملیاتی بودن (</text:span><text:span text:style-name="T38">Operational Feasibility Index</text:span><text:span text:style-name="T11">):</text:span><text:span text:style-name="T7"> ارزیابی قابلیت اجرایی بودن در شرایط مختلف با در نظر گرفتن زیرساخت‌های موجود، مانند میزان نیاز به تجهیزات خاص و نیروی انسانی متخصص.</text:span></text:p>
      <text:p text:style-name="P39"><text:span text:style-name="T11">شاخص هزینه‌های پیاده‌سازی (</text:span><text:span text:style-name="T38">Cost-Benefit Analysis</text:span><text:span text:style-name="T11">):</text:span><text:span text:style-name="T7"> نسبت هزینه‌های راه‌اندازی و نگهداری سیستم به مزایای اقتصادی و زیست‌محیطی آن. این شاخص نشان‌دهنده توجیه‌پذیری اقتصادی پروژه است.</text:span></text:p>
      <text:p text:style-name="P39"><text:span text:style-name="T11">شاخص زمان‌بندی پروژه (</text:span><text:span text:style-name="T38">Project Timeline Efficiency</text:span><text:span text:style-name="T11">):</text:span><text:span text:style-name="T7"> میزان زمان مورد نیاز برای پیاده‌سازی کامل راه‌حل و بهره‌برداری از آن.</text:span></text:p>
      <text:p text:style-name="P39"><text:span text:style-name="T4">6. مقیاس‌پذیری و توسعه‌پذیری</text:span></text:p>
      <text:p text:style-name="P39"><text:span text:style-name="T11">شاخص مقیاس‌پذیری تکنولوژی (</text:span><text:span text:style-name="T38">Technology Scalability Index</text:span><text:span text:style-name="T11">):</text:span><text:span text:style-name="T7"> توانایی افزایش ظرفیت راه‌حل و پیاده‌سازی در سطوح گسترده‌تر (ملی یا بین‌المللی) بدون افت کارایی.</text:span></text:p>
      <text:p text:style-name="P39"><text:span text:style-name="T11">شاخص سازگاری محیطی (</text:span><text:span text:style-name="T38">Environmental Adaptability Index</text:span><text:span text:style-name="T11">):</text:span><text:span text:style-name="T7"> قابلیت سازگاری راه‌حل با شرایط آب و هوایی و جغرافیایی مختلف (مثل مناطق خشک، نیمه‌خشک، یا مناطق پرآب).</text:span></text:p>
      <text:p text:style-name="P39"><text:span text:style-name="T4">7. مشارکت اجتماعی و آگاهی‌بخشی</text:span></text:p>
      <text:p text:style-name="P39"><text:span text:style-name="T11">شاخص آگاهی جامعه (</text:span><text:span text:style-name="T38">Community Awareness Index</text:span><text:span text:style-name="T11">):</text:span><text:span text:style-name="T7"> میزان تأثیر راه‌حل بر افزایش آگاهی عمومی و جوامع محلی در مورد مسائل مرتبط با آب، غذا و سلامت از طریق کمپین‌های آموزشی و اطلاع‌رسانی.</text:span></text:p>
      <text:p text:style-name="P39"><text:span text:style-name="T11">شاخص مشارکت جامعه (</text:span><text:span text:style-name="T38">Community Engagement Index</text:span><text:span text:style-name="T11">):</text:span><text:span text:style-name="T7"> درصد مشارکت جامعه محلی در فرآیند پیاده‌سازی یا نگهداری پروژه، از جمله آموزش‌های ارائه‌شده و نقش مردم در مدیریت منابع آب.</text:span></text:p>
      <text:p text:style-name="P39"><text:span text:style-name="T4">8. پاسخ به نیازهای صنعت</text:span></text:p>
      <text:p text:style-name="P39"><text:span text:style-name="T11">شاخص سازگاری با نیازهای صنعت (</text:span><text:span text:style-name="T38">Industry Relevance Index</text:span><text:span text:style-name="T11">):</text:span><text:span text:style-name="T7"> میزان ارتباط مستقیم راه‌حل با نیازها و چالش‌های صنعتی، از جمله صنایع غذایی، کشاورزی و بهداشتی.</text:span></text:p>
      <text:p text:style-name="P39"><text:soft-page-break/><text:span text:style-name="T11">شاخص پتانسیل تجاری‌سازی (</text:span><text:span text:style-name="T38">Commercialization Potential Index</text:span><text:span text:style-name="T11">):</text:span><text:span text:style-name="T7"> توانایی تجاری‌سازی و جذب سرمایه‌گذاری در راه‌حل ارائه شده.</text:span></text:p>
      <text:p text:style-name="P39"><text:span text:style-name="T4">9. میزان کاهش هزینه‌های اقتصادی و مصرف انرژی</text:span></text:p>
      <text:p text:style-name="P39"><text:span text:style-name="T11">شاخص کاهش هزینه‌های عملیاتی (</text:span><text:span text:style-name="T38">Operational Cost Reduction Index</text:span><text:span text:style-name="T11">):</text:span><text:span text:style-name="T7"> میزان کاهش هزینه‌های مرتبط با مصرف آب، انرژی و نگهداری در مقایسه با روش‌های سنتی.</text:span></text:p>
      <text:p text:style-name="P39"><text:span text:style-name="T11">شاخص بهره‌وری انرژی (</text:span><text:span text:style-name="T38">Energy Efficiency Index</text:span><text:span text:style-name="T11">):</text:span><text:span text:style-name="T7"> ارزیابی کاهش مصرف انرژی در فرآیندهای تصفیه یا استفاده از آب، در مقایسه با روش‌های موجود.</text:span></text:p>
      <text:p text:style-name="P39"><text:span text:style-name="T4">10. انطباق با قوانین و استانداردها</text:span></text:p>
      <text:p text:style-name="P39"><text:span text:style-name="T11">شاخص انطباق با استانداردها (</text:span><text:span text:style-name="T38">Regulatory Compliance Index</text:span><text:span text:style-name="T11">):</text:span><text:span text:style-name="T7"> میزان تطابق راه‌حل با قوانین و استانداردهای ملی و بین‌المللی مرتبط با کیفیت آب، ایمنی غذایی و بهداشت.</text:span></text:p>
      <text:p text:style-name="P39"><text:span text:style-name="T11">شاخص صدور مجوز (</text:span><text:span text:style-name="T38">Licensing Feasibility Index</text:span><text:span text:style-name="T11">):</text:span><text:span text:style-name="T7"> ارزیابی سهولت و سرعت در اخذ مجوزهای قانونی لازم برای پیاده‌سازی راه‌حل در محیط‌های مختلف.</text:span></text:p>
      <text:p text:style-name="P40"><text:span text:style-name="T5">7- در صورتی که روش برگزاری مهارتی مد نظر است، لیست مهارتهای مورد ارزیابی در مسابقه و روش برگزاری مسابقه</text:span></text:p>
      <text:p text:style-name="P55"/>
      <text:p text:style-name="P39"><text:span text:style-name="T5">8- در صورتی که روش مسابقه سناریو محور است، عنوان سناریو و جزئیات برگزاری سناریو</text:span></text:p>
      <text:p text:style-name="P39"><text:span text:style-name="T16">1. بازیافت و تصفیه آب‌های فاضلاب صنعتی برای استفاده مجدد در صنایع</text:span></text:p>
      <text:p text:style-name="P39"><text:span text:style-name="T15">طراحی سیستم‌های تصفیه فاضلاب صنعتی با استفاده از فرآیندهای غشایی، بیورآکتورها و تکنولوژی‌های شیمیایی پیشرفته جهت کاهش آلودگی و استفاده مجدد از آب تصفیه شده در فرآیندهای تولیدی.</text:span></text:p>
      <text:list xml:id="list3429752196" text:style-name="WWNum35">
        <text:list-item>
          <text:p text:style-name="P16"><text:bookmark-start text:name="_Hlk179963348"/><text:span text:style-name="T7">معیار های سنجش:</text:span></text:p>
          <text:list>
            <text:list-item>
              <text:p text:style-name="P17"><text:span text:style-name="T28">کاهش آلودگی‌ها</text:span><text:span text:style-name="T26"> (</text:span><text:span text:style-name="T40">TSS, BOD, COD</text:span><text:span text:style-name="T26">):</text:span><text:span text:style-name="T21"> </text:span><text:span text:style-name="T23">اندازه‌گیری میزان کاهش مواد جامد معلق، اکسیژن خواهی بیولوژیکی و شیمیایی</text:span><text:span text:style-name="T21">.</text:span></text:p>
            </text:list-item>
            <text:list-item>
              <text:p text:style-name="P17"><text:span text:style-name="T54">راندمان بازیافت آب</text:span><text:span text:style-name="T55">:</text:span><text:span text:style-name="T56"> </text:span><text:span text:style-name="T57">درصد آبی که پس از تصفیه قابل استفاده مجدد در صنایع است</text:span><text:span text:style-name="T56">.</text:span></text:p>
            </text:list-item>
            <text:list-item>
              <text:p text:style-name="P17"><text:span text:style-name="T54">کاهش مصرف انرژی</text:span><text:span text:style-name="T55">:</text:span><text:span text:style-name="T56"> </text:span><text:span text:style-name="T57">مقدار انرژی مصرفی به ازای هر واحد آب تصفیه شده</text:span><text:span text:style-name="T56">.</text:span><text:bookmark-end text:name="_Hlk179963348"/></text:p>
            </text:list-item>
          </text:list>
        </text:list-item>
      </text:list>
      <text:p text:style-name="P39"><text:span text:style-name="T16">2. کاهش نشت در شبکه‌های آبرسانی شهری با استفاده از روش‌های تحلیل و نگهداری هوشمند</text:span></text:p>
      <text:p text:style-name="P39"><text:span text:style-name="T15">توسعه سیستم‌های مانیتورینگ و نگهداری پیشرفته برای کاهش نشت آب در شبکه‌های توزیع شهری، از طریق تحلیل داده‌های جریان و فشار، شناسایی نقاط آسیب‌دیده و تعمیرات</text:span><text:span text:style-name="T16"> </text:span><text:span text:style-name="T15">پیشگیرانه.</text:span></text:p>
      <text:list xml:id="list35118633140705" text:continue-numbering="true" text:style-name="WWNum35">
        <text:list-item>
          <text:p text:style-name="P16"><text:bookmark-start text:name="_Hlk179963440"/><text:span text:style-name="T7">معیار های سنجش:</text:span></text:p>
          <text:list>
            <text:list-item>
              <text:p text:style-name="P17"><text:span text:style-name="T54">میزان کاهش نشت:</text:span><text:span text:style-name="T57"> اندازه‌گیری درصد کاهش حجم آب نشت یافته در مقایسه با حالت اولیه.</text:span></text:p>
            </text:list-item>
            <text:list-item>
              <text:p text:style-name="P17"><text:span text:style-name="T54">سرعت تشخیص نشت:</text:span><text:span text:style-name="T57"> مدت زمان تشخیص نشت در مقایسه با روش‌های سنتی.</text:span></text:p>
            </text:list-item>
            <text:list-item>
              <text:p text:style-name="P17"><text:span text:style-name="T54">دقت سیستم‌های تحلیل هوشمند:</text:span><text:span text:style-name="T57"> درصد خطای تشخیص نشت.</text:span></text:p>
            </text:list-item>
            <text:list-item>
              <text:p text:style-name="P17"><text:span text:style-name="T54">کاهش تلفات آب در واحد زمان:</text:span><text:span text:style-name="T57"> مقدار آب نجات داده شده به ازای هر روز یا هفته.</text:span><text:bookmark-end text:name="_Hlk179963440"/></text:p>
            </text:list-item>
          </text:list>
        </text:list-item>
      </text:list>
      <text:p text:style-name="P40"><text:span text:style-name="T16">3. تصفیه آب با روش‌های طبیعی (</text:span><text:span text:style-name="T39">Constructed Wetlands</text:span><text:span text:style-name="T16">)</text:span></text:p>
      <text:p text:style-name="P39"><text:span text:style-name="T15">این سناریو شامل طراحی و ساخت یک مدل کوچک از یک سیستم تصفیه طبیعی آب (</text:span><text:span text:style-name="T41">Constructed Wetlands</text:span><text:span text:style-name="T15">) است که در آن آب آلوده از میان لایه‌های مختلف خاک و گیاهان عبور می‌کند و تصفیه می‌شود. این روش برای تصفیه فاضلاب یا آب‌های کشاورزی استفاده می‌شود.</text:span></text:p>
      <text:list xml:id="list35119558049483" text:continue-numbering="true" text:style-name="WWNum35">
        <text:list-item>
          <text:p text:style-name="P16"><text:span text:style-name="T7">معیار های سنجش:</text:span></text:p>
          <text:list>
            <text:list-item>
              <text:p text:style-name="P41"><text:span text:style-name="T54">کاهش آلاینده‌ها: اندازه‌گیری کاهش مواد مغذی (نیترات‌ها، فسفات‌ها) و فلزات سنگین.</text:span></text:p>
            </text:list-item>
            <text:list-item>
              <text:p text:style-name="P41"><text:span text:style-name="T54">بهره‌وری سیستم (</text:span><text:span text:style-name="T41">Hydraulic Loading Rate</text:span><text:span text:style-name="T54">): ظرفیت سیستم در تصفیه حجم مشخصی از آب در روز.</text:span></text:p>
            </text:list-item>
            <text:list-item>
              <text:p text:style-name="P41"><text:span text:style-name="T54">مدت زمان اقامت آب (</text:span><text:span text:style-name="T41">Hydraulic Retention Time)</text:span><text:span text:style-name="T54">: میانگین زمانی که آب در سیستم باقی می‌ماند و تصفیه می‌شود.</text:span></text:p>
            </text:list-item>
          </text:list>
        </text:list-item>
      </text:list>
      <text:p text:style-name="P39"><text:span text:style-name="T16">4. مدل سیستم نرم‌کننده آب برای کاهش سختی آب</text:span></text:p>
      <text:p text:style-name="P39"><text:span text:style-name="T15">دانشجویان می‌توانند یک سیستم کوچک کاهش سختی آب (</text:span><text:span text:style-name="T41">Water Softener</text:span><text:span text:style-name="T15">) با استفاده از روش‌های تبادل یونی یا فیلترهای رزینی را طراحی کنند. این سیستم آب سخت را از مواد معدنی کلسیم و منیزیم پاکسازی کرده و آب نرم‌تر را برای استفاده در فرآیندهای صنعتی یا خانگی فراهم می‌کند.</text:span></text:p>
      <text:list xml:id="list35117515265727" text:continue-numbering="true" text:style-name="WWNum35">
        <text:list-item>
          <text:p text:style-name="P16"><text:span text:style-name="T7">معیار سنجش</text:span></text:p>
          <text:list>
            <text:list-item>
              <text:p text:style-name="P17"><text:span text:style-name="T54">میزان کاهش سختی آب (</text:span><text:span text:style-name="T41">mg/L as CaCO</text:span><text:span text:style-name="T63">3</text:span><text:span text:style-name="T54">): </text:span><text:span text:style-name="T57">اندازه‌گیری تغییرات میزان سختی کل آب.</text:span></text:p>
            </text:list-item>
            <text:list-item>
              <text:p text:style-name="P17"><text:span text:style-name="T54">مصرف مواد نرم‌کننده (</text:span><text:span text:style-name="T41">Resin, Lime</text:span><text:span text:style-name="T54">):</text:span><text:span text:style-name="T57"> مقدار موادی که برای نرم کردن آب مصرف می‌شود به ازای هر واحد آب.</text:span></text:p>
            </text:list-item>
          </text:list>
        </text:list-item>
      </text:list>
      <text:p text:style-name="P39"><text:span text:style-name="T4">9- در صورتی که مسابقه، دستاورد محور است</text:span></text:p>
      <text:p text:style-name="P40"><text:span text:style-name="T6">دستاورد‌های مرتبط با کاهش مصرف آب</text:span><text:span text:style-name="T4"> (</text:span><text:span text:style-name="T41">Water Conservation Innovations</text:span><text:span text:style-name="T4">)</text:span></text:p>
      <text:list xml:id="list3647319742" text:style-name="WWNum30">
        <text:list-item>
          <text:p text:style-name="P42"><text:span text:style-name="T9">سیستم‌های آبیاری هوشمند</text:span><text:span text:style-name="T7"> (</text:span><text:span text:style-name="T41">Smart Irrigation Systems</text:span><text:span text:style-name="T7">)</text:span></text:p>
        </text:list-item>
        <text:list-item>
          <text:p text:style-name="P42"><text:soft-page-break/><text:span text:style-name="T9">بهینه‌سازی مصرف آب خانگی و صنعتی</text:span><text:span text:style-name="T7"> (</text:span><text:span text:style-name="T41">Household and Industrial Water Efficiency</text:span><text:span text:style-name="T7">)</text:span></text:p>
        </text:list-item>
        <text:list-item>
          <text:p text:style-name="P42"><text:span text:style-name="T9">فناوری‌های بازیافت آب</text:span><text:span text:style-name="T7"> (</text:span><text:span text:style-name="T41">Water Recycling Technologies</text:span><text:span text:style-name="T7">)</text:span></text:p>
        </text:list-item>
      </text:list>
      <text:p text:style-name="P40"><text:span text:style-name="T6">دستاورد‌‌های مرتبط با تصفیه و بهبود کیفیت آب</text:span><text:span text:style-name="T4"> (</text:span><text:span text:style-name="T41">Water Purification and Quality Improvement</text:span><text:span text:style-name="T4">)</text:span></text:p>
      <text:list xml:id="list402552973" text:style-name="WWNum31">
        <text:list-item>
          <text:p text:style-name="P43"><text:span text:style-name="T9">تکنولوژی‌های تصفیه پیشرفته</text:span><text:span text:style-name="T7"> (</text:span><text:span text:style-name="T41">Advanced Water Treatment Technologies</text:span><text:span text:style-name="T7">)</text:span></text:p>
        </text:list-item>
        <text:list-item>
          <text:p text:style-name="P43"><text:span text:style-name="T9">استفاده از مواد طبیعی در تصفیه آب</text:span><text:span text:style-name="T7"> (</text:span><text:span text:style-name="T41">Natural and Eco-friendly Water Purification</text:span><text:span text:style-name="T7">)</text:span></text:p>
        </text:list-item>
        <text:list-item>
          <text:p text:style-name="P43"><text:span text:style-name="T9">کاهش سختی و شوری آب</text:span><text:span text:style-name="T7"> (</text:span><text:span text:style-name="T41">Water Softening and Desalination</text:span><text:span text:style-name="T7">)</text:span></text:p>
        </text:list-item>
      </text:list>
      <text:p text:style-name="P40"><text:span text:style-name="T6">دستاورد‌‌های مرتبط با جمع‌آوری و مدیریت منابع آب</text:span><text:span text:style-name="T4"> (</text:span><text:span text:style-name="T41">Water Resource Management Innovations</text:span><text:span text:style-name="T4">)</text:span></text:p>
      <text:list xml:id="list1302787806" text:style-name="WWNum32">
        <text:list-item>
          <text:p text:style-name="P44"><text:span text:style-name="T9">سیستم‌های جمع‌آوری آب باران</text:span><text:span text:style-name="T7"> (</text:span><text:span text:style-name="T41">Rainwater Harvesting Systems</text:span><text:span text:style-name="T7">)</text:span></text:p>
        </text:list-item>
        <text:list-item>
          <text:p text:style-name="P44"><text:span text:style-name="T9">مدل‌های مدیریت پایدار منابع آب زیرزمینی</text:span><text:span text:style-name="T7"> (</text:span><text:span text:style-name="T41">Sustainable Groundwater Management Models</text:span><text:span text:style-name="T7">)</text:span></text:p>
        </text:list-item>
        <text:list-item>
          <text:p text:style-name="P44"><text:span text:style-name="T9">سیستم‌های پیش‌بینی و مدیریت سیلاب</text:span><text:span text:style-name="T7"> (</text:span><text:span text:style-name="T41">Flood Forecasting and Management Systems</text:span><text:span text:style-name="T7">)</text:span></text:p>
        </text:list-item>
      </text:list>
      <text:p text:style-name="P40"><text:span text:style-name="T6">دستاورد‌‌های مرتبط با کنترل آلودگی آب</text:span><text:span text:style-name="T4"> (</text:span><text:span text:style-name="T41">Water Pollution Control Innovations</text:span><text:span text:style-name="T4">)</text:span></text:p>
      <text:list xml:id="list148822900" text:style-name="WWNum33">
        <text:list-item>
          <text:p text:style-name="P45"><text:span text:style-name="T9">فناوری‌های کاهش آلودگی صنعتی</text:span><text:span text:style-name="T7"> (</text:span><text:span text:style-name="T41">Industrial Pollution Reduction Technologies</text:span><text:span text:style-name="T7">)</text:span></text:p>
        </text:list-item>
        <text:list-item>
          <text:p text:style-name="P45"><text:span text:style-name="T9">سیستم‌های مانیتورینگ کیفیت آب</text:span><text:span text:style-name="T7"> (</text:span><text:span text:style-name="T41">Water Quality Monitoring Systems</text:span><text:span text:style-name="T7">)</text:span></text:p>
        </text:list-item>
        <text:list-item>
          <text:p text:style-name="P45"><text:span text:style-name="T9">روش‌های طبیعی تصفیه فاضلاب</text:span><text:span text:style-name="T7"> (</text:span><text:span text:style-name="T41">Natural Wastewater Treatment Methods</text:span><text:span text:style-name="T7">)</text:span></text:p>
        </text:list-item>
      </text:list>
      <text:p text:style-name="P40"><text:span text:style-name="T6">دستاورد‌‌های مرتبط با آگاهی‌بخشی و آموزش</text:span><text:span text:style-name="T4"> (Education and Awareness Innovations)</text:span></text:p>
      <text:list xml:id="list1975193173" text:style-name="WWNum34">
        <text:list-item>
          <text:p text:style-name="P46"><text:span text:style-name="T9">برنامه‌های آموزشی درباره مدیریت آب</text:span><text:span text:style-name="T7"> (</text:span><text:span text:style-name="T41">Educational Programs on Water Management</text:span><text:span text:style-name="T7">)</text:span></text:p>
        </text:list-item>
        <text:list-item>
          <text:p text:style-name="P46"><text:span text:style-name="T9">اپلیکیشن‌های موبایل برای بهینه‌سازی مصرف آب</text:span><text:span text:style-name="T7"> (</text:span><text:span text:style-name="T41">Mobile Applications for Water Conservation</text:span><text:span text:style-name="T7">)</text:span></text:p>
        </text:list-item>
        <text:list-item>
          <text:p text:style-name="P46"><text:span text:style-name="T9">کمپین‌های اجتماعی برای کاهش مصرف آب</text:span><text:span text:style-name="T7"> (</text:span><text:span text:style-name="T41">Social Campaigns for Water Conservation</text:span><text:span text:style-name="T7">) </text:span></text:p>
        </text:list-item>
      </text:list>
      <text:p text:style-name="P29"/>
      <text:p text:style-name="P22"><text:span text:style-name="T5">10- فعالیتهای اصلی پیشنهادی </text:span><text:span text:style-name="T22">(اعم از هر یک از مسابقات، ارائه شفاهی دستاوردها / ایده ها، ارائه پوستری دستاوردها / ایده ها، نمایشگاه دستاوردها، ... ):</text:span><text:span text:style-name="T21"> </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8"><text:span text:style-name="T42">ردیف</text:span></text:p>
          </table:table-cell>
          <table:table-cell table:style-name="Table2.A1" office:value-type="string">
            <text:p text:style-name="P48"><text:span text:style-name="T42">نام برنامه</text:span></text:p>
          </table:table-cell>
          <table:table-cell table:style-name="Table2.A1" office:value-type="string">
            <text:p text:style-name="P48"><text:span text:style-name="T42">مدت اجرای برنامه</text:span></text:p>
            <text:p text:style-name="P48"><text:span text:style-name="T42">(روز / ساعت)</text:span></text:p>
          </table:table-cell>
          <table:table-cell table:style-name="Table2.A1" office:value-type="string">
            <text:p text:style-name="P48"><text:span text:style-name="T42">مجری برنامه</text:span></text:p>
          </table:table-cell>
        </table:table-row>
        <table:table-row table:style-name="Table2.1">
          <table:table-cell table:style-name="Table2.A1" office:value-type="string">
            <text:p text:style-name="P54"><text:span text:style-name="T44">1</text:span></text:p>
          </table:table-cell>
          <table:table-cell table:style-name="Table2.A1" office:value-type="string">
            <text:p text:style-name="P48"><text:span text:style-name="T43">مسابقه بارش ایده ها</text:span></text:p>
          </table:table-cell>
          <table:table-cell table:style-name="Table2.A1" office:value-type="string">
            <text:p text:style-name="P48"><text:span text:style-name="T43">1 روز / 9 ساعت</text:span></text:p>
          </table:table-cell>
          <table:table-cell table:style-name="Table2.A1" office:value-type="string">
            <text:p text:style-name="P48"><text:span text:style-name="T43">باشگاه پژوهشگران واحد و انجمن ها</text:span></text:p>
          </table:table-cell>
        </table:table-row>
        <table:table-row table:style-name="Table2.1">
          <table:table-cell table:style-name="Table2.A1" office:value-type="string">
            <text:p text:style-name="P48"><text:span text:style-name="T43">2</text:span></text:p>
          </table:table-cell>
          <table:table-cell table:style-name="Table2.A1" office:value-type="string">
            <text:p text:style-name="P48"><text:span text:style-name="T43">نمایشگاه دستاورد ها</text:span></text:p>
          </table:table-cell>
          <table:table-cell table:style-name="Table2.A1" office:value-type="string">
            <text:p text:style-name="P48"><text:span text:style-name="T43">1 روز / 8 ساعت</text:span></text:p>
          </table:table-cell>
          <table:table-cell table:style-name="Table2.A1" office:value-type="string">
            <text:p text:style-name="P48"><text:span text:style-name="T43">باشگاه پژوهشگران واحد و انجمن ها</text:span></text:p>
          </table:table-cell>
        </table:table-row>
        <table:table-row table:style-name="Table2.1">
          <table:table-cell table:style-name="Table2.A1" office:value-type="string">
            <text:p text:style-name="P48"><text:span text:style-name="T43">3</text:span></text:p>
          </table:table-cell>
          <table:table-cell table:style-name="Table2.A1" office:value-type="string">
            <text:p text:style-name="P48"><text:span text:style-name="T43">مسابقه سناریو ها</text:span></text:p>
          </table:table-cell>
          <table:table-cell table:style-name="Table2.A1" office:value-type="string">
            <text:p text:style-name="P48"><text:span text:style-name="T43">1 روز / 9 ساعت</text:span></text:p>
          </table:table-cell>
          <table:table-cell table:style-name="Table2.A1" office:value-type="string">
            <text:p text:style-name="P48"><text:span text:style-name="T43">باشگاه پژوهشگران واحد و انجمن ها</text:span></text:p>
          </table:table-cell>
        </table:table-row>
      </table:table>
      <text:p text:style-name="P20"><text:span text:style-name="T5">11- فعالیت های جانبی پیشنهادی:</text:span><text:span text:style-name="T8"> </text:span><text:span text:style-name="T22">(اعم از کنفرانس مقالات، پنل های تخصصی، سخنرانی های کلیدی (دعوت شده)، بازدید صنعتی، نمایشگاه محصولات شرکت های حامی، پایان نامه های برتر، ...)</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8"><text:span text:style-name="T42">ردیف</text:span></text:p>
          </table:table-cell>
          <table:table-cell table:style-name="Table3.A1" office:value-type="string">
            <text:p text:style-name="P48"><text:span text:style-name="T42">نام برنامه</text:span></text:p>
          </table:table-cell>
          <table:table-cell table:style-name="Table3.A1" office:value-type="string">
            <text:p text:style-name="P48"><text:span text:style-name="T42">مدت اجرای برنامه</text:span></text:p>
            <text:p text:style-name="P48"><text:span text:style-name="T42">(روز / ساعت)</text:span></text:p>
          </table:table-cell>
          <table:table-cell table:style-name="Table3.A1" office:value-type="string">
            <text:p text:style-name="P48"><text:span text:style-name="T42">مجری برنامه</text:span></text:p>
          </table:table-cell>
        </table:table-row>
        <table:table-row table:style-name="Table3.1">
          <table:table-cell table:style-name="Table3.A1" office:value-type="string">
            <text:p text:style-name="P48"><text:span text:style-name="T43">1</text:span></text:p>
          </table:table-cell>
          <table:table-cell table:style-name="Table3.A1" office:value-type="string">
            <text:p text:style-name="P48"><text:span text:style-name="T43">همایشگاه شرکت های اسپانسر</text:span></text:p>
          </table:table-cell>
          <table:table-cell table:style-name="Table3.A1" office:value-type="string">
            <text:p text:style-name="P48"><text:span text:style-name="T43">2 روز برگزاری برنامه</text:span></text:p>
          </table:table-cell>
          <table:table-cell table:style-name="Table3.A1" office:value-type="string">
            <text:p text:style-name="P48"><text:span text:style-name="T43">باشگاه پژوهشگران واحد و انجمن ها</text:span></text:p>
          </table:table-cell>
        </table:table-row>
        <table:table-row table:style-name="Table3.1">
          <table:table-cell table:style-name="Table3.A1" office:value-type="string">
            <text:p text:style-name="P48"><text:span text:style-name="T43">2</text:span></text:p>
          </table:table-cell>
          <table:table-cell table:style-name="Table3.A1" office:value-type="string">
            <text:p text:style-name="P48"><text:span text:style-name="T43">کارگاه های مرتبط</text:span></text:p>
          </table:table-cell>
          <table:table-cell table:style-name="Table3.A1" office:value-type="string">
            <text:p text:style-name="P48"><text:span text:style-name="T43">2 روز/ همزمان با دو برنامه اصلی</text:span></text:p>
          </table:table-cell>
          <table:table-cell table:style-name="Table3.D3" office:value-type="string">
            <text:p text:style-name="P54"><text:span text:style-name="T44">باشگاه پژوهشگران واحد و انجمن ها</text:span></text:p>
          </table:table-cell>
        </table:table-row>
        <table:table-row table:style-name="Table3.1">
          <table:table-cell table:style-name="Table3.A1" office:value-type="string">
            <text:p text:style-name="P48"><text:span text:style-name="T43">3</text:span></text:p>
          </table:table-cell>
          <table:table-cell table:style-name="Table3.A1" office:value-type="string">
            <text:p text:style-name="P48"><text:span text:style-name="T43">سخنرانی </text:span></text:p>
          </table:table-cell>
          <table:table-cell table:style-name="Table3.A1" office:value-type="string">
            <text:p text:style-name="P48"><text:span text:style-name="T43">1 روز برگزاری برنامه/ همزمان با مسابقه سناریو</text:span></text:p>
          </table:table-cell>
          <table:table-cell table:style-name="Table3.D3" office:value-type="string">
            <text:p text:style-name="P54"><text:span text:style-name="T44">باشگاه پژوهشگران واحد و انجمن ها</text:span></text:p>
          </table:table-cell>
        </table:table-row>
      </table:table>
      <text:p text:style-name="P26"/>
      <text:p text:style-name="P20"><text:span text:style-name="T5">12- برگزارکنندگان: </text:span><text:span text:style-name="T60">(برگزارکنندگان اجرایی، علمی، دانشگاه‌ها و سازمان‌های همکار و....)</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7"><text:span text:style-name="T46"><text:line-break/></text:span><text:span text:style-name="T31">ردیف</text:span></text:p>
          </table:table-cell>
          <table:table-cell table:style-name="Table4.A1" office:value-type="string">
            <text:p text:style-name="P57"/>
            <text:p text:style-name="P47"><text:span text:style-name="T31">نام برگزارکننده</text:span></text:p>
          </table:table-cell>
          <table:table-cell table:style-name="Table4.A1" office:value-type="string">
            <text:p text:style-name="P57"/>
            <text:p text:style-name="P47"><text:span text:style-name="T31">نوع همکاری</text:span></text:p>
          </table:table-cell>
          <table:table-cell table:style-name="Table4.A1" office:value-type="string">
            <text:p text:style-name="P49"><text:span text:style-name="T31">نحوه همکاری<text:line-break/>(لیست فعالیت‌ها)</text:span></text:p>
          </table:table-cell>
        </table:table-row>
        <table:table-row table:style-name="Table4.1">
          <table:table-cell table:style-name="Table4.A1" office:value-type="string">
            <text:p text:style-name="P47"><text:span text:style-name="T32">1</text:span></text:p>
          </table:table-cell>
          <table:table-cell table:style-name="Table4.A1" office:value-type="string">
            <text:p text:style-name="P47"><text:span text:style-name="T32">دانشگاه آزاد اسلامی واحد علوم و تحقیقات</text:span></text:p>
          </table:table-cell>
          <table:table-cell table:style-name="Table4.A1" office:value-type="string">
            <text:p text:style-name="P47"><text:span text:style-name="T51"></text:span><text:span text:style-name="T32"> اصلی <text:s text:c="2"/></text:span><text:span text:style-name="T51">£</text:span><text:span text:style-name="T32"> همکار</text:span></text:p>
          </table:table-cell>
          <table:table-cell table:style-name="Table4.A1" office:value-type="string">
            <text:p text:style-name="P49"><text:span text:style-name="T32">برگزاری کامل مسابقه</text:span></text:p>
          </table:table-cell>
        </table:table-row>
        <table:table-row table:style-name="Table4.1">
          <table:table-cell table:style-name="Table4.A1" office:value-type="string">
            <text:p text:style-name="P47"><text:span text:style-name="T32">2</text:span></text:p>
          </table:table-cell>
          <table:table-cell table:style-name="Table4.A1" office:value-type="string">
            <text:p text:style-name="P60"/>
          </table:table-cell>
          <table:table-cell table:style-name="Table4.A1" office:value-type="string">
            <text:p text:style-name="P47"><text:span text:style-name="T51">£</text:span><text:span text:style-name="T32"> اصلی <text:s text:c="2"/></text:span><text:span text:style-name="T51">£</text:span><text:span text:style-name="T32"> همکار</text:span></text:p>
          </table:table-cell>
          <table:table-cell table:style-name="Table4.A1" office:value-type="string">
            <text:p text:style-name="P61"/>
          </table:table-cell>
        </table:table-row>
      </table:table>
      <text:p text:style-name="P31"/>
      <text:p text:style-name="P20"><text:span text:style-name="T4">13- انجمن‌های </text:span><text:span text:style-name="T5">دانشجویی</text:span><text:span text:style-name="T4"> فعال (درون واحد/استانی / خارج استانی) در برگزاری مسابقه : </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62"/>
            <text:p text:style-name="P50"><text:span text:style-name="T31">ردیف</text:span></text:p>
          </table:table-cell>
          <table:table-cell table:style-name="Table5.A1" office:value-type="string">
            <text:p text:style-name="P59"/>
            <text:p text:style-name="P50"><text:span text:style-name="T31">نام انجمن</text:span></text:p>
          </table:table-cell>
          <table:table-cell table:style-name="Table5.A1" office:value-type="string">
            <text:p text:style-name="P51"><text:span text:style-name="T47"><text:line-break/></text:span><text:span text:style-name="T31">واحد</text:span></text:p>
          </table:table-cell>
          <table:table-cell table:style-name="Table5.A1" office:value-type="string">
            <text:p text:style-name="P50"><text:span text:style-name="T31">نحوه همکاری<text:line-break/>(لیست فعالیت‌ها)</text:span></text:p>
          </table:table-cell>
        </table:table-row>
        <table:table-row table:style-name="Table5.2">
          <table:table-cell table:style-name="Table5.A1" office:value-type="string">
            <text:p text:style-name="P50"><text:span text:style-name="T32">1</text:span></text:p>
          </table:table-cell>
          <table:table-cell table:style-name="Table5.A1" office:value-type="string">
            <text:p text:style-name="P50"><text:span text:style-name="T32">انجمن علمی مهندسی آب</text:span></text:p>
          </table:table-cell>
          <table:table-cell table:style-name="Table5.A1" office:value-type="string">
            <text:p text:style-name="P51"><text:span text:style-name="T32">علوم و تحقیقات</text:span></text:p>
          </table:table-cell>
          <table:table-cell table:style-name="Table5.A1" office:value-type="string">
            <text:p text:style-name="P52"><text:span text:style-name="T32">اجرا مسابقه / تبلیغات و اطلاع رسانی/ شرکت با تیم‌های فناوری خود انجمن</text:span></text:p>
          </table:table-cell>
        </table:table-row>
        <table:table-row table:style-name="Table5.1">
          <table:table-cell table:style-name="Table5.A1" office:value-type="string">
            <text:p text:style-name="P50"><text:span text:style-name="T32">2</text:span></text:p>
          </table:table-cell>
          <table:table-cell table:style-name="Table5.A1" office:value-type="string">
            <text:p text:style-name="P50"><text:span text:style-name="T32">انجمن علمی علوم تغذیه</text:span></text:p>
          </table:table-cell>
          <table:table-cell table:style-name="Table5.A1" office:value-type="string">
            <text:p text:style-name="P51"><text:span text:style-name="T32">علوم و تحقیقات</text:span></text:p>
          </table:table-cell>
          <table:table-cell table:style-name="Table5.A1" office:value-type="string">
            <text:p text:style-name="P50"><text:span text:style-name="T32">اجرا مسابقه / تبلیغات و اطلاع رسانی/ شرکت با تیم‌های فناوری خود انجمن</text:span></text:p>
          </table:table-cell>
        </table:table-row>
        <table:table-row table:style-name="Table5.1">
          <table:table-cell table:style-name="Table5.A1" office:value-type="string">
            <text:p text:style-name="P50"><text:span text:style-name="T32">3</text:span></text:p>
          </table:table-cell>
          <table:table-cell table:style-name="Table5.A1" office:value-type="string">
            <text:p text:style-name="P50"><text:span text:style-name="T32">انجمن علمی علوم و صنایع غذایی</text:span></text:p>
          </table:table-cell>
          <table:table-cell table:style-name="Table5.A1" office:value-type="string">
            <text:p text:style-name="P51"><text:span text:style-name="T32">علوم و تحقیقات</text:span></text:p>
          </table:table-cell>
          <table:table-cell table:style-name="Table5.A1" office:value-type="string">
            <text:p text:style-name="P50"><text:span text:style-name="T32">اجرا مسابقه / تبلیغات و اطلاع رسانی/ شرکت با تیم‌های فناوری خود انجمن</text:span></text:p>
          </table:table-cell>
        </table:table-row>
        <table:table-row table:style-name="Table5.1">
          <table:table-cell table:style-name="Table5.A1" office:value-type="string">
            <text:p text:style-name="P50"><text:span text:style-name="T32">4</text:span></text:p>
          </table:table-cell>
          <table:table-cell table:style-name="Table5.A1" office:value-type="string">
            <text:p text:style-name="P50"><text:span text:style-name="T32">انجمن علمی بهداشت و مواد غذایی</text:span></text:p>
          </table:table-cell>
          <table:table-cell table:style-name="Table5.A1" office:value-type="string">
            <text:p text:style-name="P51"><text:span text:style-name="T32">علوم و تحقیقات</text:span></text:p>
          </table:table-cell>
          <table:table-cell table:style-name="Table5.A1" office:value-type="string">
            <text:p text:style-name="P50"><text:span text:style-name="T32">اجرا مسابقه / تبلیغات و اطلاع رسانی/ شرکت با تیم‌های فناوری خود انجمن</text:span></text:p>
          </table:table-cell>
        </table:table-row>
        <table:table-row table:style-name="Table5.1">
          <table:table-cell table:style-name="Table5.A1" office:value-type="string">
            <text:p text:style-name="P50"><text:span text:style-name="T32">5</text:span></text:p>
          </table:table-cell>
          <table:table-cell table:style-name="Table5.A1" office:value-type="string">
            <text:p text:style-name="P50"><text:span text:style-name="T32">انجمن علمی مهندسی صنایع</text:span></text:p>
          </table:table-cell>
          <table:table-cell table:style-name="Table5.A1" office:value-type="string">
            <text:p text:style-name="P51"><text:span text:style-name="T32">علوم و تحقیقات</text:span></text:p>
          </table:table-cell>
          <table:table-cell table:style-name="Table5.A1" office:value-type="string">
            <text:p text:style-name="P50"><text:span text:style-name="T32">اجرا مسابقه / تبلیغات و اطلاع رسانی/ شرکت با تیم‌های فناوری خود انجمن</text:span></text:p>
          </table:table-cell>
        </table:table-row>
      </table:table>
      <text:p text:style-name="P20"><text:soft-page-break/><text:span text:style-name="T5">14- حامیان علمی (مراجع علمی و بهره برداران تخصصی): </text:span><text:span text:style-name="T60">(اعم از گروه تخصصی واحد برگزار کننده، برنامه علمی پایش، دانشگاه‌ها، سازمان‌ها، صنایع و انجمن‌های علمی همکار)</text:span></text:p>
      <text:p text:style-name="P64"><draw:frame draw:style-name="fr1" draw:name="Frame3" text:anchor-type="paragraph" svg:x="-0.0783in" svg:y="-0.0354in" svg:width="6.1193in" draw:z-index="50"><draw:text-box fo:min-height="0in"><table:table table:name="Table6" table:style-name="Table6"><table:table-column table:style-name="Table6.A"/><table:table-column table:style-name="Table6.B"/><table:table-column table:style-name="Table6.C"/><table:table-row table:style-name="Table6.1"><table:table-cell table:style-name="Table6.A1" office:value-type="string"><text:p text:style-name="P47"><text:span text:style-name="T31">ردیف</text:span></text:p></table:table-cell><table:table-cell table:style-name="Table6.A1" office:value-type="string"><text:p text:style-name="P49"><text:span text:style-name="T31">نام حامی</text:span></text:p></table:table-cell><table:table-cell table:style-name="Table6.A1" office:value-type="string"><text:p text:style-name="P49"><text:span text:style-name="T31">نحوه حمایت</text:span></text:p></table:table-cell></table:table-row><table:table-row table:style-name="Table6.1"><table:table-cell table:style-name="Table6.A1" office:value-type="string"><text:p text:style-name="P47"><text:span text:style-name="T32">1</text:span></text:p></table:table-cell><table:table-cell table:style-name="Table6.A1" office:value-type="string"><text:p text:style-name="P47"><text:span text:style-name="T36">شرکت مهندسی مپنا</text:span></text:p></table:table-cell><table:table-cell table:style-name="Table6.A1" office:value-type="string"><text:p text:style-name="P47"><text:span text:style-name="T32">مرجع علمی و داوری</text:span></text:p></table:table-cell></table:table-row><table:table-row table:style-name="Table6.1"><table:table-cell table:style-name="Table6.A1" office:value-type="string"><text:p text:style-name="P47"><text:span text:style-name="T32">2</text:span></text:p></table:table-cell><table:table-cell table:style-name="Table6.A1" office:value-type="string"><text:p text:style-name="P47"><text:span text:style-name="T36">شرکت فرآب</text:span></text:p></table:table-cell><table:table-cell table:style-name="Table6.A1" office:value-type="string"><text:p text:style-name="P47"><text:span text:style-name="T32">مرجع علمی و داوری</text:span></text:p></table:table-cell></table:table-row><table:table-row table:style-name="Table6.1"><table:table-cell table:style-name="Table6.A1" office:value-type="string"><text:p text:style-name="P47"><text:span text:style-name="T32">3</text:span></text:p></table:table-cell><table:table-cell table:style-name="Table6.A1" office:value-type="string"><text:p text:style-name="P47"><text:span text:style-name="T21">شرکت مهندسین آشناب</text:span></text:p></table:table-cell><table:table-cell table:style-name="Table6.A1" office:value-type="string"><text:p text:style-name="P47"><text:span text:style-name="T32">مرجع علمی و داوری</text:span></text:p></table:table-cell></table:table-row><table:table-row table:style-name="Table6.1"><table:table-cell table:style-name="Table6.A1" office:value-type="string"><text:p text:style-name="P47"><text:span text:style-name="T32">4</text:span></text:p></table:table-cell><table:table-cell table:style-name="Table6.A1" office:value-type="string"><text:p text:style-name="P47"><text:span text:style-name="T21">شرکت پاک آب ایمن گستر</text:span></text:p></table:table-cell><table:table-cell table:style-name="Table6.A1" office:value-type="string"><text:p text:style-name="P47"><text:span text:style-name="T32">مرجع علمی و داوری</text:span></text:p></table:table-cell></table:table-row><table:table-row table:style-name="Table6.1"><table:table-cell table:style-name="Table6.A1" office:value-type="string"><text:p text:style-name="P47"><text:span text:style-name="T32">5</text:span></text:p></table:table-cell><table:table-cell table:style-name="Table6.A1" office:value-type="string"><text:p text:style-name="P47"><text:span text:style-name="T21">شرکت آریا صاف سپاهان</text:span></text:p></table:table-cell><table:table-cell table:style-name="Table6.A1" office:value-type="string"><text:p text:style-name="P47"><text:span text:style-name="T32">مرجع علمی و داوری</text:span></text:p></table:table-cell></table:table-row><table:table-row table:style-name="Table6.1"><table:table-cell table:style-name="Table6.A1" office:value-type="string"><text:p text:style-name="P47"><text:span text:style-name="T32">6</text:span></text:p></table:table-cell><table:table-cell table:style-name="Table6.A1" office:value-type="string"><text:p text:style-name="P47"><text:span text:style-name="T21">شرکت دانش بنیان ویرا پژوهان پویا</text:span></text:p></table:table-cell><table:table-cell table:style-name="Table6.A1" office:value-type="string"><text:p text:style-name="P47"><text:span text:style-name="T32">مرجع علمی و داوری</text:span></text:p></table:table-cell></table:table-row><table:table-row table:style-name="Table6.1"><table:table-cell table:style-name="Table6.A1" office:value-type="string"><text:p text:style-name="P47"><text:span text:style-name="T32">7</text:span></text:p></table:table-cell><table:table-cell table:style-name="Table6.A1" office:value-type="string"><text:p text:style-name="P47"><text:span text:style-name="T21">شرکت آبتین پارسیان پیشرو آپادانا</text:span></text:p></table:table-cell><table:table-cell table:style-name="Table6.A1" office:value-type="string"><text:p text:style-name="P47"><text:span text:style-name="T32">مرجع علمی و داوری</text:span></text:p></table:table-cell></table:table-row><table:table-row table:style-name="Table6.1"><table:table-cell table:style-name="Table6.A1" office:value-type="string"><text:p text:style-name="P47"><text:span text:style-name="T32">8</text:span></text:p></table:table-cell><table:table-cell table:style-name="Table6.A1" office:value-type="string"><text:p text:style-name="P53"><text:span text:style-name="T24">شرکت مهندسین مشاور جاماب</text:span></text:p></table:table-cell><table:table-cell table:style-name="Table6.A1" office:value-type="string"><text:p text:style-name="P47"><text:span text:style-name="T32">مرجع علمی و داوری</text:span></text:p></table:table-cell></table:table-row><table:table-row table:style-name="Table6.1"><table:table-cell table:style-name="Table6.A1" office:value-type="string"><text:p text:style-name="P47"><text:span text:style-name="T32">9</text:span></text:p></table:table-cell><table:table-cell table:style-name="Table6.A1" office:value-type="string"><text:p text:style-name="P47"><text:span text:style-name="T21">دانشگاه تهران</text:span></text:p></table:table-cell><table:table-cell table:style-name="Table6.A1" office:value-type="string"><text:p text:style-name="P47"><text:span text:style-name="T32">مرجع علمی و داوری</text:span></text:p></table:table-cell></table:table-row><table:table-row table:style-name="Table6.1"><table:table-cell table:style-name="Table6.A1" office:value-type="string"><text:p text:style-name="P47"><text:span text:style-name="T32">10</text:span></text:p></table:table-cell><table:table-cell table:style-name="Table6.A1" office:value-type="string"><text:p text:style-name="P47"><text:span text:style-name="T21">وزارت نیرو</text:span></text:p></table:table-cell><table:table-cell table:style-name="Table6.A1" office:value-type="string"><text:p text:style-name="P47"><text:span text:style-name="T32">مرجع علمی و داوری</text:span></text:p></table:table-cell></table:table-row><table:table-row table:style-name="Table6.1"><table:table-cell table:style-name="Table6.A1" office:value-type="string"><text:p text:style-name="P47"><text:span text:style-name="T32">11</text:span></text:p></table:table-cell><table:table-cell table:style-name="Table6.A1" office:value-type="string"><text:p text:style-name="P47"><text:span text:style-name="T21">وزارت بهداشت، درمان و آموزش</text:span></text:p></table:table-cell><table:table-cell table:style-name="Table6.A1" office:value-type="string"><text:p text:style-name="P47"><text:span text:style-name="T32">مرجع علمی و داوری</text:span></text:p></table:table-cell></table:table-row><table:table-row table:style-name="Table6.1"><table:table-cell table:style-name="Table6.A1" office:value-type="string"><text:p text:style-name="P47"><text:span text:style-name="T32">12</text:span></text:p></table:table-cell><table:table-cell table:style-name="Table6.A1" office:value-type="string"><text:p text:style-name="P47"><text:span text:style-name="T21">شرکت آب و فاضلاب تهران</text:span></text:p></table:table-cell><table:table-cell table:style-name="Table6.A1" office:value-type="string"><text:p text:style-name="P47"><text:span text:style-name="T32">مرجع علمی و داوری</text:span></text:p></table:table-cell></table:table-row><table:table-row table:style-name="Table6.1"><table:table-cell table:style-name="Table6.A1" office:value-type="string"><text:p text:style-name="P47"><text:span text:style-name="T32">13</text:span></text:p></table:table-cell><table:table-cell table:style-name="Table6.A1" office:value-type="string"><text:p text:style-name="P47"><text:span text:style-name="T21">شرکت سهامی آب منطقه ای البرز</text:span></text:p></table:table-cell><table:table-cell table:style-name="Table6.A1" office:value-type="string"><text:p text:style-name="P47"><text:span text:style-name="T32">مرجع علمی و داوری</text:span></text:p></table:table-cell></table:table-row><table:table-row table:style-name="Table6.1"><table:table-cell table:style-name="Table6.A1" office:value-type="string"><text:p text:style-name="P47"><text:span text:style-name="T32">14</text:span></text:p></table:table-cell><table:table-cell table:style-name="Table6.A1" office:value-type="string"><text:p text:style-name="P47"><text:span text:style-name="T21">شرکت مدیریت منابع آب ایران</text:span></text:p></table:table-cell><table:table-cell table:style-name="Table6.A1" office:value-type="string"><text:p text:style-name="P47"><text:span text:style-name="T32">مرجع علمی و داوری</text:span></text:p></table:table-cell></table:table-row><table:table-row table:style-name="Table6.1"><table:table-cell table:style-name="Table6.A1" office:value-type="string"><text:p text:style-name="P47"><text:span text:style-name="T32">15</text:span></text:p></table:table-cell><table:table-cell table:style-name="Table6.A1" office:value-type="string"><text:p text:style-name="P47"><text:span text:style-name="T21">انجمن آب و فاضلاب ایران</text:span></text:p></table:table-cell><table:table-cell table:style-name="Table6.A1" office:value-type="string"><text:p text:style-name="P47"><text:span text:style-name="T32">مرجع علمی و داوری</text:span></text:p></table:table-cell></table:table-row><table:table-row table:style-name="Table6.1"><table:table-cell table:style-name="Table6.A1" office:value-type="string"><text:p text:style-name="P47"><text:span text:style-name="T32">16</text:span></text:p></table:table-cell><table:table-cell table:style-name="Table6.A1" office:value-type="string"><text:p text:style-name="P53"><text:span text:style-name="T24">انجمن علوم و مهندسی منابع آب ایران</text:span></text:p></table:table-cell><table:table-cell table:style-name="Table6.A1" office:value-type="string"><text:p text:style-name="P47"><text:span text:style-name="T32">مرجع علمی و داوری</text:span></text:p></table:table-cell></table:table-row><table:table-row table:style-name="Table6.1"><table:table-cell table:style-name="Table6.A1" office:value-type="string"><text:p text:style-name="P47"><text:span text:style-name="T32">17</text:span></text:p></table:table-cell><table:table-cell table:style-name="Table6.A1" office:value-type="string"><text:p text:style-name="P53"><text:span text:style-name="T24">انجمن آب های معدنی و آشامیدنی ایران</text:span></text:p></table:table-cell><table:table-cell table:style-name="Table6.A1" office:value-type="string"><text:p text:style-name="P47"><text:span text:style-name="T32">مرجع علمی و داوری</text:span></text:p></table:table-cell></table:table-row><table:table-row table:style-name="Table6.1"><table:table-cell table:style-name="Table6.A1" office:value-type="string"><text:p text:style-name="P47"><text:span text:style-name="T32">18</text:span></text:p></table:table-cell><table:table-cell table:style-name="Table6.A1" office:value-type="string"><text:p text:style-name="P47"><text:span text:style-name="T21">ستاد احیای دریاچه ارومیه</text:span></text:p></table:table-cell><table:table-cell table:style-name="Table6.A1" office:value-type="string"><text:p text:style-name="P47"><text:span text:style-name="T32">مرجع علمی و داوری</text:span></text:p></table:table-cell></table:table-row><table:table-row table:style-name="Table6.1"><table:table-cell table:style-name="Table6.A1" office:value-type="string"><text:p text:style-name="P47"><text:span text:style-name="T32">19</text:span></text:p></table:table-cell><table:table-cell table:style-name="Table6.A1" office:value-type="string"><text:p text:style-name="P47"><text:span text:style-name="T21">انجمن تغذیه ایران</text:span></text:p></table:table-cell><table:table-cell table:style-name="Table6.A1" office:value-type="string"><text:p text:style-name="P47"><text:span text:style-name="T32">مرجع علمی و داوری</text:span></text:p></table:table-cell></table:table-row><table:table-row table:style-name="Table6.1"><table:table-cell table:style-name="Table6.A1" office:value-type="string"><text:p text:style-name="P47"><text:span text:style-name="T32">20</text:span></text:p></table:table-cell><table:table-cell table:style-name="Table6.A1" office:value-type="string"><text:p text:style-name="P47"><text:span text:style-name="T21">انجمن علمی تغذیه ایران</text:span></text:p></table:table-cell><table:table-cell table:style-name="Table6.A1" office:value-type="string"><text:p text:style-name="P47"><text:span text:style-name="T32">مرجع علمی و داوری</text:span></text:p></table:table-cell></table:table-row><table:table-row table:style-name="Table6.1"><table:table-cell table:style-name="Table6.A1" office:value-type="string"><text:p text:style-name="P47"><text:span text:style-name="T32">21</text:span></text:p></table:table-cell><table:table-cell table:style-name="Table6.A1" office:value-type="string"><text:p text:style-name="P47"><text:span text:style-name="T21">انستیتو تحقیقات تغذیه‌ای و صنایع غذایی کشور</text:span></text:p></table:table-cell><table:table-cell table:style-name="Table6.A1" office:value-type="string"><text:p text:style-name="P47"><text:span text:style-name="T32">مرجع علمی و داوری</text:span></text:p></table:table-cell></table:table-row></table:table></draw:text-box></draw:frame></text:p>
      <text:p text:style-name="P20"><text:span text:style-name="T5">15- منابع و حامیان مالی: </text:span><text:span text:style-name="T22">(منظور از منابع مالی، مشاركت مالي در رویداد اعم از برگزاري یا حمایت از پژوهشگران بصورت گرنت پژوهشی، دوره کارآموزی، توان افزایی و .... مي‌باشد. بدیهی است ردیف اول جدول، باشگاه واحد برگزار کننده خواهد بود).</text:span></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65"><text:span text:style-name="T27">ردیف</text:span></text:p>
          </table:table-cell>
          <table:table-cell table:style-name="Table7.A1" office:value-type="string">
            <text:p text:style-name="P65"><text:span text:style-name="T27">نام حامی</text:span></text:p>
          </table:table-cell>
          <table:table-cell table:style-name="Table7.A1" office:value-type="string">
            <text:p text:style-name="P65"><text:span text:style-name="T27">مبلغ حمایت مالی ریال</text:span></text:p>
          </table:table-cell>
          <table:table-cell table:style-name="Table7.A1" office:value-type="string">
            <text:p text:style-name="P65"><text:span text:style-name="T27">درصد حمایت مالی</text:span></text:p>
          </table:table-cell>
        </table:table-row>
        <table:table-row table:style-name="Table7.1">
          <table:table-cell table:style-name="Table7.A2" office:value-type="string">
            <text:p text:style-name="P65"><text:span text:style-name="T26">1</text:span></text:p>
          </table:table-cell>
          <table:table-cell table:style-name="Table7.A2" office:value-type="string">
            <text:p text:style-name="P65"><text:span text:style-name="T55">باشگاه واحد</text:span></text:p>
          </table:table-cell>
          <table:table-cell table:style-name="Table7.A2" office:value-type="string">
            <text:p text:style-name="P66"><text:span text:style-name="T29">2،000،000،000 </text:span></text:p>
          </table:table-cell>
          <table:table-cell table:style-name="Table7.A2" office:value-type="string">
            <text:p text:style-name="P65"><text:span text:style-name="T26">14%</text:span></text:p>
          </table:table-cell>
        </table:table-row>
        <table:table-row table:style-name="Table7.1">
          <table:table-cell table:style-name="Table7.A2" office:value-type="string">
            <text:p text:style-name="P65"><text:span text:style-name="T26">2</text:span></text:p>
          </table:table-cell>
          <table:table-cell table:style-name="Table7.A2" office:value-type="string">
            <text:p text:style-name="P65"><text:span text:style-name="T56">شرکت مهندسی مپنا (تخمینی)</text:span></text:p>
          </table:table-cell>
          <table:table-cell table:style-name="Table7.A2" office:value-type="string">
            <text:p text:style-name="P67"><text:span text:style-name="T29">2،000،000،000 </text:span></text:p>
          </table:table-cell>
          <table:table-cell table:style-name="Table7.A1" office:value-type="string">
            <text:p text:style-name="P65"><text:span text:style-name="T26">14%</text:span></text:p>
          </table:table-cell>
        </table:table-row>
        <table:table-row table:style-name="Table7.1">
          <table:table-cell table:style-name="Table7.A2" office:value-type="string">
            <text:p text:style-name="P65"><text:span text:style-name="T26">3</text:span></text:p>
          </table:table-cell>
          <table:table-cell table:style-name="Table7.A2" office:value-type="string">
            <text:p text:style-name="P65"><text:span text:style-name="T56">شرکت فرآب (تخمینی)</text:span></text:p>
          </table:table-cell>
          <table:table-cell table:style-name="Table7.A2" office:value-type="string">
            <text:p text:style-name="P67"><text:span text:style-name="T29">2،000،000،000 </text:span></text:p>
          </table:table-cell>
          <table:table-cell table:style-name="Table7.A1" office:value-type="string">
            <text:p text:style-name="P65"><text:span text:style-name="T26">14%</text:span></text:p>
          </table:table-cell>
        </table:table-row>
        <table:table-row table:style-name="Table7.1">
          <table:table-cell table:style-name="Table7.A2" office:value-type="string">
            <text:p text:style-name="P65"><text:span text:style-name="T26">4</text:span></text:p>
          </table:table-cell>
          <table:table-cell table:style-name="Table7.A2" office:value-type="string">
            <text:p text:style-name="P65"><text:span text:style-name="T56">شرکت مهندسین آشناب (تخمینی)</text:span></text:p>
          </table:table-cell>
          <table:table-cell table:style-name="Table7.A2" office:value-type="string">
            <text:p text:style-name="P65"><text:span text:style-name="T26">1،000،000،000 </text:span></text:p>
          </table:table-cell>
          <table:table-cell table:style-name="Table7.A2" office:value-type="string">
            <text:p text:style-name="P65"><text:span text:style-name="T26">7%</text:span></text:p>
          </table:table-cell>
        </table:table-row>
        <table:table-row table:style-name="Table7.1">
          <table:table-cell table:style-name="Table7.A2" office:value-type="string">
            <text:p text:style-name="P65"><text:span text:style-name="T26">5</text:span></text:p>
          </table:table-cell>
          <table:table-cell table:style-name="Table7.A2" office:value-type="string">
            <text:p text:style-name="P65"><text:span text:style-name="T56">شرکت پاک آب ایمن گستر (تخمینی)</text:span></text:p>
          </table:table-cell>
          <table:table-cell table:style-name="Table7.A2" office:value-type="string">
            <text:p text:style-name="P67"><text:span text:style-name="T29">1،000،000،000 </text:span></text:p>
          </table:table-cell>
          <table:table-cell table:style-name="Table7.A1" office:value-type="string">
            <text:p text:style-name="P65"><text:span text:style-name="T26">7%</text:span></text:p>
          </table:table-cell>
        </table:table-row>
        <table:table-row table:style-name="Table7.1">
          <table:table-cell table:style-name="Table7.A2" office:value-type="string">
            <text:p text:style-name="P65"><text:span text:style-name="T26">6</text:span></text:p>
          </table:table-cell>
          <table:table-cell table:style-name="Table7.A2" office:value-type="string">
            <text:p text:style-name="P65"><text:span text:style-name="T56">شرکت آریا صاف سپاهان (تخمینی)</text:span></text:p>
          </table:table-cell>
          <table:table-cell table:style-name="Table7.A2" office:value-type="string">
            <text:p text:style-name="P67"><text:span text:style-name="T29">1،000،000،000 </text:span></text:p>
          </table:table-cell>
          <table:table-cell table:style-name="Table7.A1" office:value-type="string">
            <text:p text:style-name="P65"><text:span text:style-name="T26">7%</text:span></text:p>
          </table:table-cell>
        </table:table-row>
        <table:table-row table:style-name="Table7.1">
          <table:table-cell table:style-name="Table7.A2" office:value-type="string">
            <text:p text:style-name="P65"><text:span text:style-name="T26">7</text:span></text:p>
          </table:table-cell>
          <table:table-cell table:style-name="Table7.A2" office:value-type="string">
            <text:p text:style-name="P65"><text:span text:style-name="T56">شرکت دانش بنیان ویرا پژوهان پویا (تخمینی)</text:span></text:p>
          </table:table-cell>
          <table:table-cell table:style-name="Table7.A2" office:value-type="string">
            <text:p text:style-name="P67"><text:span text:style-name="T29">1،000،000،000 </text:span></text:p>
          </table:table-cell>
          <table:table-cell table:style-name="Table7.A1" office:value-type="string">
            <text:p text:style-name="P65"><text:span text:style-name="T26">7%</text:span></text:p>
          </table:table-cell>
        </table:table-row>
        <table:table-row table:style-name="Table7.1">
          <table:table-cell table:style-name="Table7.A2" office:value-type="string">
            <text:p text:style-name="P65"><text:span text:style-name="T26">8</text:span></text:p>
          </table:table-cell>
          <table:table-cell table:style-name="Table7.A2" office:value-type="string">
            <text:p text:style-name="P65"><text:span text:style-name="T56">شرکت آبتین پارسیان پیشرو آپادانا (تخمینی)</text:span></text:p>
          </table:table-cell>
          <table:table-cell table:style-name="Table7.A2" office:value-type="string">
            <text:p text:style-name="P67"><text:span text:style-name="T29">1،000،000،000 </text:span></text:p>
          </table:table-cell>
          <table:table-cell table:style-name="Table7.A1" office:value-type="string">
            <text:p text:style-name="P65"><text:span text:style-name="T26">7%</text:span></text:p>
          </table:table-cell>
        </table:table-row>
        <table:table-row table:style-name="Table7.1">
          <table:table-cell table:style-name="Table7.A2" office:value-type="string">
            <text:p text:style-name="P65"><text:span text:style-name="T26">9</text:span></text:p>
          </table:table-cell>
          <table:table-cell table:style-name="Table7.A2" office:value-type="string">
            <text:p text:style-name="P67"><text:span text:style-name="T58">شرکت مهندسین مشاور جاماب (تخمینی)</text:span></text:p>
          </table:table-cell>
          <table:table-cell table:style-name="Table7.A2" office:value-type="string">
            <text:p text:style-name="P67"><text:span text:style-name="T29">1،000،000،000 </text:span></text:p>
          </table:table-cell>
          <table:table-cell table:style-name="Table7.A1" office:value-type="string">
            <text:p text:style-name="P65"><text:span text:style-name="T26">7%</text:span></text:p>
          </table:table-cell>
        </table:table-row>
        <table:table-row table:style-name="Table7.1">
          <table:table-cell table:style-name="Table7.A2" office:value-type="string">
            <text:p text:style-name="P65"><text:span text:style-name="T26">10</text:span></text:p>
          </table:table-cell>
          <table:table-cell table:style-name="Table7.A2" office:value-type="string">
            <text:p text:style-name="P65"><text:span text:style-name="T56">شرکت آب و فاضلاب تهران (تخمینی)</text:span></text:p>
          </table:table-cell>
          <table:table-cell table:style-name="Table7.A2" office:value-type="string">
            <text:p text:style-name="P67"><text:span text:style-name="T29">500،000،000 </text:span></text:p>
          </table:table-cell>
          <table:table-cell table:style-name="Table7.A2" office:value-type="string">
            <text:p text:style-name="P65"><text:span text:style-name="T26">3.5%</text:span></text:p>
          </table:table-cell>
        </table:table-row>
        <table:table-row table:style-name="Table7.1">
          <table:table-cell table:style-name="Table7.A2" office:value-type="string">
            <text:p text:style-name="P65"><text:span text:style-name="T26">11</text:span></text:p>
          </table:table-cell>
          <table:table-cell table:style-name="Table7.A2" office:value-type="string">
            <text:p text:style-name="P65"><text:span text:style-name="T56">شرکت سهامی آب منطقه ای البرز (تخمینی)</text:span></text:p>
          </table:table-cell>
          <table:table-cell table:style-name="Table7.A2" office:value-type="string">
            <text:p text:style-name="P67"><text:span text:style-name="T29">500،000،000 </text:span></text:p>
          </table:table-cell>
          <table:table-cell table:style-name="Table7.A2" office:value-type="string">
            <text:p text:style-name="P65"><text:span text:style-name="T26">3.5%</text:span></text:p>
          </table:table-cell>
        </table:table-row>
        <table:table-row table:style-name="Table7.1">
          <table:table-cell table:style-name="Table7.A2" office:value-type="string">
            <text:p text:style-name="P65"><text:span text:style-name="T26">12</text:span></text:p>
          </table:table-cell>
          <table:table-cell table:style-name="Table7.A2" office:value-type="string">
            <text:p text:style-name="P65"><text:span text:style-name="T56">شرکت مدیریت منابع آب ایران (تخمینی)</text:span></text:p>
          </table:table-cell>
          <table:table-cell table:style-name="Table7.A2" office:value-type="string">
            <text:p text:style-name="P67"><text:span text:style-name="T29">500،000،000 </text:span></text:p>
          </table:table-cell>
          <table:table-cell table:style-name="Table7.A2" office:value-type="string">
            <text:p text:style-name="P65"><text:span text:style-name="T26">3.5%</text:span></text:p>
          </table:table-cell>
        </table:table-row>
        <table:table-row table:style-name="Table7.1">
          <table:table-cell table:style-name="Table7.A2" office:value-type="string">
            <text:p text:style-name="P65"><text:span text:style-name="T26">13</text:span></text:p>
          </table:table-cell>
          <table:table-cell table:style-name="Table7.A2" office:value-type="string">
            <text:p text:style-name="P65"><text:span text:style-name="T56">مرکز تحقیقات آب و انرژی دانشگاه تهران </text:span></text:p>
          </table:table-cell>
          <table:table-cell table:style-name="Table7.A2" office:value-type="string">
            <text:p text:style-name="P67"><text:span text:style-name="T29">500،000،000 </text:span></text:p>
          </table:table-cell>
          <table:table-cell table:style-name="Table7.A2" office:value-type="string">
            <text:p text:style-name="P65"><text:span text:style-name="T26">3.5%</text:span></text:p>
          </table:table-cell>
        </table:table-row>
        <table:table-row table:style-name="Table7.1">
          <table:table-cell table:style-name="Table7.A1" office:value-type="string">
            <text:p text:style-name="P68"/>
          </table:table-cell>
          <table:table-cell table:style-name="Table7.A2" office:value-type="string">
            <text:p text:style-name="P65"><text:span text:style-name="T26">جمع</text:span></text:p>
          </table:table-cell>
          <table:table-cell table:style-name="Table7.A2" office:value-type="string">
            <text:p text:style-name="P65"><text:span text:style-name="T26">14،000،000،000 ریال</text:span></text:p>
          </table:table-cell>
          <table:table-cell table:style-name="Table7.A2" office:value-type="string">
            <text:p text:style-name="P65"><text:span text:style-name="T26">100%</text:span></text:p>
          </table:table-cell>
        </table:table-row>
      </table:table>
      <text:p text:style-name="P23"><text:span text:style-name="T5">16- محل برگزاری: </text:span><text:span text:style-name="T60">(لطفا برنامه محل برگزاری به تفکیک در جدول قید شود.)</text:sp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47"><text:span text:style-name="T42">ردیف</text:span></text:p>
          </table:table-cell>
          <table:table-cell table:style-name="Table8.A1" office:value-type="string">
            <text:p text:style-name="P49"><text:span text:style-name="T42">مکان برگزاری</text:span></text:p>
          </table:table-cell>
          <table:table-cell table:style-name="Table8.A1" office:value-type="string">
            <text:p text:style-name="P49"><text:span text:style-name="T42">مکان</text:span></text:p>
          </table:table-cell>
          <table:table-cell table:style-name="Table8.A1" office:value-type="string">
            <text:p text:style-name="P49"><text:span text:style-name="T42">ملاحظات</text:span></text:p>
          </table:table-cell>
        </table:table-row>
        <table:table-row table:style-name="Table8.1">
          <table:table-cell table:style-name="Table8.A1" office:value-type="string">
            <text:p text:style-name="P47"><text:span text:style-name="T43">1</text:span></text:p>
          </table:table-cell>
          <table:table-cell table:style-name="Table8.A1" office:value-type="string">
            <text:p text:style-name="P53"><text:span text:style-name="T44">مسابقه طوفان ایده ها</text:span></text:p>
          </table:table-cell>
          <table:table-cell table:style-name="Table8.A1" office:value-type="string">
            <text:p text:style-name="P47"><text:span text:style-name="T43">کتابخانه مرکزی - طبقه همکف</text:span></text:p>
          </table:table-cell>
          <table:table-cell table:style-name="Table8.A1" office:value-type="string">
            <text:p text:style-name="P62"/>
          </table:table-cell>
        </table:table-row>
        <table:table-row table:style-name="Table8.1">
          <table:table-cell table:style-name="Table8.A1" office:value-type="string">
            <text:p text:style-name="P47"><text:span text:style-name="T43">2</text:span></text:p>
          </table:table-cell>
          <table:table-cell table:style-name="Table8.A1" office:value-type="string">
            <text:p text:style-name="P53"><text:span text:style-name="T44">نمایشگاه دستاورد ها</text:span></text:p>
          </table:table-cell>
          <table:table-cell table:style-name="Table8.A1" office:value-type="string">
            <text:p text:style-name="P47"><text:span text:style-name="T43">کتابخانه مرکزی - طبقه 1</text:span></text:p>
          </table:table-cell>
          <table:table-cell table:style-name="Table8.A1" office:value-type="string">
            <text:p text:style-name="P60"/>
          </table:table-cell>
        </table:table-row>
        <table:table-row table:style-name="Table8.1">
          <table:table-cell table:style-name="Table8.A1" office:value-type="string">
            <text:p text:style-name="P47"><text:span text:style-name="T43">3</text:span></text:p>
          </table:table-cell>
          <table:table-cell table:style-name="Table8.A1" office:value-type="string">
            <text:p text:style-name="P47"><text:span text:style-name="T43">همایشگاه شرکت های اسپانسر</text:span></text:p>
          </table:table-cell>
          <table:table-cell table:style-name="Table8.A1" office:value-type="string">
            <text:p text:style-name="P47"><text:span text:style-name="T43">کتابخانه مرکزی - طبقه 2 و 3</text:span></text:p>
          </table:table-cell>
          <table:table-cell table:style-name="Table8.A1" office:value-type="string">
            <text:p text:style-name="P60"/>
          </table:table-cell>
        </table:table-row>
        <table:table-row table:style-name="Table8.1">
          <table:table-cell table:style-name="Table8.A1" office:value-type="string">
            <text:p text:style-name="P47"><text:span text:style-name="T43">4</text:span></text:p>
          </table:table-cell>
          <table:table-cell table:style-name="Table8.A1" office:value-type="string">
            <text:p text:style-name="P47"><text:span text:style-name="T43">سخنرانی</text:span></text:p>
          </table:table-cell>
          <table:table-cell table:style-name="Table8.A1" office:value-type="string">
            <text:p text:style-name="P47"><text:span text:style-name="T43">کتابخانه مرکزی - طبقه منفی 1</text:span></text:p>
          </table:table-cell>
          <table:table-cell table:style-name="Table8.A1" office:value-type="string">
            <text:p text:style-name="P60"/>
          </table:table-cell>
        </table:table-row>
        <table:table-row table:style-name="Table8.1">
          <table:table-cell table:style-name="Table8.A1" office:value-type="string">
            <text:p text:style-name="P47"><text:span text:style-name="T43">5</text:span></text:p>
          </table:table-cell>
          <table:table-cell table:style-name="Table8.A1" office:value-type="string">
            <text:p text:style-name="P53"><text:span text:style-name="T44">کارگاه های مرتبط</text:span></text:p>
          </table:table-cell>
          <table:table-cell table:style-name="Table8.A1" office:value-type="string">
            <text:p text:style-name="P47"><text:span text:style-name="T43">کتابخانه مرکزی - طبقه منفی 1</text:span></text:p>
          </table:table-cell>
          <table:table-cell table:style-name="Table8.A1" office:value-type="string">
            <text:p text:style-name="P60"/>
          </table:table-cell>
        </table:table-row>
      </table:table>
      <text:p text:style-name="P23"><text:span text:style-name="T5">17- محل برگزاری و تاریخ های مهم: </text:span><text:span text:style-name="T60">(لطفا برنامه زمانی با لحاظ حوزه جغرافيايي، تقويم آموزشي و زمان ساير مسابقات در واحدهاي دانشگاهي برنامه ریزی گردد. همچنین محل برگزاری با در نظر گرفتن تعداد مخاطبين، دامنه برگزاري و استفاده حداکثری از امكانات دانشگاهی تعیین شود.)</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47"><text:span text:style-name="T42">ردیف</text:span></text:p>
          </table:table-cell>
          <table:table-cell table:style-name="Table9.A1" office:value-type="string">
            <text:p text:style-name="P49"><text:span text:style-name="T42">نوع رویداد</text:span></text:p>
          </table:table-cell>
          <table:table-cell table:style-name="Table9.A1" office:value-type="string">
            <text:p text:style-name="P49"><text:span text:style-name="T42">تاریخ</text:span></text:p>
            <text:p text:style-name="P58"/>
          </table:table-cell>
          <table:table-cell table:style-name="Table9.A1" office:value-type="string">
            <text:p text:style-name="P49"><text:span text:style-name="T42">ملاحظات</text:span></text:p>
          </table:table-cell>
        </table:table-row>
        <table:table-row table:style-name="Table9.1">
          <table:table-cell table:style-name="Table9.A1" office:value-type="string">
            <text:p text:style-name="P47"><text:span text:style-name="T43">1</text:span></text:p>
          </table:table-cell>
          <table:table-cell table:style-name="Table9.A1" office:value-type="string">
            <text:p text:style-name="P47"><text:span text:style-name="T43">زمان ثبت نام</text:span></text:p>
          </table:table-cell>
          <table:table-cell table:style-name="Table9.A1" office:value-type="string">
            <text:p text:style-name="P47"><text:span text:style-name="T43">01/08/1403 </text:span><text:span text:style-name="T64">–</text:span><text:span text:style-name="T43"> 15/08/1403</text:span></text:p>
          </table:table-cell>
          <table:table-cell table:style-name="Table9.A1" office:value-type="string">
            <text:p text:style-name="P62"/>
          </table:table-cell>
        </table:table-row>
        <table:table-row table:style-name="Table9.1">
          <table:table-cell table:style-name="Table9.A1" office:value-type="string">
            <text:p text:style-name="P47"><text:span text:style-name="T43">2</text:span></text:p>
          </table:table-cell>
          <table:table-cell table:style-name="Table9.A1" office:value-type="string">
            <text:p text:style-name="P47"><text:span text:style-name="T43">زمان ارسال آثار و دستاوردها</text:span></text:p>
          </table:table-cell>
          <table:table-cell table:style-name="Table9.A1" office:value-type="string">
            <text:p text:style-name="P47"><text:span text:style-name="T43">01/10/1403 </text:span><text:span text:style-name="T64">–</text:span><text:span text:style-name="T43"> 29/10/1403</text:span></text:p>
          </table:table-cell>
          <table:table-cell table:style-name="Table9.A1" office:value-type="string">
            <text:p text:style-name="P60"/>
          </table:table-cell>
        </table:table-row>
        <table:table-row table:style-name="Table9.1">
          <table:table-cell table:style-name="Table9.A1" office:value-type="string">
            <text:p text:style-name="P47"><text:span text:style-name="T43">3</text:span></text:p>
          </table:table-cell>
          <table:table-cell table:style-name="Table9.A1" office:value-type="string">
            <text:p text:style-name="P47"><text:span text:style-name="T43">زمان داوری </text:span></text:p>
          </table:table-cell>
          <table:table-cell table:style-name="Table9.A1" office:value-type="string">
            <text:p text:style-name="P47"><text:span text:style-name="T43">29/10/1403 </text:span><text:span text:style-name="T64">–</text:span><text:span text:style-name="T43"> 15/11/1403</text:span></text:p>
          </table:table-cell>
          <table:table-cell table:style-name="Table9.A1" office:value-type="string">
            <text:p text:style-name="P60"/>
          </table:table-cell>
        </table:table-row>
        <table:table-row table:style-name="Table9.1">
          <table:table-cell table:style-name="Table9.A1" office:value-type="string">
            <text:p text:style-name="P47"><text:span text:style-name="T43">4</text:span></text:p>
          </table:table-cell>
          <table:table-cell table:style-name="Table9.A1" office:value-type="string">
            <text:p text:style-name="P47"><text:span text:style-name="T43">زمان برگزاری حضوری</text:span></text:p>
          </table:table-cell>
          <table:table-cell table:style-name="Table9.A1" office:value-type="string">
            <text:p text:style-name="P47"><text:span text:style-name="T43">27/11/1403</text:span></text:p>
          </table:table-cell>
          <table:table-cell table:style-name="Table9.A1" office:value-type="string">
            <text:p text:style-name="P60"/>
          </table:table-cell>
        </table:table-row>
        <table:table-row table:style-name="Table9.1">
          <table:table-cell table:style-name="Table9.A1" office:value-type="string">
            <text:p text:style-name="P47"><text:span text:style-name="T43">5</text:span></text:p>
          </table:table-cell>
          <table:table-cell table:style-name="Table9.A1" office:value-type="string">
            <text:p text:style-name="P47"><text:span text:style-name="T43">زمان اختتامیه</text:span></text:p>
          </table:table-cell>
          <table:table-cell table:style-name="Table9.A1" office:value-type="string">
            <text:p text:style-name="P47"><text:span text:style-name="T43">01/12/1403</text:span></text:p>
          </table:table-cell>
          <table:table-cell table:style-name="Table9.A1" office:value-type="string">
            <text:p text:style-name="P60"/>
          </table:table-cell>
        </table:table-row>
        <text:soft-page-break/>
        <table:table-row table:style-name="Table9.1">
          <table:table-cell table:style-name="Table9.A1" office:value-type="string">
            <text:p text:style-name="P47"><text:span text:style-name="T43">6</text:span></text:p>
          </table:table-cell>
          <table:table-cell table:style-name="Table9.A1" office:value-type="string">
            <text:p text:style-name="P47"><text:span text:style-name="T43">زمان رویدادهای دیگر (کارگاه، سخنرانی، پنل و...)</text:span></text:p>
          </table:table-cell>
          <table:table-cell table:style-name="Table9.A1" office:value-type="string">
            <text:p text:style-name="P47"><text:span text:style-name="T43">27/11/1403 </text:span><text:span text:style-name="T64">–</text:span><text:span text:style-name="T43"> 01/12/1403</text:span></text:p>
          </table:table-cell>
          <table:table-cell table:style-name="Table9.A1" office:value-type="string">
            <text:p text:style-name="P60"/>
          </table:table-cell>
        </table:table-row>
      </table:table>
      <text:p text:style-name="P30"/>
      <text:p text:style-name="P20"><text:span text:style-name="T5">18- مخاطبین: </text:span><text:span text:style-name="T22">(تعداد مخاطبین احتمالی به تفکیک مقطع ذکر شود)</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47"><text:span text:style-name="T42">ردیف</text:span></text:p>
          </table:table-cell>
          <table:table-cell table:style-name="Table10.A1" office:value-type="string">
            <text:p text:style-name="P49"><text:span text:style-name="T42">مخاطب</text:span></text:p>
          </table:table-cell>
          <table:table-cell table:style-name="Table10.C1" office:value-type="string">
            <text:p text:style-name="P49"><text:span text:style-name="T42">تعداد پیش بینی شده</text:span></text:p>
            <text:p text:style-name="P49"><text:span text:style-name="T42">مقطع تحصیلی</text:span></text:p>
          </table:table-cell>
          <table:table-cell table:style-name="Table10.A1" office:value-type="string">
            <text:p text:style-name="P49"><text:span text:style-name="T42">هزینه ثبت نام هر نفر</text:span></text:p>
          </table:table-cell>
        </table:table-row>
        <table:table-row table:style-name="Table10.1">
          <table:table-cell table:style-name="Table10.A2" office:value-type="string">
            <text:p text:style-name="P47"><text:span text:style-name="T43">1</text:span></text:p>
          </table:table-cell>
          <table:table-cell table:style-name="Table10.B2" office:value-type="string">
            <text:p text:style-name="P50"><text:span text:style-name="T43">تیمهای دانشجویی واحد دانشگاهی</text:span></text:p>
          </table:table-cell>
          <table:table-cell table:style-name="Table10.C2" office:value-type="string">
            <text:p text:style-name="P47"><text:span text:style-name="T52"></text:span><text:span text:style-name="T43"> کاردانی و کارشناسی 550 نفر</text:span></text:p>
            <text:p text:style-name="P47"><text:span text:style-name="T52"></text:span><text:span text:style-name="T43"> کارشناسی ارشد 200 نفر </text:span><text:span text:style-name="T52"></text:span><text:span text:style-name="T43"> دکتری 50 نفر</text:span></text:p>
          </table:table-cell>
          <table:table-cell table:style-name="Table10.A1" office:value-type="string">
            <text:p text:style-name="P47"><text:span text:style-name="T43">2،000،000 ریال</text:span></text:p>
          </table:table-cell>
        </table:table-row>
        <table:table-row table:style-name="Table10.1">
          <table:table-cell table:style-name="Table10.A3" office:value-type="string">
            <text:p text:style-name="P47"><text:span text:style-name="T43">2</text:span></text:p>
          </table:table-cell>
          <table:table-cell table:style-name="Table10.B3" office:value-type="string">
            <text:p text:style-name="P50"><text:span text:style-name="T43">تیمهای دانشجویی دانشگاه آزاد اسلامی</text:span></text:p>
          </table:table-cell>
          <table:table-cell table:style-name="Table10.C3" office:value-type="string">
            <text:p text:style-name="P47"><text:span text:style-name="T52"></text:span><text:span text:style-name="T43"> کاردانی و کارشناسی 950 نفر</text:span></text:p>
            <text:p text:style-name="P47"><text:span text:style-name="T52"></text:span><text:span text:style-name="T43"> کارشناسی ارشد 200 نفر </text:span><text:span text:style-name="T52"></text:span><text:span text:style-name="T43"> دکتری 100 نفر</text:span></text:p>
          </table:table-cell>
          <table:table-cell table:style-name="Table10.A1" office:value-type="string">
            <text:p text:style-name="P47"><text:span text:style-name="T43">3،000،000 ریال</text:span></text:p>
          </table:table-cell>
        </table:table-row>
        <table:table-row table:style-name="Table10.1">
          <table:table-cell table:style-name="Table10.A4" office:value-type="string">
            <text:p text:style-name="P47"><text:span text:style-name="T43">3</text:span></text:p>
          </table:table-cell>
          <table:table-cell table:style-name="Table10.B4" office:value-type="string">
            <text:p text:style-name="P47"><text:span text:style-name="T43">سایر تیمها</text:span></text:p>
          </table:table-cell>
          <table:table-cell table:style-name="Table10.C4" office:value-type="string">
            <text:p text:style-name="P47"><text:span text:style-name="T43">30 تیم</text:span></text:p>
          </table:table-cell>
          <table:table-cell table:style-name="Table10.D4" office:value-type="string">
            <text:p text:style-name="P47"><text:span text:style-name="T43">4،000،000 ریال</text:span></text:p>
          </table:table-cell>
        </table:table-row>
      </table:table>
      <text:p text:style-name="P56"/>
      <text:p text:style-name="P20"><text:span text:style-name="T5">19- ویژگیها و تفاوتهای بارز و انحصاری برگزاری/ مشاركت در مسابقه نسبت به رویدادهای مشابه:</text:span><text:span text:style-name="T4"> </text:span></text:p>
      <text:p text:style-name="P39"><text:span text:style-name="T7">مسابقه فناورانه آب با تمرکز بر حوزه‌های آب، غذا و سلامت، ویژگی‌های منحصر به فردی را ارائه می‌دهد که آن را از سایر مسابقات پیشین متمایز می‌کند. یکی از بارزترین ویژگی‌های این برنامه، رویکرد همگرایی آن است که به شرکت‌کنندگان این امکان را می‌دهد تا چالش‌های چندوجهی این سه حوزه را بررسی کرده و راهکارهای جامع و پایدار ارائه دهند. در این مسابقه، ما به دنبال شناسایی و طرح چالش‌های واقعی صنایع و سازمان‌ها هستیم و به همین دلیل، همکاری نزدیک با نهادها و ارگان‌های مختلف در این حوزه‌ها را در دستور کار خود داریم. این تعاملات به ما این امکان را می‌دهد که چالش‌ها را به‌طور دقیق و مبتنی بر نیازهای روز جامعه شناسایی کنیم و این امر باعث می‌شود که ایده‌های ارائه شده توسط شرکت‌کنندگان به واقعیت‌های بازار و نیازهای جامعه نزدیک‌تر باشند.</text:span></text:p>
      <text:p text:style-name="P39"><text:span text:style-name="T7">علاوه بر این، برنامه ما شامل برگزاری کارگاه‌های آموزشی و جلسات مشاوره با متخصصان در حوزه‌های مختلف است که به ارتقاء دانش و توانمندی‌های شرکت‌کنندگان کمک می‌کند. این کارگاه‌ها نه تنها به یادگیری و تبادل تجربیات منجر می‌شود، بلکه به شکل‌گیری یک فضای تعاملی و همکاری بین شرکت‌کنندگان کمک می‌کند. به‌ویژه اینکه با ایجاد پلتفرم‌های دیجیتال و فضای آنلاین، این امکان فراهم می‌شود که شرکت‌کنندگان از هر نقطه‌ای به محتوا و منابع آموزشی دسترسی داشته باشند. همچنین، ما به دنبال ترویج نوآوری‌های فناورانه و کاربردی هستیم که می‌تواند تأثیر قابل توجهی بر بهبود کیفیت زندگی و سلامت جامعه داشته باشد. </text:span></text:p>
      <text:p text:style-name="P39"><text:span text:style-name="T7">از دیگر ویژگی‌های انحصاری مسابقه، ایجاد شبکه‌های ارتباطی و همکاری میان شرکت‌کنندگان و نهادهای مختلف است که می‌تواند منجر به فرصت‌های تجاری و اشتغال‌زایی در آینده شود. با توجه به اهمیت روزافزون موضوعات مربوط به آب، غذا و سلامت در جامعه، این برنامه به دنبال ایجاد بستری مناسب برای تبادل ایده‌ها و تجربیات بین افراد و سازمان‌های مختلف است. به این ترتیب، مسابقه فناورانه آب نه تنها به عنوان یک رویداد رقابتی، بلکه به عنوان یک پلتفرم برای توسعه و گسترش ارتباطات مؤثر و پایدار در این حوزه‌ها شناخته می‌شود. این ویژگی‌ها مجموعاً باعث می‌شوند که مسابقه فناورانه آب به یک مسابقه منحصر به فرد و تاثیرگذار در سطح ملی و بین‌المللی تبدیل شود و به عنوان یک الگو برای سایر رویدادهای مشابه عمل کند.</text:span></text:p>
      <text:p text:style-name="P20"><text:span text:style-name="T5">20- موارد هزینه­:</text:span><text:span text:style-name="T4"> </text:span></text:p>
      <text:p text:style-name="P26"/>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65"><text:span text:style-name="T27">ردیف</text:span></text:p>
          </table:table-cell>
          <table:table-cell table:style-name="Table11.A1" office:value-type="string">
            <text:p text:style-name="P65"><text:span text:style-name="T27">شرح</text:span></text:p>
          </table:table-cell>
          <table:table-cell table:style-name="Table11.A1" office:value-type="string">
            <text:p text:style-name="P65"><text:span text:style-name="T27">مبلغ <text:s/>به ريال</text:span></text:p>
          </table:table-cell>
        </table:table-row>
        <table:table-row table:style-name="Table11.1">
          <table:table-cell table:style-name="Table11.A1" office:value-type="string">
            <text:p text:style-name="P65"><text:span text:style-name="T21">1</text:span></text:p>
          </table:table-cell>
          <table:table-cell table:style-name="Table11.A1" office:value-type="string">
            <text:p text:style-name="P65"><text:span text:style-name="T21">سایت</text:span></text:p>
          </table:table-cell>
          <table:table-cell table:style-name="Table11.A1" office:value-type="string">
            <text:p text:style-name="P65"><text:span text:style-name="T21">168،000،000 ریال</text:span></text:p>
          </table:table-cell>
        </table:table-row>
        <table:table-row table:style-name="Table11.1">
          <table:table-cell table:style-name="Table11.A1" office:value-type="string">
            <text:p text:style-name="P67"><text:span text:style-name="T24">2</text:span></text:p>
          </table:table-cell>
          <table:table-cell table:style-name="Table11.A1" office:value-type="string">
            <text:p text:style-name="P65"><text:span text:style-name="T21">تجهیز بستر برگزاری مسابقه</text:span></text:p>
          </table:table-cell>
          <table:table-cell table:style-name="Table11.A1" office:value-type="string">
            <text:p text:style-name="P65"><text:span text:style-name="T21">3،000،000،000 ریال </text:span></text:p>
          </table:table-cell>
        </table:table-row>
        <table:table-row table:style-name="Table11.1">
          <table:table-cell table:style-name="Table11.A1" office:value-type="string">
            <text:p text:style-name="P65"><text:span text:style-name="T21">3</text:span></text:p>
          </table:table-cell>
          <table:table-cell table:style-name="Table11.A1" office:value-type="string">
            <text:p text:style-name="P65"><text:span text:style-name="T21">رسانه، اطلاع رسانی و تبلیغات</text:span></text:p>
          </table:table-cell>
          <table:table-cell table:style-name="Table11.A1" office:value-type="string">
            <text:p text:style-name="P65"><text:span text:style-name="T21">در دست محاسبه</text:span></text:p>
          </table:table-cell>
        </table:table-row>
        <table:table-row table:style-name="Table11.1">
          <table:table-cell table:style-name="Table11.A1" office:value-type="string">
            <text:p text:style-name="P65"><text:span text:style-name="T21">4</text:span></text:p>
          </table:table-cell>
          <table:table-cell table:style-name="Table11.A1" office:value-type="string">
            <text:p text:style-name="P65"><text:span text:style-name="T21">تیم سازی و توان افزایی پیش از مسابقه</text:span></text:p>
          </table:table-cell>
          <table:table-cell table:style-name="Table11.A1" office:value-type="string">
            <text:p text:style-name="P65"><text:span text:style-name="T21">در دست محاسبه</text:span></text:p>
          </table:table-cell>
        </table:table-row>
        <table:table-row table:style-name="Table11.1">
          <table:table-cell table:style-name="Table11.A1" office:value-type="string">
            <text:p text:style-name="P69"/>
            <text:p text:style-name="P65"><text:span text:style-name="T21">5</text:span></text:p>
          </table:table-cell>
          <table:table-cell table:style-name="Table11.A1" office:value-type="string">
            <text:p text:style-name="P65"><text:span text:style-name="T21">پشتیبانی (اسکان، تغذیه، ایاب و ذهاب، بسته های هدیه شرکت کنندگان)</text:span></text:p>
          </table:table-cell>
          <table:table-cell table:style-name="Table11.A1" office:value-type="string">
            <text:p text:style-name="P65"><text:span text:style-name="T21">در دست محاسبه</text:span></text:p>
          </table:table-cell>
        </table:table-row>
        <table:table-row table:style-name="Table11.1">
          <table:table-cell table:style-name="Table11.A1" office:value-type="string">
            <text:p text:style-name="P65"><text:span text:style-name="T21">6</text:span></text:p>
          </table:table-cell>
          <table:table-cell table:style-name="Table11.A1" office:value-type="string">
            <text:p text:style-name="P65"><text:span text:style-name="T21">هزینه های اجرایی برگزاری</text:span></text:p>
          </table:table-cell>
          <table:table-cell table:style-name="Table11.A1" office:value-type="string">
            <text:p text:style-name="P65"><text:span text:style-name="T21">در دست محاسبه</text:span></text:p>
          </table:table-cell>
        </table:table-row>
        <table:table-row table:style-name="Table11.1">
          <table:table-cell table:style-name="Table11.A1" office:value-type="string">
            <text:p text:style-name="P65"><text:span text:style-name="T21">7</text:span></text:p>
          </table:table-cell>
          <table:table-cell table:style-name="Table11.A1" office:value-type="string">
            <text:p text:style-name="P65"><text:span text:style-name="T21">برنامه های جنبی (بازدید، سخنرانی کلیدی، کارگاه آموزشی، میزگرد تخصصی، ...)</text:span></text:p>
          </table:table-cell>
          <table:table-cell table:style-name="Table11.A1" office:value-type="string">
            <text:p text:style-name="P65"><text:span text:style-name="T21">در دست محاسبه</text:span></text:p>
          </table:table-cell>
        </table:table-row>
        <table:table-row table:style-name="Table11.1">
          <table:table-cell table:style-name="Table11.A1" office:value-type="string">
            <text:p text:style-name="P65"><text:span text:style-name="T21">8</text:span></text:p>
          </table:table-cell>
          <table:table-cell table:style-name="Table11.A1" office:value-type="string">
            <text:p text:style-name="P65"><text:span text:style-name="T21">داوری</text:span></text:p>
          </table:table-cell>
          <table:table-cell table:style-name="Table11.A1" office:value-type="string">
            <text:p text:style-name="P65"><text:span text:style-name="T21">در دست محاسبه</text:span></text:p>
          </table:table-cell>
        </table:table-row>
        <table:table-row table:style-name="Table11.1">
          <table:table-cell table:style-name="Table11.A1" office:value-type="string">
            <text:p text:style-name="P65"><text:span text:style-name="T21">9</text:span></text:p>
          </table:table-cell>
          <table:table-cell table:style-name="Table11.A1" office:value-type="string">
            <text:p text:style-name="P65"><text:span text:style-name="T21">جوایز نقدی</text:span></text:p>
          </table:table-cell>
          <table:table-cell table:style-name="Table11.A1" office:value-type="string">
            <text:p text:style-name="P65"><text:span text:style-name="T21">در دست محاسبه</text:span></text:p>
          </table:table-cell>
        </table:table-row>
        <table:table-row table:style-name="Table11.1">
          <table:table-cell table:style-name="Table11.A1" office:value-type="string">
            <text:p text:style-name="P65"><text:span text:style-name="T21">10</text:span></text:p>
          </table:table-cell>
          <table:table-cell table:style-name="Table11.A1" office:value-type="string">
            <text:p text:style-name="P65"><text:span text:style-name="T21">جوایز بصورت غیر مستقیم (گرنت، طرح فناورانه)</text:span></text:p>
          </table:table-cell>
          <table:table-cell table:style-name="Table11.A1" office:value-type="string">
            <text:p text:style-name="P65"><text:span text:style-name="T21">در دست محاسبه</text:span></text:p>
          </table:table-cell>
        </table:table-row>
        <table:table-row table:style-name="Table11.1">
          <table:table-cell table:style-name="Table11.A1" office:value-type="string">
            <text:p text:style-name="P65"><text:span text:style-name="T21">11</text:span></text:p>
          </table:table-cell>
          <table:table-cell table:style-name="Table11.A1" office:value-type="string">
            <text:p text:style-name="P65"><text:span text:style-name="T21">نمایشگاه جانبی</text:span></text:p>
          </table:table-cell>
          <table:table-cell table:style-name="Table11.A1" office:value-type="string">
            <text:p text:style-name="P65"><text:span text:style-name="T21">در دست محاسبه</text:span></text:p>
          </table:table-cell>
        </table:table-row>
        <table:table-row table:style-name="Table11.1">
          <table:table-cell table:style-name="Table11.A1" office:value-type="string">
            <text:p text:style-name="P65"><text:span text:style-name="T21">12</text:span></text:p>
          </table:table-cell>
          <table:table-cell table:style-name="Table11.A1" office:value-type="string">
            <text:p text:style-name="P65"><text:span text:style-name="T21">موارد دیگر، ذکر کنید.</text:span></text:p>
          </table:table-cell>
          <table:table-cell table:style-name="Table11.A1" office:value-type="string">
            <text:p text:style-name="P65"><text:span text:style-name="T21">در دست محاسبه</text:span></text:p>
          </table:table-cell>
        </table:table-row>
        <table:table-row table:style-name="Table11.1">
          <table:table-cell table:style-name="Table11.A1" office:value-type="string">
            <text:p text:style-name="P65"><text:span text:style-name="T21">13</text:span></text:p>
          </table:table-cell>
          <table:table-cell table:style-name="Table11.A1" office:value-type="string">
            <text:p text:style-name="P65"><text:span text:style-name="T21">جمع</text:span></text:p>
          </table:table-cell>
          <table:table-cell table:style-name="Table11.A1" office:value-type="string">
            <text:p text:style-name="P69"/>
          </table:table-cell>
        </table:table-row>
      </table:table>
      <text:p text:style-name="P20"><text:span text:style-name="T8">21- سایر موارد هزینه به جزء</text:span><text:span text:style-name="T3"> </text:span><text:span text:style-name="T8">(در صورت نیاز)</text:span></text:p>
      <text:p text:style-name="P27"/>
      <text:p text:style-name="P20"><text:span text:style-name="T5">22 -نیروی انسانی مورد نیاز:</text:span><text:span text:style-name="T16"> </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column table:style-name="Table12.I"/>
        <table:table-row table:style-name="Table12.1">
          <table:table-cell table:style-name="Table12.A1" table:number-rows-spanned="2" office:value-type="string">
            <text:p text:style-name="P47"><text:span text:style-name="T42"><text:line-break/>ردیف</text:span></text:p>
          </table:table-cell>
          <table:table-cell table:style-name="Table12.A1" table:number-rows-spanned="2" office:value-type="string">
            <text:p text:style-name="P47"><text:span text:style-name="T42"><text:line-break/>ارکان سازمانی رویداد</text:span></text:p>
          </table:table-cell>
          <table:table-cell table:style-name="Table12.A1" table:number-columns-spanned="2" office:value-type="string">
            <text:p text:style-name="P47"><text:span text:style-name="T42">تعداد افراد کادر دانشجویی</text:span></text:p>
          </table:table-cell>
          <table:covered-table-cell/>
          <table:table-cell table:style-name="Table12.A1" table:number-columns-spanned="2" office:value-type="string">
            <text:p text:style-name="P47"><text:span text:style-name="T42">تعداد افراد از </text:span></text:p>
            <text:p text:style-name="P47"><text:span text:style-name="T42">کادر هیات علمی</text:span></text:p>
          </table:table-cell>
          <table:covered-table-cell/>
          <table:table-cell table:style-name="Table12.A1" table:number-columns-spanned="2" office:value-type="string">
            <text:p text:style-name="P47"><text:span text:style-name="T42">تعداد افراد از کارکنان دانشگاه</text:span></text:p>
          </table:table-cell>
          <table:covered-table-cell/>
          <table:table-cell table:style-name="Table12.A1" table:number-rows-spanned="2" office:value-type="string">
            <text:p text:style-name="P47"><text:span text:style-name="T42">تعداد افراد خارج دانشگاه آزاد اسلامی</text:span><text:span text:style-name="T43"> </text:span></text:p>
          </table:table-cell>
        </table:table-row>
        <table:table-row table:style-name="Table12.2">
          <table:covered-table-cell table:style-name="Table12.A1"/>
          <table:covered-table-cell table:style-name="Table12.A1"/>
          <table:table-cell table:style-name="Table12.A1" office:value-type="string">
            <text:p text:style-name="P47"><text:span text:style-name="T42">درون واحد</text:span></text:p>
          </table:table-cell>
          <table:table-cell table:style-name="Table12.A1" office:value-type="string">
            <text:p text:style-name="P47"><text:span text:style-name="T42">خارج واحد</text:span></text:p>
          </table:table-cell>
          <table:table-cell table:style-name="Table12.A1" office:value-type="string">
            <text:p text:style-name="P47"><text:span text:style-name="T42">درون واحد</text:span></text:p>
          </table:table-cell>
          <table:table-cell table:style-name="Table12.A1" office:value-type="string">
            <text:p text:style-name="P47"><text:span text:style-name="T42">خارج واحد</text:span></text:p>
          </table:table-cell>
          <table:table-cell table:style-name="Table12.A1" office:value-type="string">
            <text:p text:style-name="P47"><text:span text:style-name="T42">درون واحد</text:span></text:p>
          </table:table-cell>
          <table:table-cell table:style-name="Table12.A1" office:value-type="string">
            <text:p text:style-name="P47"><text:span text:style-name="T42">خارج واحد</text:span></text:p>
          </table:table-cell>
          <table:covered-table-cell table:style-name="Table12.A1"/>
        </table:table-row>
        <table:table-row table:style-name="Table12.3">
          <table:table-cell table:style-name="Table12.A1" office:value-type="string">
            <text:p text:style-name="P47"><text:span text:style-name="T43">1</text:span></text:p>
          </table:table-cell>
          <table:table-cell table:style-name="Table12.A1" office:value-type="string">
            <text:p text:style-name="P47"><text:span text:style-name="T43">کمیته علمی داوری</text:span></text:p>
          </table:table-cell>
          <table:table-cell table:style-name="Table12.A1" office:value-type="string">
            <text:p text:style-name="P47"><text:span text:style-name="T43">-</text:span></text:p>
          </table:table-cell>
          <table:table-cell table:style-name="Table12.A1" office:value-type="string">
            <text:p text:style-name="P47"><text:span text:style-name="T43">-</text:span></text:p>
          </table:table-cell>
          <table:table-cell table:style-name="Table12.A1" office:value-type="string">
            <text:p text:style-name="P47"><text:span text:style-name="T43">90</text:span></text:p>
          </table:table-cell>
          <table:table-cell table:style-name="Table12.A1" office:value-type="string">
            <text:p text:style-name="P47"><text:span text:style-name="T43">40</text:span></text:p>
          </table:table-cell>
          <table:table-cell table:style-name="Table12.A1" office:value-type="string">
            <text:p text:style-name="P47"><text:span text:style-name="T43">-</text:span></text:p>
          </table:table-cell>
          <table:table-cell table:style-name="Table12.A1" office:value-type="string">
            <text:p text:style-name="P47"><text:span text:style-name="T43">-</text:span></text:p>
          </table:table-cell>
          <table:table-cell table:style-name="Table12.A1" office:value-type="string">
            <text:p text:style-name="P47"><text:span text:style-name="T43">-</text:span></text:p>
          </table:table-cell>
        </table:table-row>
        <table:table-row table:style-name="Table12.4">
          <table:table-cell table:style-name="Table12.A1" office:value-type="string">
            <text:p text:style-name="P47"><text:span text:style-name="T43">2</text:span></text:p>
          </table:table-cell>
          <table:table-cell table:style-name="Table12.A1" office:value-type="string">
            <text:p text:style-name="P47"><text:span text:style-name="T43">کمیته برنامه ریزی و ارزیابی عملکرد</text:span></text:p>
          </table:table-cell>
          <table:table-cell table:style-name="Table12.A1" office:value-type="string">
            <text:p text:style-name="P47"><text:span text:style-name="T43">8</text:span></text:p>
          </table:table-cell>
          <table:table-cell table:style-name="Table12.A1" office:value-type="string">
            <text:p text:style-name="P47"><text:span text:style-name="T43">-</text:span></text:p>
          </table:table-cell>
          <table:table-cell table:style-name="Table12.A1" office:value-type="string">
            <text:p text:style-name="P47"><text:span text:style-name="T43">10</text:span></text:p>
          </table:table-cell>
          <table:table-cell table:style-name="Table12.A1" office:value-type="string">
            <text:p text:style-name="P47"><text:span text:style-name="T43">5</text:span></text:p>
          </table:table-cell>
          <table:table-cell table:style-name="Table12.A1" office:value-type="string">
            <text:p text:style-name="P47"><text:span text:style-name="T43">-</text:span></text:p>
          </table:table-cell>
          <table:table-cell table:style-name="Table12.A1" office:value-type="string">
            <text:p text:style-name="P47"><text:span text:style-name="T43">-</text:span></text:p>
          </table:table-cell>
          <table:table-cell table:style-name="Table12.A1" office:value-type="string">
            <text:p text:style-name="P47"><text:span text:style-name="T43">-</text:span></text:p>
          </table:table-cell>
        </table:table-row>
        <text:soft-page-break/>
        <table:table-row table:style-name="Table12.5">
          <table:table-cell table:style-name="Table12.A1" office:value-type="string">
            <text:p text:style-name="P47"><text:span text:style-name="T43">3</text:span></text:p>
          </table:table-cell>
          <table:table-cell table:style-name="Table12.A1" office:value-type="string">
            <text:p text:style-name="P47"><text:span text:style-name="T43">کمیته اطلاع رسانی</text:span></text:p>
          </table:table-cell>
          <table:table-cell table:style-name="Table12.A1" office:value-type="string">
            <text:p text:style-name="P47"><text:span text:style-name="T43">20</text:span></text:p>
          </table:table-cell>
          <table:table-cell table:style-name="Table12.A1" office:value-type="string">
            <text:p text:style-name="P47"><text:span text:style-name="T43">10</text:span></text:p>
          </table:table-cell>
          <table:table-cell table:style-name="Table12.A1" office:value-type="string">
            <text:p text:style-name="P47"><text:span text:style-name="T43">-</text:span></text:p>
          </table:table-cell>
          <table:table-cell table:style-name="Table12.A1" office:value-type="string">
            <text:p text:style-name="P47"><text:span text:style-name="T43">-</text:span></text:p>
          </table:table-cell>
          <table:table-cell table:style-name="Table12.A1" office:value-type="string">
            <text:p text:style-name="P47"><text:span text:style-name="T43">-</text:span></text:p>
          </table:table-cell>
          <table:table-cell table:style-name="Table12.A1" office:value-type="string">
            <text:p text:style-name="P47"><text:span text:style-name="T43">-</text:span></text:p>
          </table:table-cell>
          <table:table-cell table:style-name="Table12.A1" office:value-type="string">
            <text:p text:style-name="P47"><text:span text:style-name="T43">-</text:span></text:p>
          </table:table-cell>
        </table:table-row>
        <table:table-row table:style-name="Table12.6">
          <table:table-cell table:style-name="Table12.A1" office:value-type="string">
            <text:p text:style-name="P47"><text:span text:style-name="T43">4</text:span></text:p>
          </table:table-cell>
          <table:table-cell table:style-name="Table12.A1" office:value-type="string">
            <text:p text:style-name="P47"><text:span text:style-name="T43">کمیته تشریفات و اجرا</text:span></text:p>
          </table:table-cell>
          <table:table-cell table:style-name="Table12.A1" office:value-type="string">
            <text:p text:style-name="P47"><text:span text:style-name="T43">30</text:span></text:p>
          </table:table-cell>
          <table:table-cell table:style-name="Table12.A1" office:value-type="string">
            <text:p text:style-name="P47"><text:span text:style-name="T43">-</text:span></text:p>
          </table:table-cell>
          <table:table-cell table:style-name="Table12.A1" office:value-type="string">
            <text:p text:style-name="P47"><text:span text:style-name="T43">-</text:span></text:p>
          </table:table-cell>
          <table:table-cell table:style-name="Table12.A1" office:value-type="string">
            <text:p text:style-name="P47"><text:span text:style-name="T43">-</text:span></text:p>
          </table:table-cell>
          <table:table-cell table:style-name="Table12.A1" office:value-type="string">
            <text:p text:style-name="P47"><text:span text:style-name="T43">15</text:span></text:p>
          </table:table-cell>
          <table:table-cell table:style-name="Table12.A1" office:value-type="string">
            <text:p text:style-name="P47"><text:span text:style-name="T43">-</text:span></text:p>
          </table:table-cell>
          <table:table-cell table:style-name="Table12.A1" office:value-type="string">
            <text:p text:style-name="P47"><text:span text:style-name="T43">-</text:span></text:p>
          </table:table-cell>
        </table:table-row>
        <table:table-row table:style-name="Table12.7">
          <table:table-cell table:style-name="Table12.A1" office:value-type="string">
            <text:p text:style-name="P47"><text:span text:style-name="T43">5</text:span></text:p>
          </table:table-cell>
          <table:table-cell table:style-name="Table12.A1" office:value-type="string">
            <text:p text:style-name="P47"><text:span text:style-name="T43">کمیته پشتیبانی</text:span></text:p>
          </table:table-cell>
          <table:table-cell table:style-name="Table12.A1" office:value-type="string">
            <text:p text:style-name="P47"><text:span text:style-name="T43">10</text:span></text:p>
          </table:table-cell>
          <table:table-cell table:style-name="Table12.A1" office:value-type="string">
            <text:p text:style-name="P47"><text:span text:style-name="T43">-</text:span></text:p>
          </table:table-cell>
          <table:table-cell table:style-name="Table12.A1" office:value-type="string">
            <text:p text:style-name="P47"><text:span text:style-name="T43">4</text:span></text:p>
          </table:table-cell>
          <table:table-cell table:style-name="Table12.A1" office:value-type="string">
            <text:p text:style-name="P47"><text:span text:style-name="T43">-</text:span></text:p>
          </table:table-cell>
          <table:table-cell table:style-name="Table12.A1" office:value-type="string">
            <text:p text:style-name="P47"><text:span text:style-name="T43">2</text:span></text:p>
          </table:table-cell>
          <table:table-cell table:style-name="Table12.A1" office:value-type="string">
            <text:p text:style-name="P47"><text:span text:style-name="T43">-</text:span></text:p>
          </table:table-cell>
          <table:table-cell table:style-name="Table12.A1" office:value-type="string">
            <text:p text:style-name="P47"><text:span text:style-name="T43">-</text:span></text:p>
          </table:table-cell>
        </table:table-row>
        <table:table-row table:style-name="Table12.8">
          <table:table-cell table:style-name="Table12.A1" office:value-type="string">
            <text:p text:style-name="P47"><text:span text:style-name="T43">6</text:span></text:p>
          </table:table-cell>
          <table:table-cell table:style-name="Table12.A1" office:value-type="string">
            <text:p text:style-name="P47"><text:span text:style-name="T43">دبیرخانه</text:span></text:p>
          </table:table-cell>
          <table:table-cell table:style-name="Table12.A1" office:value-type="string">
            <text:p text:style-name="P47"><text:span text:style-name="T43">5</text:span></text:p>
          </table:table-cell>
          <table:table-cell table:style-name="Table12.A1" office:value-type="string">
            <text:p text:style-name="P47"><text:span text:style-name="T43">-</text:span></text:p>
          </table:table-cell>
          <table:table-cell table:style-name="Table12.A1" office:value-type="string">
            <text:p text:style-name="P47"><text:span text:style-name="T43">2</text:span></text:p>
          </table:table-cell>
          <table:table-cell table:style-name="Table12.A1" office:value-type="string">
            <text:p text:style-name="P47"><text:span text:style-name="T43">-</text:span></text:p>
          </table:table-cell>
          <table:table-cell table:style-name="Table12.A1" office:value-type="string">
            <text:p text:style-name="P47"><text:span text:style-name="T43">2</text:span></text:p>
          </table:table-cell>
          <table:table-cell table:style-name="Table12.A1" office:value-type="string">
            <text:p text:style-name="P47"><text:span text:style-name="T43">-</text:span></text:p>
          </table:table-cell>
          <table:table-cell table:style-name="Table12.A1" office:value-type="string">
            <text:p text:style-name="P47"><text:span text:style-name="T43">-</text:span></text:p>
          </table:table-cell>
        </table:table-row>
      </table:table>
      <text:p text:style-name="P26"/>
      <text:p text:style-name="P20"><text:span text:style-name="T5">23- توضیحات، ملاحظات و موارد دیگر (در صورت نیاز)</text:span></text:p>
      <text:p text:style-name="P39"><text:span text:style-name="T7">................................................................................................................................................................................................................................ </text:span></text:p>
      <text:p text:style-name="P20"><text:span text:style-name="T5">امضاء و تایید شورای باشگاه واحد / استان</text:span><text:span text:style-name="T8"> (صورت جلسه شورای باشگاه واحد ضمیمه شود)</text:span></text:p>
      <text:p text:style-name="P39"><text:span text:style-name="T7">................................................................................................................................................................................................................................ </text:span></text:p>
      <text:p text:style-name="P39"><text:span text:style-name="T7">امضاء: <text:tab/><text:tab/><text:tab/><text:tab/><text:tab/><text:tab/><text:tab/><text:tab/><text:tab/><text:tab/>امضاء: </text:span></text:p>
      <text:p text:style-name="P40"><text:span text:style-name="T7">رئیس باشگاه و دبیر شورای باشگاه واحد<text:tab/> <text:s text:c="37"/>رئیس واحد دانشگاهی و رئیس شورای باشگاه واحد<text:tab/></text:span></text:p>
      <text:p text:style-name="P39"><text:span text:style-name="T7"><text:tab/><text:tab/></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B Karim" svg:font-family="'B Karim'" style:font-family-generic="system" style:font-pitch="variable"/>
    <style:font-face style:name="B Nazanin" svg:font-family="'B Nazanin'" style:font-family-generic="system" style:font-pitch="variable"/>
    <style:font-face style:name="B Zar" svg:font-family="'B Zar'"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face style:name="DejaVu Sans1" svg:font-family="'DejaVu San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bdings" svg:font-family="Webdings" style:font-charset="x-symbol"/>
    <style:font-face style:name="Wingdings" svg:font-family="Wingdings" style:font-charset="x-symbol"/>
    <style:font-face style:name="Wingdings 2" svg:font-family="'Wingdings 2'" style:font-family-generic="roman" style:font-pitch="variable" style:font-charset="x-symbol"/>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fa" style:country-complex="IR"/>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Arial1" style:font-size-complex="11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783in" fo:margin-right="0.0783in" fo:margin-top="0in" fo:margin-bottom="0in" style:contextual-spacing="false" fo:line-height="100%" fo:text-align="center" style:justify-single-word="false" fo:orphans="2" fo:widows="2" fo:text-indent="0in" style:auto-text-indent="false" style:writing-mode="rl-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font-family-complex="'DejaVu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365f91" loext:opacity="100%" style:font-name="Cambria" fo:font-family="Cambria" style:font-family-generic="roman" style:font-pitch="variable" fo:font-size="16pt" style:font-name-asian="F"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28in" fo:margin-bottom="0in" style:contextual-spacing="false" fo:keep-together="always" fo:keep-with-next="always"/>
      <style:text-properties fo:color="#243f60" loext:opacity="100%" style:font-name="Cambria" fo:font-family="Cambria" style:font-family-generic="roman" style:font-pitch="variable" fo:font-size="12pt" style:font-name-asian="F"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243f60" loext:opacity="100%" style:font-name="Cambria" fo:font-family="Cambria" style:font-family-generic="roman" style:font-pitch="variable" style:font-name-asian="F" style:font-family-generic-asian="system" style:font-pitch-asian="variable" style:font-name-complex="Times New Roman1" style:font-family-complex="'Times New Roman'" style:font-family-generic-complex="system" style:font-pitch-complex="variable"/>
    </style:style>
    <style:style style:name="List_20_Paragraph" style:display-name="List Paragraph" style:family="paragraph" style:parent-style-name="Standard">
      <style:paragraph-properties fo:margin-left="0.5in" fo:margin-right="0.0783in" fo:margin-top="0in" fo:margin-bottom="0in" style:contextual-spacing="true" fo:text-indent="0in" style:auto-text-indent="false"/>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style:tab-stops>
          <style:tab-stop style:position="3.1339in" style:type="center"/>
          <style:tab-stop style:position="6.2681in" style:type="right"/>
        </style:tab-stops>
      </style:paragraph-properties>
    </style:style>
    <style:style style:name="No_20_Spacing" style:display-name="No Spacing" style:family="paragraph">
      <style:paragraph-properties fo:margin-left="0.0783in" fo:margin-right="0.0783in" fo:margin-top="0in" fo:margin-bottom="0in" style:contextual-spacing="false" fo:line-height="100%" fo:text-align="center" style:justify-single-word="false" fo:orphans="2" fo:widows="2" fo:text-indent="0in" style:auto-text-indent="false" style:writing-mode="rl-tb"/>
    </style:style>
    <style:style style:name="Frame_20_contents" style:display-name="Fram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Heading_20_1_20_Char" style:display-name="Heading 1 Char" style:family="text" style:parent-style-name="Default_20_Paragraph_20_Font" loext:linked-style-name="Heading_20_1">
      <style:text-properties fo:color="#365f91" loext:opacity="100%" style:font-name="Cambria" fo:font-family="Cambria" style:font-family-generic="roman" style:font-pitch="variable" fo:font-size="16pt" style:font-name-asian="F"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eading_20_3_20_Char" style:display-name="Heading 3 Char" style:family="text" style:parent-style-name="Default_20_Paragraph_20_Font" loext:linked-style-name="Heading_20_3">
      <style:text-properties fo:color="#243f60" loext:opacity="100%" style:font-name="Cambria" fo:font-family="Cambria" style:font-family-generic="roman" style:font-pitch="variable" fo:font-size="12pt" style:font-name-asian="F"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6_20_Char" style:display-name="Heading 6 Char" style:family="text" style:parent-style-name="Default_20_Paragraph_20_Font" loext:linked-style-name="Heading_20_6">
      <style:text-properties fo:color="#243f60" loext:opacity="100%" style:font-name="Cambria" fo:font-family="Cambria" style:font-family-generic="roman" style:font-pitch="variable" style:font-name-asian="F" style:font-family-generic-asian="system" style:font-pitch-asian="variable" style:font-name-complex="Times New Roman1" style:font-family-complex="'Times New Roman'"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 fo:font-family="Calibri" style:font-family-generic="roman" style:font-pitch="variable" style:font-name-asian="Calibri1" style:font-family-asian="Calibri" style:font-family-generic-asian="system" style:font-pitch-asian="variable" style:font-name-complex="B Zar" style:font-family-complex="'B Zar'"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B Zar" style:font-family-complex="'B Zar'"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complex="Courier New1" style:font-family-complex="'Courier New'"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complex="Courier New1" style:font-family-complex="'Courier New'"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complex="Courier New1" style:font-family-complex="'Courier New'"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complex="Courier New1" style:font-family-complex="'Courier New'"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complex="Courier New1" style:font-family-complex="'Courier New'" style:font-family-generic-complex="system" style:font-pitch-complex="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complex="Courier New1" style:font-family-complex="'Courier New'" style:font-family-generic-complex="system" style:font-pitch-complex="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style:font-name-complex="Courier New1" style:font-family-complex="'Courier New'"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text-properties style:font-name-complex="Courier New1" style:font-family-complex="'Courier New'" style:font-family-generic-complex="system" style:font-pitch-complex="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style:font-name-complex="Courier New1" style:font-family-complex="'Courier New'" style:font-family-generic-complex="system" style:font-pitch-complex="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complex="Courier New1" style:font-family-complex="'Courier New'" style:font-family-generic-complex="system" style:font-pitch-complex="variable"/>
    </style:style>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style:font-name-complex="Courier New1" style:font-family-complex="'Courier New'" style:font-family-generic-complex="system" style:font-pitch-complex="variable"/>
    </style:style>
    <style:style style:name="ListLabel_20_308" style:display-name="ListLabel 308" style:family="text">
      <style:text-properties style:font-name-complex="Courier New1"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1"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1" style:font-family-complex="'Courier New'" style:font-family-generic-complex="system" style:font-pitch-complex="variable"/>
    </style:style>
    <style:style style:name="ListLabel_20_315" style:display-name="ListLabel 315" style:family="text"/>
    <style:style style:name="ListLabel_20_316" style:display-name="ListLabel 316" style:family="text">
      <style:text-properties style:language-complex="fa" style:country-complex="IR"/>
    </style:style>
    <style:style style:name="ListLabel_20_317" style:display-name="ListLabel 317" style:family="text">
      <style:text-properties style:font-name-complex="Courier New1" style:font-family-complex="'Courier New'" style:font-family-generic-complex="system" style:font-pitch-complex="variable"/>
    </style:style>
    <style:style style:name="ListLabel_20_318" style:display-name="ListLabel 318" style:family="text"/>
    <style:style style:name="ListLabel_20_319" style:display-name="ListLabel 319" style:family="text"/>
    <style:style style:name="ListLabel_20_320" style:display-name="ListLabel 320" style:family="text">
      <style:text-properties style:font-name-complex="Courier New1" style:font-family-complex="'Courier New'" style:font-family-generic-complex="system" style:font-pitch-complex="variable"/>
    </style:style>
    <style:style style:name="ListLabel_20_321" style:display-name="ListLabel 321" style:family="text"/>
    <style:style style:name="ListLabel_20_322" style:display-name="ListLabel 322" style:family="text"/>
    <style:style style:name="ListLabel_20_323" style:display-name="ListLabel 323" style:family="text">
      <style:text-properties style:font-name-complex="Courier New1" style:font-family-complex="'Courier New'" style:font-family-generic-complex="system" style:font-pitch-complex="variable"/>
    </style:style>
    <style:style style:name="ListLabel_20_324" style:display-name="ListLabel 324"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3283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3484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0201in" fo:text-indent="-0.25in" fo:margin-left="1.020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5201in" fo:text-indent="-0.25in" fo:margin-left="1.520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0201in" fo:text-indent="-0.25in" fo:margin-left="2.0201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5201in" fo:text-indent="-0.25in" fo:margin-left="2.5201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3.0201in" fo:text-indent="-0.25in" fo:margin-left="3.0201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201in" fo:text-indent="-0.25in" fo:margin-left="3.5201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4.0201in" fo:text-indent="-0.25in" fo:margin-left="4.0201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5201in" fo:text-indent="-0.25in" fo:margin-left="4.520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83in"/>
        </style:list-level-properties>
        <style:text-properties fo:font-family="Calibri"/>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83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83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83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83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8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83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83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8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3283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783in"/>
        </style:list-level-properties>
        <style:text-properties style:font-name="Wingdings"/>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0783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783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0783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783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078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783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0783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78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783in"/>
        </style:list-level-properties>
        <style:text-properties style:font-name="Wingdings"/>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0783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783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0783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783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078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783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0783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78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o" style:num-suffix="o" text:bullet-char="o">
        <style:list-level-properties text:list-level-position-and-space-mode="label-alignment">
          <style:list-level-label-alignment text:label-followed-by="listtab" fo:text-indent="-0.25in" fo:margin-left="0.5783in"/>
        </style:list-level-properties>
        <style:text-properties fo:font-family="'Courier New'"/>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0783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783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0783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783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078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783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0783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78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3283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0.8283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3283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1.8283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3283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2.828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3283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3.8283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32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o" style:num-suffix="o" text:bullet-char="o">
        <style:list-level-properties text:list-level-position-and-space-mode="label-alignment">
          <style:list-level-label-alignment text:label-followed-by="listtab" fo:text-indent="-0.25in" fo:margin-left="0.8283in"/>
        </style:list-level-properties>
        <style:text-properties fo:font-family="'Courier New'"/>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3283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8283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3283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8283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328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8283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3283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828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o" style:num-suffix="o" text:bullet-char="o">
        <style:list-level-properties text:list-level-position-and-space-mode="label-alignment">
          <style:list-level-label-alignment text:label-followed-by="listtab" fo:text-indent="-0.25in" fo:margin-left="0.5in"/>
        </style:list-level-properties>
        <style:text-properties fo:font-family="'Courier New'"/>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o" style:num-suffix="o" text:bullet-char="o">
        <style:list-level-properties text:list-level-position-and-space-mode="label-alignment">
          <style:list-level-label-alignment text:label-followed-by="listtab" fo:text-indent="-0.25in" fo:margin-left="0.5783in"/>
        </style:list-level-properties>
        <style:text-properties fo:font-family="'Courier New'"/>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0783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783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0783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783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078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783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0783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78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o" style:num-suffix="o" text:bullet-char="o">
        <style:list-level-properties text:list-level-position-and-space-mode="label-alignment">
          <style:list-level-label-alignment text:label-followed-by="listtab" fo:text-indent="-0.25in" fo:margin-left="0.5783in"/>
        </style:list-level-properties>
        <style:text-properties fo:font-family="'Courier New'"/>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0783in"/>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783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0783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783in"/>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0783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783in"/>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0783in"/>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78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o" style:num-suffix="o" text:bullet-char="o">
        <style:list-level-properties text:list-level-position-and-space-mode="label-alignment">
          <style:list-level-label-alignment text:label-followed-by="listtab" fo:text-indent="-0.25in" fo:margin-left="0.5783in"/>
        </style:list-level-properties>
        <style:text-properties fo:font-family="'Courier New'"/>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0783in"/>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783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0783in"/>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783in"/>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0783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783in"/>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0783in"/>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78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783in"/>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0783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783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0783in"/>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783in"/>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0783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783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0783in"/>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78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783in"/>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0783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783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0783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783in"/>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0783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783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0783in"/>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78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o" style:num-suffix="o" text:bullet-char="o">
        <style:list-level-properties text:list-level-position-and-space-mode="label-alignment">
          <style:list-level-label-alignment text:label-followed-by="listtab" fo:text-indent="-0.25in" fo:margin-left="0.5783in"/>
        </style:list-level-properties>
        <style:text-properties fo:font-family="'Courier New'"/>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0783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783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0783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783in"/>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0783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783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0783in"/>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78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o" style:num-suffix="o" text:bullet-char="o">
        <style:list-level-properties text:list-level-position-and-space-mode="label-alignment">
          <style:list-level-label-alignment text:label-followed-by="listtab" fo:text-indent="-0.25in" fo:margin-left="0.5783in"/>
        </style:list-level-properties>
        <style:text-properties fo:font-family="'Courier New'"/>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0783in"/>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783in"/>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0783in"/>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783in"/>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0783in"/>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783in"/>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0783in"/>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78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o" style:num-suffix="o" text:bullet-char="o">
        <style:list-level-properties text:list-level-position-and-space-mode="label-alignment">
          <style:list-level-label-alignment text:label-followed-by="listtab" fo:text-indent="-0.25in" fo:margin-left="0.5783in"/>
        </style:list-level-properties>
        <style:text-properties fo:font-family="'Courier New'"/>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0783in"/>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783in"/>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0783in"/>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783in"/>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0783in"/>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783in"/>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0783in"/>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78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o" style:num-suffix="o" text:bullet-char="o">
        <style:list-level-properties text:list-level-position-and-space-mode="label-alignment">
          <style:list-level-label-alignment text:label-followed-by="listtab" fo:text-indent="-0.25in" fo:margin-left="0.5783in"/>
        </style:list-level-properties>
        <style:text-properties fo:font-family="'Courier New'"/>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0783in"/>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783in"/>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0783in"/>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783in"/>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0783in"/>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783in"/>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0783in"/>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78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o" style:num-suffix="o" text:bullet-char="o">
        <style:list-level-properties text:list-level-position-and-space-mode="label-alignment">
          <style:list-level-label-alignment text:label-followed-by="listtab" fo:text-indent="-0.25in" fo:margin-left="0.5783in"/>
        </style:list-level-properties>
        <style:text-properties fo:font-family="'Courier New'"/>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0783in"/>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783in"/>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0783in"/>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783in"/>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0783in"/>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783in"/>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0783in"/>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78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o" style:num-suffix="o" text:bullet-char="o">
        <style:list-level-properties text:list-level-position-and-space-mode="label-alignment">
          <style:list-level-label-alignment text:label-followed-by="listtab" fo:text-indent="-0.25in" fo:margin-left="0.5783in"/>
        </style:list-level-properties>
        <style:text-properties fo:font-family="'Courier New'"/>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1.0783in"/>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5783in"/>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2.0783in"/>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2.5783in"/>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3.0783in"/>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3.5783in"/>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4.0783in"/>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4.578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o" style:num-suffix="o" text:bullet-char="o">
        <style:list-level-properties text:list-level-position-and-space-mode="label-alignment">
          <style:list-level-label-alignment text:label-followed-by="listtab" fo:text-indent="-0.25in" fo:margin-left="0.5783in"/>
        </style:list-level-properties>
        <style:text-properties fo:font-family="'Courier New'"/>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0783in"/>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783in"/>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0783in"/>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5783in"/>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0783in"/>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783in"/>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0783in"/>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78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o" style:num-suffix="o" text:bullet-char="o">
        <style:list-level-properties text:list-level-position-and-space-mode="label-alignment">
          <style:list-level-label-alignment text:label-followed-by="listtab" fo:text-indent="-0.25in" fo:margin-left="0.5783in"/>
        </style:list-level-properties>
        <style:text-properties fo:font-family="'Courier New'"/>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0783in"/>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783in"/>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0783in"/>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5783in"/>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0783in"/>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783in"/>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0783in"/>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78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o" style:num-suffix="o" text:bullet-char="o">
        <style:list-level-properties text:list-level-position-and-space-mode="label-alignment">
          <style:list-level-label-alignment text:label-followed-by="listtab" fo:text-indent="-0.25in" fo:margin-left="0.5783in"/>
        </style:list-level-properties>
        <style:text-properties fo:font-family="'Courier New'"/>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25in" fo:margin-left="1.0783in"/>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5783in"/>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0783in"/>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25in" fo:margin-left="2.5783in"/>
        </style:list-level-properties>
        <style:text-properties fo:font-family="'Courier New'"/>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0783in"/>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5783in"/>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25in" fo:margin-left="4.0783in"/>
        </style:list-level-properties>
        <style:text-properties fo:font-family="'Courier New'"/>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578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5783in"/>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0783in"/>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5783in"/>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0783in"/>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2.5783in"/>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0783in"/>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5783in"/>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0783in"/>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578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783in"/>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25in" fo:margin-left="1.0783in"/>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5783in"/>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0783in"/>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25in" fo:margin-left="2.5783in"/>
        </style:list-level-properties>
        <style:text-properties fo:font-family="'Courier New'"/>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0783in"/>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5783in"/>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25in" fo:margin-left="4.0783in"/>
        </style:list-level-properties>
        <style:text-properties fo:font-family="'Courier New'"/>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578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o" style:num-suffix="o" text:bullet-char="o">
        <style:list-level-properties text:list-level-position-and-space-mode="label-alignment">
          <style:list-level-label-alignment text:label-followed-by="listtab" fo:text-indent="-0.25in" fo:margin-left="0.5783in"/>
        </style:list-level-properties>
        <style:text-properties fo:font-family="'Courier New'"/>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0783in"/>
        </style:list-level-properties>
        <style:text-properties fo:font-family="'Courier New'"/>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5783in"/>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0783in"/>
        </style:list-level-properties>
        <style:text-properties style:font-name="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5783in"/>
        </style:list-level-properties>
        <style:text-properties fo:font-family="'Courier New'"/>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0783in"/>
        </style:list-level-properties>
        <style:text-properties style:font-name="Wingding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5783in"/>
        </style:list-level-properties>
        <style:text-properties style:font-name="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0783in"/>
        </style:list-level-properties>
        <style:text-properties fo:font-family="'Courier New'"/>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578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25in" fo:margin-left="0.9071in"/>
        </style:list-level-properties>
        <style:text-properties style:font-name="Webdings"/>
      </text:list-level-style-bullet>
      <text:list-level-style-bullet text:level="2" text:style-name="ListLabel_20_31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2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0783in" fo:text-align="justify" style:justify-single-word="false" fo:text-indent="0in" style:auto-text-indent="false"/>
    </style:style>
    <style:style style:name="MP2" style:family="paragraph" style:parent-style-name="Standard">
      <style:paragraph-properties fo:margin-left="0in" fo:margin-right="0.0783in" fo:text-indent="0in" style:auto-text-indent="false"/>
    </style:style>
    <style:style style:name="MP3" style:family="paragraph">
      <loext:graphic-properties draw:fill="none"/>
      <style:paragraph-properties fo:text-align="start"/>
      <style:text-properties fo:font-size="18pt"/>
    </style:style>
    <style:style style:name="MT1" style:family="text">
      <style:text-properties fo:font-size="8pt" style:font-name-asian="F" style:font-size-asian="8pt" style:font-name-complex="B Nazanin" style:font-size-complex="8pt"/>
    </style:style>
    <style:style style:name="MT2" style:family="text">
      <style:text-properties fo:font-size="8pt" style:font-name-asian="F" style:font-size-asian="8pt" style:font-name-complex="B Zar" style:font-size-complex="8pt"/>
    </style:style>
    <style:style style:name="MT3" style:family="text">
      <style:text-properties fo:font-size="9pt" fo:font-weight="bold" style:font-size-asian="9pt" style:font-weight-asian="bold" style:font-name-complex="B Karim" style:font-size-complex="9pt" style:font-weight-complex="bold"/>
    </style:style>
    <style:style style:name="Mfr1"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parent-style-name="Frame">
      <style:graphic-properties draw:stroke="none" svg:stroke-width="0in" draw:fill="none" draw:textarea-vertical-align="top" draw:auto-grow-height="false" fo:min-height="0.1882in" fo:min-width="1.0335in" fo:padding-top="0.05in" fo:padding-bottom="0.05in" fo:padding-left="0.1in" fo:padding-right="0.1in" fo:wrap-option="wrap" fo:margin-left="0in" fo:margin-right="0in" fo:margin-top="0in" fo:margin-bottom="0.0043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3335in" fo:margin-bottom="0.3335in" fo:margin-left="0.3335in" fo:margin-right="0.3335in" fo:border-top="6.01pt groove #000000" fo:border-bottom="6.01pt ridge #000000" fo:border-left="6.01pt groove #000000" fo:border-right="6.01pt ridge #000000" fo:padding-top="0.2134in" fo:padding-bottom="0.5283in" fo:padding-left="0.5835in" fo:padding-right="0.5835in" style:writing-mode="rl-tb" style:layout-grid-color="#c0c0c0" style:layout-grid-lines="25"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701in" fo:margin-left="0in" fo:margin-right="0in" fo:margin-bottom="0.3307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3335in" fo:margin-bottom="0.3335in" fo:margin-left="0.3335in" fo:margin-right="0.3335in" fo:border-top="6.01pt groove #000000" fo:border-bottom="6.01pt ridge #000000" fo:border-left="6.01pt groove #000000" fo:border-right="6.01pt ridge #000000" fo:padding="0.3701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Picture 0" text:anchor-type="char" svg:x="5.7799in" svg:y="-0.0382in" svg:width="0.4882in" svg:height="0.7638in" draw:z-index="44"><draw:image xlink:href="Pictures/100000000000006B000000A828189604F953883C.jpg" xlink:type="simple" xlink:show="embed" xlink:actuate="onLoad" draw:mime-type="image/jpeg"/><svg:desc>Azad 1copy.jpg</svg:desc><draw:contour-polygon svg:width="0.4874in" svg:height="0.7657in" svg:viewBox="0 0 1238 1945" draw:points="-26,0 -26,1945 1212,1945 1212,0" draw:recreate-on-edit="false"/></draw:frame><draw:frame draw:style-name="Mfr2" draw:name="Picture 4" text:anchor-type="char" svg:x="-0.2083in" svg:y="-0.128in" svg:width="0.861in" svg:height="0.8543in" draw:z-index="11"><draw:image xlink:href="Pictures/10000000000004D7000004CB93367C629D0E0D17.png" xlink:type="simple" xlink:show="embed" xlink:actuate="onLoad" draw:mime-type="image/png"/><svg:desc>armnokhbegan</svg:desc></draw:frame><text:s/></text:p>
        <text:p text:style-name="Header"/>
        <text:p text:style-name="Header"/>
        <text:p text:style-name="MP1"/>
        <text:p text:style-name="Header"/>
      </style:header>
      <style:footer>
        <text:p text:style-name="MP2"><draw:custom-shape text:anchor-type="char" draw:z-index="22" draw:name="Text Box 2" draw:style-name="Mgr1" draw:text-style-name="MP3" svg:width="1.2331in" svg:height="0.2878in" svg:x="2.5866in" svg:y="0.178in"><text:p text:style-name="Frame_20_contents"><text:span text:style-name="MT1">صفحه: <text:s text:c="2"/></text:span><text:span text:style-name="MT1"><text:page-number text:select-page="current">0</text:page-number></text:span><text:span text:style-name="MT1"><text:s text:c="3"/>از <text:s text:c="2"/></text:span><text:span text:style-name="MT2">13</text:span><text:span text:style-name="MT1"> <text:s/>صفحه</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3">باشگاه پژوهشگران جوان و نخبگان</text:span></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ham</meta:initial-creator>
    <dc:creator>e</dc:creator>
    <meta:editing-cycles>2</meta:editing-cycles>
    <meta:print-date>2019-09-30T02:36:00</meta:print-date>
    <meta:creation-date>2024-10-21T07:11:00</meta:creation-date>
    <dc:date>2024-10-21T07:11:00</dc:date>
    <meta:editing-duration>PT5M</meta:editing-duration>
    <meta:generator>LibreOffice/7.3.7.2$Linux_X86_64 LibreOffice_project/30$Build-2</meta:generator>
    <meta:document-statistic meta:table-count="12" meta:image-count="2" meta:object-count="0" meta:page-count="11" meta:paragraph-count="621" meta:word-count="5554" meta:character-count="30343" meta:non-whitespace-character-count="25354"/>
    <meta:user-defined meta:name="AppVersion">16.0000</meta:user-defined>
    <meta:user-defined meta:name="GrammarlyDocumentId">46f2d428-74a6-4dac-a9ad-ee2d757fd2ad</meta:user-defined>
    <meta:template xlink:type="simple" xlink:actuate="onRequest" xlink:title="Normal" xlink:href=""/>
  </office:meta>
</office:document-meta>
</file>